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5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131cm"/>
    </style:style>
    <style:style style:name="co7" style:family="table-column">
      <style:table-column-properties fo:break-before="auto" style:column-width="8.647cm"/>
    </style:style>
    <style:style style:name="co8" style:family="table-column">
      <style:table-column-properties fo:break-before="auto" style:column-width="1.898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4.86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0.374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73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0.464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5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1.018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0.289cm"/>
    </style:style>
    <style:style style:name="co30" style:family="table-column">
      <style:table-column-properties fo:break-before="auto" style:column-width="1.891cm"/>
    </style:style>
    <style:style style:name="co31" style:family="table-column">
      <style:table-column-properties fo:break-before="auto" style:column-width="1.309cm"/>
    </style:style>
    <style:style style:name="co32" style:family="table-column">
      <style:table-column-properties fo:break-before="auto" style:column-width="0.319cm"/>
    </style:style>
    <style:style style:name="co33" style:family="table-column">
      <style:table-column-properties fo:break-before="auto" style:column-width="2.589cm"/>
    </style:style>
    <style:style style:name="co34" style:family="table-column">
      <style:table-column-properties fo:break-before="auto" style:column-width="2.967cm"/>
    </style:style>
    <style:style style:name="co35" style:family="table-column">
      <style:table-column-properties fo:break-before="auto" style:column-width="1.716cm"/>
    </style:style>
    <style:style style:name="co36" style:family="table-column">
      <style:table-column-properties fo:break-before="auto" style:column-width="1.919cm"/>
    </style:style>
    <style:style style:name="co37" style:family="table-column">
      <style:table-column-properties fo:break-before="auto" style:column-width="2.939cm"/>
    </style:style>
    <style:style style:name="co38" style:family="table-column">
      <style:table-column-properties fo:break-before="auto" style:column-width="13.212cm"/>
    </style:style>
    <style:style style:name="co39" style:family="table-column">
      <style:table-column-properties fo:break-before="auto" style:column-width="2.443cm"/>
    </style:style>
    <style:style style:name="co40" style:family="table-column">
      <style:table-column-properties fo:break-before="auto" style:column-width="1.453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0.93cm"/>
    </style:style>
    <style:style style:name="co43" style:family="table-column">
      <style:table-column-properties fo:break-before="auto" style:column-width="6.449cm"/>
    </style:style>
    <style:style style:name="co44" style:family="table-column">
      <style:table-column-properties fo:break-before="auto" style:column-width="17.103cm"/>
    </style:style>
    <style:style style:name="co45" style:family="table-column">
      <style:table-column-properties fo:break-before="auto" style:column-width="3.695cm"/>
    </style:style>
    <style:style style:name="co46" style:family="table-column">
      <style:table-column-properties fo:break-before="auto" style:column-width="8.315cm"/>
    </style:style>
    <style:style style:name="co47" style:family="table-column">
      <style:table-column-properties fo:break-before="auto" style:column-width="8.68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ro10" style:family="table-row">
      <style:table-row-properties style:row-height="1.628cm" fo:break-before="auto" style:use-optimal-row-height="false"/>
    </style:style>
    <style:style style:name="ro11" style:family="table-row">
      <style:table-row-properties style:row-height="1.08cm" fo:break-before="auto" style:use-optimal-row-height="false"/>
    </style:style>
    <style:style style:name="ro12" style:family="table-row">
      <style:table-row-properties style:row-height="1.219cm" fo:break-before="auto" style:use-optimal-row-height="false"/>
    </style:style>
    <style:style style:name="ro13" style:family="table-row">
      <style:table-row-properties style:row-height="0.885cm" fo:break-before="auto" style:use-optimal-row-height="true"/>
    </style:style>
    <style:style style:name="ro14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7">
      <style:text-properties fo:font-size="14pt" style:font-size-asian="14pt" style:font-size-complex="14pt"/>
    </style:style>
    <style:style style:name="ce8" style:family="table-cell" style:parent-style-name="Default" style:data-style-name="N107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7">
      <style:text-properties fo:color="#008000" fo:font-size="14pt" style:font-size-asian="14pt" style:font-size-complex="14pt"/>
    </style:style>
    <style:style style:name="ce10" style:family="table-cell" style:parent-style-name="Default" style:data-style-name="N107">
      <style:text-properties style:font-name="Liberation Sans" fo:font-size="14pt" style:font-name-asian="Arial Unicode MS" style:font-size-asian="14pt" style:font-name-complex="Arial Unicode MS" style:font-size-complex="14pt"/>
    </style:style>
    <style:style style:name="ce11" style:family="table-cell" style:parent-style-name="Default">
      <style:text-properties fo:color="#b3b3b3" fo:font-size="12pt" style:font-size-asian="12pt" style:font-size-complex="12pt"/>
    </style:style>
    <style:style style:name="ce12" style:family="table-cell" style:parent-style-name="Default">
      <style:text-properties fo:color="#b3b3b3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color="#b3b3b3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07">
      <style:text-properties fo:font-size="12pt" style:font-size-asian="12pt" style:font-size-complex="12pt"/>
    </style:style>
    <style:style style:name="ce18" style:family="table-cell" style:parent-style-name="Default" style:data-style-name="N107">
      <style:text-properties fo:color="#b3b3b3" fo:font-size="12pt" style:font-size-asian="12pt" style:font-size-complex="12pt"/>
    </style:style>
    <style:style style:name="ce19" style:family="table-cell" style:parent-style-name="Default" style:data-style-name="N107">
      <style:text-properties fo:color="#b3b3b3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7">
      <style:text-properties fo:color="#b3b3b3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7"/>
    <style:style style:name="ce23" style:family="table-cell" style:parent-style-name="Default">
      <style:table-cell-properties fo:wrap-option="wrap"/>
      <style:text-properties fo:color="#b3b3b3" fo:font-size="12pt" style:font-size-asian="12pt" style:font-size-complex="12pt"/>
    </style:style>
    <style:style style:name="ce24" style:family="table-cell" style:parent-style-name="Default">
      <style:text-properties style:font-name="Liberation Sans" fo:font-size="12pt" style:font-name-asian="Arial Unicode MS" style:font-size-asian="12pt" style:font-name-complex="Arial Unicode MS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hyphenate="tru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6633"/>
    </style:style>
    <style:style style:name="ce36" style:family="table-cell" style:parent-style-name="Default">
      <style:table-cell-properties fo:background-color="#e6e6e6"/>
    </style:style>
    <style:style style:name="ce37" style:family="table-cell" style:parent-style-name="Default">
      <style:table-cell-properties fo:background-color="#008000"/>
    </style:style>
    <style:style style:name="ce38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fo:hyphenate="true"/>
    </style:style>
    <style:style style:name="ce39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999999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hyphenate="true"/>
    </style:style>
    <style:style style:name="ce43" style:family="table-cell" style:parent-style-name="Default">
      <style:table-cell-properties fo:wrap-option="wrap"/>
      <style:text-properties fo:hyphenate="true"/>
    </style:style>
    <style:style style:name="ce44" style:family="table-cell" style:parent-style-name="Default">
      <style:table-cell-properties fo:background-color="#0000ff" fo:wrap-option="wrap"/>
      <style:text-properties fo:hyphenate="true"/>
    </style:style>
    <style:style style:name="ce45" style:family="table-cell" style:parent-style-name="Default">
      <style:table-cell-properties fo:background-color="#99284c" fo:wrap-option="wrap"/>
      <style:text-properties fo:hyphenate="true"/>
    </style:style>
    <style:style style:name="ce46" style:family="table-cell" style:parent-style-name="Default">
      <style:table-cell-properties fo:background-color="#e6e6e6" fo:wrap-option="wrap"/>
      <style:text-properties fo:hyphenate="true"/>
    </style:style>
    <style:style style:name="ce47" style:family="table-cell" style:parent-style-name="Default">
      <style:table-cell-properties fo:background-color="#9966cc"/>
    </style:style>
    <style:style style:name="ce48" style:family="table-cell" style:parent-style-name="Default">
      <style:table-cell-properties fo:background-color="#eb613d"/>
    </style:style>
    <style:style style:name="ce49" style:family="table-cell" style:parent-style-name="Default">
      <style:table-cell-properties fo:background-color="#0000ff" fo:wrap-option="wrap"/>
      <style:text-properties fo:color="#0000ff" fo:hyphenate="true"/>
    </style:style>
    <style:style style:name="ce50" style:family="table-cell" style:parent-style-name="Default">
      <style:table-cell-properties fo:background-color="#008000"/>
      <style:text-properties fo:color="#800000"/>
    </style:style>
    <style:style style:name="ce51" style:family="table-cell" style:parent-style-name="Default">
      <style:table-cell-properties fo:background-color="#ff9966"/>
    </style:style>
    <style:style style:name="ce52" style:family="table-cell" style:parent-style-name="Default">
      <style:table-cell-properties fo:background-color="#0000ff"/>
    </style:style>
    <style:style style:name="ce53" style:family="table-cell" style:parent-style-name="Default">
      <style:table-cell-properties fo:background-color="#99336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VCC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6" style:family="table-cell" style:parent-style-name="GND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7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3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4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5" style:family="table-cell" style:parent-style-name="VCC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6" style:family="table-cell" style:parent-style-name="GND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VCC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4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5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6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7" style:family="table-cell" style:parent-style-name="GND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8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VCC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7" style:family="table-cell" style:parent-style-name="GND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VCC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5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0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0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3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4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VCC">
      <style:table-cell-properties style:text-align-source="fix" style:repeat-content="false" fo:border="0.06pt solid #000000"/>
      <style:paragraph-properties fo:text-align="center" fo:margin-left="0cm"/>
    </style:style>
    <style:style style:name="ce114" style:family="table-cell" style:parent-style-name="GND">
      <style:table-cell-properties style:text-align-source="fix" style:repeat-content="false" fo:border="0.06pt solid #000000"/>
      <style:paragraph-properties fo:text-align="center" fo:margin-left="0cm"/>
    </style:style>
    <style:style style:name="ce115" style:family="table-cell" style:parent-style-name="MapI">
      <style:table-cell-properties style:text-align-source="fix" style:repeat-content="false" fo:border="0.06pt solid #000000"/>
      <style:paragraph-properties fo:text-align="center" fo:margin-left="0cm"/>
    </style:style>
    <style:style style:name="ce116" style:family="table-cell" style:parent-style-name="MapO">
      <style:table-cell-properties style:text-align-source="fix" style:repeat-content="false" fo:border="0.06pt solid #000000"/>
      <style:paragraph-properties fo:text-align="center" fo:margin-left="0cm"/>
    </style:style>
    <style:style style:name="ce11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VCC">
      <style:table-cell-properties fo:border="0.06pt solid #000000"/>
    </style:style>
    <style:style style:name="ce123" style:family="table-cell" style:parent-style-name="GND">
      <style:table-cell-properties fo:border="0.06pt solid #000000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Input">
      <style:table-cell-properties style:text-align-source="fix" style:repeat-content="false" fo:border="0.06pt solid #000000"/>
      <style:paragraph-properties fo:text-align="center" fo:margin-left="0cm"/>
    </style:style>
    <style:style style:name="ce127" style:family="table-cell" style:parent-style-name="Output">
      <style:table-cell-properties style:text-align-source="fix" style:repeat-content="false" fo:border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0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1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transparent" fo:border="none"/>
    </style:style>
    <style:style style:name="ce134" style:family="table-cell" style:parent-style-name="VCC">
      <style:table-cell-properties fo:background-color="transparent" fo:border="none"/>
    </style:style>
    <style:style style:name="ce135" style:family="table-cell" style:parent-style-name="GND">
      <style:table-cell-properties fo:border="none"/>
    </style:style>
    <style:style style:name="ce136" style:family="table-cell" style:parent-style-name="Default">
      <style:table-cell-properties fo:background-color="#ffcc99"/>
    </style:style>
    <style:style style:name="ce137" style:family="table-cell" style:parent-style-name="Default">
      <style:table-cell-properties fo:background-color="#66cc99"/>
    </style:style>
    <style:style style:name="ce138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39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1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2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4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5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7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0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1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2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3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4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6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7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8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9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0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4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1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3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4" style:family="table-cell" style:parent-style-name="Default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5" style:family="table-cell" style:parent-style-name="VCC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6" style:family="table-cell" style:parent-style-name="GND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17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1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189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0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6" style:family="table-cell" style:parent-style-name="Default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7" style:family="table-cell" style:parent-style-name="VCC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8" style:family="table-cell" style:parent-style-name="GND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20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20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6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7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8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0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1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2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3" style:family="table-cell" style:parent-style-name="Default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4" style:family="table-cell" style:parent-style-name="VCC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5" style:family="table-cell" style:parent-style-name="GND">
      <style:table-cell-properties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21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21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2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22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5" style:family="table-cell" style:parent-style-name="Default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6" style:family="table-cell" style:parent-style-name="VCC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7" style:family="table-cell" style:parent-style-name="GND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2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23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2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23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4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24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6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7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24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4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250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5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5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25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25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25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2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25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25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264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26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26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26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26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6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27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27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274" style:family="table-cell" style:parent-style-name="Default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5" style:family="table-cell" style:parent-style-name="VCC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6" style:family="table-cell" style:parent-style-name="GND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278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2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1" style:family="table-cell" style:parent-style-name="Default">
      <style:table-cell-properties fo:wrap-option="wrap" style:vertical-align="middle"/>
      <style:text-properties fo:hyphenate="true"/>
    </style:style>
    <style:style style:name="ce282" style:family="table-cell" style:parent-style-name="Default">
      <style:table-cell-properties fo:wrap-option="wrap" fo:border="0.06pt solid #000000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3" style:family="table-cell" style:parent-style-name="Default">
      <style:table-cell-properties fo:wrap-option="wrap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4" style:family="table-cell" style:parent-style-name="Default">
      <style:table-cell-properties fo:background-color="#ffcc00"/>
    </style:style>
    <style:style style:name="ce285" style:family="table-cell" style:parent-style-name="Default" style:data-style-name="N2"/>
    <style:style style:name="ce286" style:family="table-cell" style:parent-style-name="Default" style:data-style-name="N109"/>
    <style:style style:name="ce28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9" style:family="table-cell" style:parent-style-name="Default" style:data-style-name="N100"/>
    <style:style style:name="ce29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ext-properties fo:color="#999999"/>
    </style:style>
    <style:style style:name="ce29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ext-properties fo:color="#000000"/>
    </style:style>
    <style:style style:name="ce295" style:family="table-cell" style:parent-style-name="Default">
      <style:text-properties fo:color="#999999"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297" style:family="table-cell" style:parent-style-name="Default">
      <style:text-properties fo:font-weight="bold" style:font-weight-asian="bold" style:font-weight-complex="bold"/>
    </style:style>
    <style:style style:name="ce298" style:family="table-cell" style:parent-style-name="Default">
      <style:table-cell-properties fo:background-color="#e6e64c"/>
    </style:style>
    <style:style style:name="ce299" style:family="table-cell" style:parent-style-name="Default">
      <style:table-cell-properties fo:background-color="#ffff99"/>
    </style:style>
    <style:style style:name="ce300" style:family="table-cell" style:parent-style-name="Default" style:data-style-name="N107">
      <style:table-cell-properties fo:background-color="#ffd320"/>
      <style:text-properties fo:font-weight="bold" style:font-weight-asian="bold" style:font-weight-complex="bold"/>
    </style:style>
    <style:style style:name="ce301" style:family="table-cell" style:parent-style-name="Default" style:data-style-name="N107">
      <style:text-properties fo:font-weight="bold" style:font-weight-asian="bold" style:font-weight-complex="bold"/>
    </style:style>
    <style:style style:name="ce302" style:family="table-cell" style:parent-style-name="Default" style:data-style-name="N107">
      <style:table-cell-properties fo:background-color="#ffd320"/>
    </style:style>
    <style:style style:name="ce303" style:family="table-cell" style:parent-style-name="Default">
      <style:table-cell-properties fo:background-color="#ffd320"/>
    </style:style>
    <style:style style:name="ce30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5" style:family="table-cell" style:parent-style-name="Default">
      <style:table-cell-properties fo:background-color="#ffd32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ackground-color="#ffd320" style:text-align-source="fix" style:repeat-content="false"/>
      <style:paragraph-properties fo:text-align="start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table table:name="synthè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4" table:default-cell-style-name="ce5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nc évaluation cout de développement technique</text:p>
          </table:table-cell>
          <table:table-cell office:value-type="string" calcext:value-type="string">
            <text:p>nb avec spar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veloppement</text:p>
          </table:table-cell>
          <table:table-cell office:value-type="string" calcext:value-type="string">
            <text:p>coût unitaire avec dev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ombre de carte automate recevant des informations en wifi (idéal pour les bacs, les véhicules, les titreurs nomades...)</text:p>
          </table:table-cell>
          <table:table-cell office:value-type="float" office:value="45" calcext:value-type="float">
            <text:p>45</text:p>
          </table:table-cell>
          <table:table-cell table:formula="of:=[détails.B26]" office:value-type="currency" office:currency="EUR" office:value="62.52" calcext:value-type="currency">
            <text:p>62,52 €</text:p>
          </table:table-cell>
          <table:table-cell table:style-name="ce9" table:formula="of:=IF([.A6]&gt;0;[détails.C107];0)" office:value-type="currency" office:currency="EUR" office:value="2100" calcext:value-type="currency">
            <text:p>2 100,00 €</text:p>
          </table:table-cell>
          <table:table-cell table:formula="of:=([.D6]+[.E6])/[.A6]" office:value-type="currency" office:currency="EUR" office:value="43.2504" calcext:value-type="currency">
            <text:p>43,25 €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ombre de carte automate recevant des informations via une petite puce RF (idéal pour des sacs à proximité d'un bac)</text:p>
          </table:table-cell>
          <table:table-cell office:value-type="float" office:value="0" calcext:value-type="float">
            <text:p>0</text:p>
          </table:table-cell>
          <table:table-cell table:formula="of:=[.C7]*([détails.B26]-18)" office:value-type="currency" office:currency="EUR" office:value="0" calcext:value-type="currency">
            <text:p>0,00 €</text:p>
          </table:table-cell>
          <table:table-cell table:style-name="ce10" table:formula="of:=IF([.A7]&gt;0;[détails.C108];0)" office:value-type="currency" office:currency="EUR" office:value="315" calcext:value-type="currency">
            <text:p>315,00 €</text:p>
          </table:table-cell>
          <table:table-cell table:formula="of:=([.D7]+[.E7])/[.A7]" office:value-type="currency" office:currency="EUR" office:value="9" calcext:value-type="currency">
            <text:p>9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player son</text:p>
          </table:table-cell>
          <table:table-cell office:value-type="float" office:value="15" calcext:value-type="float">
            <text:p>15</text:p>
          </table:table-cell>
          <table:table-cell table:formula="of:=[.C8]*[détails.B52]" office:value-type="currency" office:currency="EUR" office:value="351" calcext:value-type="currency">
            <text:p>351,00 €</text:p>
          </table:table-cell>
          <table:table-cell table:style-name="ce10" table:formula="of:=IF([.A8]&gt;0;[détails.C113];0)" office:value-type="currency" office:currency="EUR" office:value="420" calcext:value-type="currency">
            <text:p>420,00 €</text:p>
          </table:table-cell>
          <table:table-cell table:formula="of:=([.D8]+[.E8])/[.A8]" office:value-type="currency" office:currency="EUR" office:value="30.84" calcext:value-type="currency">
            <text:p>30,8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relais 12V ou 230V</text:p>
          </table:table-cell>
          <table:table-cell office:value-type="float" office:value="5" calcext:value-type="float">
            <text:p>5</text:p>
          </table:table-cell>
          <table:table-cell table:formula="of:=[.C9]*[détails.B34]" office:value-type="currency" office:currency="EUR" office:value="10" calcext:value-type="currency">
            <text:p>10,00 €</text:p>
          </table:table-cell>
          <table:table-cell table:style-name="ce10" table:formula="of:=IF([.A9]&gt;0;[détails.C110];0)" office:value-type="currency" office:currency="EUR" office:value="420" calcext:value-type="currency">
            <text:p>420,00 €</text:p>
          </table:table-cell>
          <table:table-cell table:formula="of:=([.D9]+[.E9])/[.A9]" office:value-type="currency" office:currency="EUR" office:value="17.2" calcext:value-type="currency">
            <text:p>17,2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commande lumière led</text:p>
          </table:table-cell>
          <table:table-cell office:value-type="float" office:value="20" calcext:value-type="float">
            <text:p>20</text:p>
          </table:table-cell>
          <table:table-cell table:formula="of:=[.C10]*[détails.B79]" office:value-type="currency" office:currency="EUR" office:value="312" calcext:value-type="currency">
            <text:p>312,00 €</text:p>
          </table:table-cell>
          <table:table-cell table:style-name="ce10" table:formula="of:=IF([.A10]&gt;0;[détails.C111];0)" office:value-type="currency" office:currency="EUR" office:value="315" calcext:value-type="currency">
            <text:p>315,00 €</text:p>
          </table:table-cell>
          <table:table-cell table:formula="of:=([.D10]+[.E10])/[.A10]" office:value-type="currency" office:currency="EUR" office:value="20.9" calcext:value-type="currency">
            <text:p>20,90 €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mbre d'extension interface de jeu (boutons/capteurs)</text:p>
          </table:table-cell>
          <table:table-cell office:value-type="float" office:value="15" calcext:value-type="float">
            <text:p>15</text:p>
          </table:table-cell>
          <table:table-cell table:formula="of:=[.C11]*[détails.B96]" office:value-type="currency" office:currency="EUR" office:value="195" calcext:value-type="currency">
            <text:p>195,00 €</text:p>
          </table:table-cell>
          <table:table-cell table:style-name="ce10" table:formula="of:=IF([.A11]&gt;0;[détails.C115];0)" office:value-type="currency" office:currency="EUR" office:value="315" calcext:value-type="currency">
            <text:p>315,00 €</text:p>
          </table:table-cell>
          <table:table-cell table:formula="of:=([.D11]+[.E11])/[.A11]" office:value-type="currency" office:currency="EUR" office:value="34" calcext:value-type="currency">
            <text:p>34,00 €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titreur 5 module 2lignes caractères environ</text:p>
          </table:table-cell>
          <table:table-cell office:value-type="float" office:value="20" calcext:value-type="float">
            <text:p>20</text:p>
          </table:table-cell>
          <table:table-cell table:formula="of:=[.C12]*[détails.B88]" office:value-type="currency" office:currency="EUR" office:value="3086" calcext:value-type="currency">
            <text:p>3 086,00 €</text:p>
          </table:table-cell>
          <table:table-cell table:style-name="ce10" table:formula="of:=IF([.A12]&gt;0;[détails.C112];0)" office:value-type="currency" office:currency="EUR" office:value="840" calcext:value-type="currency">
            <text:p>840,00 €</text:p>
          </table:table-cell>
          <table:table-cell table:formula="of:=([.D12]+[.E12])/[.A12]" office:value-type="currency" office:currency="EUR" office:value="157.04" calcext:value-type="currency">
            <text:p>157,0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ombre d'extension moteur (mouvement rat)</text:p>
          </table:table-cell>
          <table:table-cell office:value-type="float" office:value="0" calcext:value-type="float">
            <text:p>0</text:p>
          </table:table-cell>
          <table:table-cell table:formula="of:=[.C13]*[détails.B72]" office:value-type="currency" office:currency="EUR" office:value="0" calcext:value-type="currency">
            <text:p>0,00 €</text:p>
          </table:table-cell>
          <table:table-cell table:style-name="ce10" table:formula="of:=IF([.A13]&gt;0;[détails.C110];0)" office:value-type="currency" office:currency="EUR" office:value="420" calcext:value-type="currency">
            <text:p>420,00 €</text:p>
          </table:table-cell>
          <table:table-cell table:formula="of:=([.D13]+[.E13])/[.A13]" office:value-type="currency" office:currency="EUR" office:value="21" calcext:value-type="currency">
            <text:p>21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gestion de la charge grosse batterie</text:p>
          </table:table-cell>
          <table:table-cell office:value-type="float" office:value="25" calcext:value-type="float">
            <text:p>25</text:p>
          </table:table-cell>
          <table:table-cell table:formula="of:=[.C14]*[détails.B62]" office:value-type="currency" office:currency="EUR" office:value="455" calcext:value-type="currency">
            <text:p>455,00 €</text:p>
          </table:table-cell>
          <table:table-cell table:style-name="ce10" table:formula="of:=IF([.A14]&gt;0;[détails.C114];0)" office:value-type="currency" office:currency="EUR" office:value="630" calcext:value-type="currency">
            <text:p>630,00 €</text:p>
          </table:table-cell>
          <table:table-cell table:formula="of:=([.D14]+[.E14])/[.A14]" office:value-type="currency" office:currency="EUR" office:value="36.1666666666667" calcext:value-type="currency">
            <text:p>36,17 €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il peut y avoir plusieurs extensions sur une carte automat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(par exemple sur un bac, il peut y avoir 2 titreurs, deux commandes 230v, une commande lumière...)</text:p>
          </table:table-cell>
          <table:table-cell office:value-type="string" calcext:value-type="string">
            <text:p>total</text:p>
          </table:table-cell>
          <table:table-cell table:style-name="ce8" table:formula="of:=SUM([.D6:.E14])" office:value-type="currency" office:currency="EUR" office:value="10246.52" calcext:value-type="currency">
            <text:p>10 246,52 €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(par exemple dans un sac il peut y avoir une extension commande lumière et mouvement...)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 coût sont annoncés à la louche fourchette max, à priori, si on se plante pas trop on peut récupérer entre 10 et 30 % sur le coût matéri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à cela<text:span text:style-name="T1"> s'ajoute 20j de travail</text:span> pour l'évolution de la régie et le développement de programme pour téléphone/ipod...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2" table:number-rows-repeated="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3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36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0484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détails" table:style-name="ta1">
        <table:table-column table:style-name="co7" table:default-cell-style-name="ce14"/>
        <table:table-column table:style-name="co8" table:default-cell-style-name="ce17"/>
        <table:table-column table:style-name="co1" table:default-cell-style-name="ce14"/>
        <table:table-column table:style-name="co9" table:default-cell-style-name="ce17"/>
        <table:table-column table:style-name="co1" table:number-columns-repeated="1020" table:default-cell-style-name="ce14"/>
        <table:table-row table:style-name="ro2">
          <table:table-cell table:style-name="ce6" office:value-type="string" calcext:value-type="string">
            <text:p>développement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8" office:value-type="string" calcext:value-type="string">
            <text:p>nb</text:p>
          </table:table-cell>
          <table:table-cell table:style-name="ce23" office:value-type="string" calcext:value-type="string">
            <text:p>dont avec dispo wifi</text:p>
          </table:table-cell>
          <table:table-cell table:style-name="ce18" office:value-type="string" calcext:value-type="string">
            <text:p>cout</text:p>
          </table:table-cell>
          <table:table-cell table:number-columns-repeated="1020"/>
        </table:table-row>
        <table:table-row table:style-name="ro4" table:number-rows-repeated="2">
          <table:table-cell table:style-name="ce11"/>
          <table:table-cell table:style-name="ce18"/>
          <table:table-cell table:style-name="ce23"/>
          <table:table-cell table:style-name="ce18"/>
          <table:table-cell table:number-columns-repeated="1020"/>
        </table:table-row>
        <table:table-row table:style-name="ro4">
          <table:table-cell table:style-name="ce12" office:value-type="string" calcext:value-type="string">
            <text:p>nombre de dispositif wifi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2" table:formula="of:=SUM([.C6:.C11])" office:value-type="float" office:value="57" calcext:value-type="float">
            <text:p>57</text:p>
          </table:table-cell>
          <table:table-cell table:style-name="ce18" table:formula="of:=([.B5]+[.C5])*[.B26]" office:value-type="currency" office:currency="EUR" office:value="4501.44" calcext:value-type="currency">
            <text:p>4 501,44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relais 230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B6]*[.B44]" office:value-type="currency" office:currency="EUR" office:value="260" calcext:value-type="currency">
            <text:p>260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player son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B7]*[.B52]" office:value-type="currency" office:currency="EUR" office:value="585" calcext:value-type="currency">
            <text:p>585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chargeur lipo</text:p>
          </table:table-cell>
          <table:table-cell table:style-name="ce18" office:value-type="currency" office:currency="EUR" office:value="60" calcext:value-type="currency">
            <text:p>60,00 €</text:p>
          </table:table-cell>
          <table:table-cell table:style-name="ce11"/>
          <table:table-cell table:style-name="ce18" table:formula="of:=[.B8]*[.B62]" office:value-type="currency" office:currency="EUR" office:value="1092" calcext:value-type="currency">
            <text:p>1 092,00 €</text:p>
          </table:table-cell>
          <table:table-cell table:number-columns-repeated="3"/>
          <table:table-cell table:style-name="ce15" office:value-type="string" calcext:value-type="string">
            <text:p>liste des fonctionnalité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dont rat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B9]*[.B72]" office:value-type="currency" office:currency="EUR" office:value="429" calcext:value-type="currency">
            <text:p>429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dont light led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10" calcext:value-type="float">
            <text:p>10</text:p>
          </table:table-cell>
          <table:table-cell table:style-name="ce18" table:formula="of:=[.B10]*[.B82]" office:value-type="currency" office:currency="EUR" office:value="60" calcext:value-type="currency">
            <text:p>6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extension titreur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20" calcext:value-type="float">
            <text:p>20</text:p>
          </table:table-cell>
          <table:table-cell table:style-name="ce18" table:formula="of:=[.B11]*[.B88]" office:value-type="currency" office:currency="EUR" office:value="3857.5" calcext:value-type="currency">
            <text:p>3 857,5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/>
          <table:table-cell table:style-name="ce18" office:value-type="string" calcext:value-type="string">
            <text:p>cout</text:p>
          </table:table-cell>
          <table:table-cell table:style-name="ce11"/>
          <table:table-cell table:style-name="ce18" office:value-type="currency" office:currency="EUR" office:value="400" calcext:value-type="currency">
            <text:p>40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cout fixe (temps de travail)</text:p>
          </table:table-cell>
          <table:table-cell table:style-name="ce18" table:formula="of:=[.B105]" office:value-type="currency" office:currency="EUR" office:value="50" calcext:value-type="currency">
            <text:p>50,00 €</text:p>
          </table:table-cell>
          <table:table-cell table:style-name="ce11"/>
          <table:table-cell table:style-name="ce18" table:formula="of:=[.B13]*105" office:value-type="currency" office:currency="EUR" office:value="5250" calcext:value-type="currency">
            <text:p>5 250,00 €</text:p>
          </table:table-cell>
          <table:table-cell table:number-columns-repeated="3"/>
          <table:table-cell office:value-type="string" calcext:value-type="string">
            <text:p>- monitoring batterie système </text:p>
          </table:table-cell>
          <table:table-cell table:number-columns-repeated="1016"/>
        </table:table-row>
        <table:table-row table:style-name="ro4" table:number-rows-repeated="3">
          <table:table-cell table:style-name="ce11"/>
          <table:table-cell table:style-name="ce1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11"/>
          <table:table-cell table:style-name="ce18"/>
          <table:table-cell table:style-name="ce11"/>
          <table:table-cell table:style-name="ce18"/>
          <table:table-cell table:number-columns-repeated="3"/>
          <table:table-cell office:value-type="string" calcext:value-type="string">
            <text:p>- monitoring batterie autre <text:span text:style-name="T2">(</text:span>24v pour VP<text:span text:style-name="T2">)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omme totale</text:p>
          </table:table-cell>
          <table:table-cell table:style-name="ce20"/>
          <table:table-cell table:style-name="ce13"/>
          <table:table-cell table:style-name="ce20" table:formula="of:=SUM([.D5:.D16])" office:value-type="currency" office:currency="EUR" office:value="16434.94" calcext:value-type="currency">
            <text:p>16 434,94 €</text:p>
          </table:table-cell>
          <table:table-cell table:number-columns-repeated="3"/>
          <table:table-cell office:value-type="string" calcext:value-type="string">
            <text:p>- monitoring présence sur le réseau</text:p>
          </table:table-cell>
          <table:table-cell table:number-columns-repeated="1016"/>
        </table:table-row>
        <table:table-row table:style-name="ro4">
          <table:table-cell table:style-name="Default"/>
          <table:table-cell table:number-columns-repeated="6"/>
          <table:table-cell office:value-type="string" calcext:value-type="string">
            <text:p>- charge des batteries lithium</text:p>
          </table:table-cell>
          <table:table-cell table:number-columns-repeated="1016"/>
        </table:table-row>
        <table:table-row table:style-name="ro4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 calcext:value-type="string">
            <text:p>Détai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carte avec connexion wifi</text:p>
          </table:table-cell>
          <table:table-cell table:style-name="ce21" table:formula="of:=SUM([.B27:.B42])" office:value-type="currency" office:currency="EUR" office:value="62.52" calcext:value-type="currency">
            <text:p>62,52 €</text:p>
          </table:table-cell>
          <table:table-cell table:style-name="ce15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icrocontrolleur</text:p>
          </table:table-cell>
          <table:table-cell office:value-type="currency" office:currency="EUR" office:value="4.5" calcext:value-type="currency">
            <text:p>4,50 €</text:p>
          </table:table-cell>
          <table:table-cell table:number-columns-repeated="2"/>
          <table:table-cell office:value-type="string" calcext:value-type="string">
            <text:p>atmega 644</text:p>
          </table:table-cell>
          <table:table-cell office:value-type="string" calcext:value-type="string">
            <text:p>http://fr.farnell.com/atmel/atmega644a-au/micro-8-bits-avr-64k-flash-44tqfp/dp/1972104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argeur sécu</text:p>
          </table:table-cell>
          <table:table-cell office:value-type="currency" office:currency="EUR" office:value="0.8" calcext:value-type="currency">
            <text:p>0,8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batterie sécu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demultiplexeur</text:p>
          </table:table-cell>
          <table:table-cell office:value-type="currency" office:currency="EUR" office:value="0.1" calcext:value-type="currency">
            <text:p>0,1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onnecteur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IMH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alimentation 5V découpage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2"/>
          <table:table-cell office:value-type="string" calcext:value-type="string">
            <text:p>TI cc3000</text:p>
          </table:table-cell>
          <table:table-cell office:value-type="string" calcext:value-type="string">
            <text:p>http://fr.rs-online.com/web/p/kits-de-developpement-pour-radio-frequence/7892803/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table:number-columns-repeated="7"/>
          <table:table-cell table:style-name="ce15" office:value-type="string" calcext:value-type="string">
            <text:p>fonction jeu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pilotage led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- pilotage light ou autre dispositif 230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moteur pour ra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léas grosse louche</text:p>
          </table:table-cell>
          <table:table-cell table:formula="of:=SUM([.B27:.B38])*0.3" office:value-type="currency" office:currency="EUR" office:value="6.12" calcext:value-type="currency">
            <text:p>6,12 €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ntenne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5"/>
          <table:table-cell office:value-type="string" calcext:value-type="string">
            <text:p>- player 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oitier</text:p>
          </table:table-cell>
          <table:table-cell office:value-type="currency" office:currency="EUR" office:value="7" calcext:value-type="currency">
            <text:p>7,00 €</text:p>
          </table:table-cell>
          <table:table-cell table:number-columns-repeated="5"/>
          <table:table-cell office:value-type="string" calcext:value-type="string">
            <text:p>- déclenchement électrovanne <text:span text:style-name="T2">(</text:span>projection, fuite<text:span text:style-name="T2">)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ield yun</text:p>
          </table:table-cell>
          <table:table-cell office:value-type="currency" office:currency="EUR" office:value="25" calcext:value-type="currency">
            <text:p>25,00 €</text:p>
          </table:table-cell>
          <table:table-cell table:number-columns-repeated="5"/>
          <table:table-cell office:value-type="string" calcext:value-type="string">
            <text:p>- déclenchement fumigène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- uv dans le fond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extension light 230V</text:p>
          </table:table-cell>
          <table:table-cell table:style-name="ce21" table:formula="of:=SUM([.B45:.B50])" office:value-type="currency" office:currency="EUR" office:value="10.4" calcext:value-type="currency">
            <text:p>10,40 €</text:p>
          </table:table-cell>
          <table:table-cell table:style-name="ce15"/>
          <table:table-cell table:number-columns-repeated="4"/>
          <table:table-cell office:value-type="string" calcext:value-type="string">
            <text:p>- pilotage des titreur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lais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office:value-type="string" calcext:value-type="string">
            <text:p>- réception/envoi s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45:.B47])*0.3" office:value-type="currency" office:currency="EUR" office:value="2.4" calcext:value-type="currency">
            <text:p>2,40 €</text:p>
          </table:table-cell>
          <table:table-cell table:number-columns-repeated="5"/>
          <table:table-cell table:style-name="ce24" office:value-type="string" calcext:value-type="string">
            <text:p>- capteur ou bouton qui sert de déclencheur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player son</text:p>
          </table:table-cell>
          <table:table-cell table:style-name="ce21" table:formula="of:=SUM([.B53:.B61])" office:value-type="currency" office:currency="EUR" office:value="23.4" calcext:value-type="currency">
            <text:p>23,4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vlsi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53:.B57])*0.3" office:value-type="currency" office:currency="EUR" office:value="5.4" calcext:value-type="currency">
            <text:p>5,4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chargeur lipo</text:p>
          </table:table-cell>
          <table:table-cell table:style-name="ce21" table:formula="of:=SUM([.B63:.B69])" office:value-type="currency" office:currency="EUR" office:value="18.2" calcext:value-type="currency">
            <text:p>18,2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chargeur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 + ventil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63:.B67])*0.3" office:value-type="currency" office:currency="EUR" office:value="4.2" calcext:value-type="currency">
            <text:p>4,20 €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ce15" office:value-type="string" calcext:value-type="string">
            <text:p>extension rat</text:p>
          </table:table-cell>
          <table:table-cell table:style-name="ce21" table:formula="of:=SUM([.B73:.B77])" office:value-type="currency" office:currency="EUR" office:value="14.3" calcext:value-type="currency">
            <text:p>14,30 €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moteur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73:.B75])*0.3" office:value-type="currency" office:currency="EUR" office:value="3.3" calcext:value-type="currency">
            <text:p>3,30 €</text:p>
          </table:table-cell>
          <table:table-cell/>
          <table:table-cell table:style-name="ce22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light led</text:p>
          </table:table-cell>
          <table:table-cell table:style-name="ce21" table:formula="of:=SUM([.B80:.B84])" office:value-type="currency" office:currency="EUR" office:value="15.6" calcext:value-type="currency">
            <text:p>15,6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uban led</text:p>
          </table:table-cell>
          <table:table-cell office:value-type="currency" office:currency="EUR" office:value="7" calcext:value-type="currency">
            <text:p>7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2" calcext:value-type="currency">
            <text:p>2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0:.B82])*0.3" office:value-type="currency" office:currency="EUR" office:value="3.6" calcext:value-type="currency">
            <text:p>3,60 €</text:p>
          </table:table-cell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module titreur</text:p>
          </table:table-cell>
          <table:table-cell table:style-name="ce21" table:formula="of:=SUM([.B89:.B94])" office:value-type="currency" office:currency="EUR" office:value="154.3" calcext:value-type="currency">
            <text:p>154,30 €</text:p>
          </table:table-cell>
          <table:table-cell table:style-name="ce15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8" calcext:value-type="currency">
            <text:p>8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dules de titreur (4 blocs)</text:p>
          </table:table-cell>
          <table:table-cell table:formula="of:=5*20" office:value-type="currency" office:currency="EUR" office:value="100" calcext:value-type="currency">
            <text:p>10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9:.B91])*0.3" office:value-type="currency" office:currency="EUR" office:value="33.3" calcext:value-type="currency">
            <text:p>33,3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ntage</text:p>
          </table:table-cell>
          <table:table-cell office:value-type="currency" office:currency="EUR" office:value="10" calcext:value-type="currency">
            <text:p>1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extension commande</text:p>
          </table:table-cell>
          <table:table-cell table:style-name="ce21" table:formula="of:=SUM([.B97:.B101])" office:value-type="currency" office:currency="EUR" office:value="13" calcext:value-type="currency">
            <text:p>13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bouton / capteur</text:p>
          </table:table-cell>
          <table:table-cell office:value-type="currency" office:currency="EUR" office:value="5" calcext:value-type="currency">
            <text:p>5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97:.B99])*0.3"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ut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1" table:formula="of:=SUM([.B107:.B114])" office:value-type="currency" office:currency="EUR" office:value="50" calcext:value-type="currency">
            <text:p>50,00 €</text:p>
          </table:table-cell>
          <table:table-cell table:style-name="ce21" table:formula="of:=[.B105]*105" office:value-type="currency" office:currency="EUR" office:value="5250" calcext:value-type="currency">
            <text:p>5 25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mps de développ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carte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21" table:formula="of:=[.B107]*105" office:value-type="currency" office:currency="EUR" office:value="2100" calcext:value-type="currency">
            <text:p>2 100,00 €</text:p>
          </table:table-cell>
          <table:table-cell office:value-type="string" calcext:value-type="string">
            <text:p>dont 2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carte bis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08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elais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21" table:formula="of:=[.B109]*105" office:value-type="currency" office:currency="EUR" office:value="210" calcext:value-type="currency">
            <text:p>21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at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0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light led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1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titreur</text:p>
          </table:table-cell>
          <table:table-cell office:value-type="currency" office:currency="EUR" office:value="8" calcext:value-type="currency">
            <text:p>8,00 €</text:p>
          </table:table-cell>
          <table:table-cell table:style-name="ce21" table:formula="of:=[.B112]*105" office:value-type="currency" office:currency="EUR" office:value="840" calcext:value-type="currency">
            <text:p>840,00 €</text:p>
          </table:table-cell>
          <table:table-cell office:value-type="string" calcext:value-type="string">
            <text:p>dont 3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player son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3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gestion charge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ce21" table:formula="of:=[.B114]*105" office:value-type="currency" office:currency="EUR" office:value="630" calcext:value-type="currency">
            <text:p>63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commande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5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 map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0"/>
        <table:table-column table:style-name="co17" table:default-cell-style-name="Default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09" table:default-cell-style-name="Default"/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7"/>
          <table:table-cell table:style-name="ce4"/>
          <table:table-cell table:number-columns-repeated="8"/>
          <table:table-cell table:style-name="ce50"/>
          <table:table-cell office:value-type="string" calcext:value-type="string">
            <text:p>out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chargeur batt secours</text:p>
          </table:table-cell>
          <table:table-cell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1"/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registre mémoire 8bit</text:p>
          </table:table-cell>
          <table:table-cell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4"/>
          <table:table-cell table:style-name="ce4"/>
          <table:table-cell table:number-columns-repeated="8"/>
          <table:table-cell table:style-name="ce47"/>
          <table:table-cell office:value-type="string" calcext:value-type="string">
            <text:p>analog 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version 150ma</text:p>
          </table:table-cell>
          <table:table-cell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Atmega 328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6 I/O SPI module</text:p>
          </table:table-cell>
          <table:table-cell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4"/>
          <table:table-cell table:style-name="ce4"/>
          <table:table-cell table:number-columns-repeated="3"/>
          <table:table-cell table:style-name="ce32" office:value-type="string" calcext:value-type="string">
            <text:p><text:a xlink:href="http://fr.farnell.com/atmel/atmega328p-au/micro-8-bits-avr-32k-flash-32tqfp/dp/1715486" xlink:type="simple">ATMEGA328P-AU </text:a></text:p>
          </table:table-cell>
          <table:table-cell table:number-columns-repeated="4"/>
          <table:table-cell table:style-name="ce52"/>
          <table:table-cell office:value-type="string" calcext:value-type="string">
            <text:p>GND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atmega</text:p>
          </table:table-cell>
          <table:table-cell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3"/>
          <table:table-cell office:value-type="string" calcext:value-type="string">
            <text:p>V+</text:p>
          </table:table-cell>
          <table:table-cell table:number-columns-repeated="1003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IO1</text:p>
          </table:table-cell>
          <table:table-cell office:value-type="string" calcext:value-type="string">
            <text:p>O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O4</text:p>
          </table:table-cell>
          <table:table-cell table:number-columns-repeated="1008"/>
        </table:table-row>
        <table:table-row table:style-name="ro9">
          <table:table-cell table:style-name="ce25" office:value-type="string" calcext:value-type="string">
            <text:p>pin arduino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général</text:p>
          </table:table-cell>
          <table:table-cell table:style-name="ce25" office:value-type="string" calcext:value-type="string">
            <text:p>usd</text:p>
          </table:table-cell>
          <table:table-cell table:style-name="ce25" office:value-type="string" calcext:value-type="string">
            <text:p>16 I/O </text:p>
            <text:p>Extension</text:p>
          </table:table-cell>
          <table:table-cell table:style-name="ce25" office:value-type="string" calcext:value-type="string">
            <text:p>8 sorties </text:p>
            <text:p/>
          </table:table-cell>
          <table:table-cell/>
          <table:table-cell table:style-name="ce25" office:value-type="string" calcext:value-type="string">
            <text:p>wifi</text:p>
          </table:table-cell>
          <table:table-cell table:style-name="ce25" office:value-type="string" calcext:value-type="string">
            <text:p>audio+clock</text:p>
          </table:table-cell>
          <table:table-cell table:style-name="ce25" office:value-type="string" calcext:value-type="string">
            <text:p>midi+dmx</text:p>
          </table:table-cell>
          <table:table-cell table:style-name="ce25" office:value-type="string" calcext:value-type="string">
            <text:p>carte relais + puissance</text:p>
          </table:table-cell>
          <table:table-cell table:style-name="ce25" office:value-type="string" calcext:value-type="string">
            <text:p>titreur</text:p>
          </table:table-cell>
          <table:table-cell table:style-name="ce43" office:value-type="string" calcext:value-type="string">
            <text:p>carte extension info on/off</text:p>
          </table:table-cell>
          <table:table-cell table:style-name="ce43" office:value-type="string" calcext:value-type="string">
            <text:p>capteur </text:p>
            <text:p>Luminosité</text:p>
          </table:table-cell>
          <table:table-cell table:style-name="ce43" office:value-type="string" calcext:value-type="string">
            <text:p>radio ext</text:p>
          </table:table-cell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GND</text:p>
          </table:table-cell>
          <table:table-cell table:style-name="ce25" table:number-columns-repeated="5"/>
          <table:table-cell/>
          <table:table-cell table:style-name="ce42" table:number-columns-repeated="5"/>
          <table:table-cell table:style-name="ce44" table:number-columns-repeated="2"/>
          <table:table-cell table:style-name="ce49"/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5V</text:p>
          </table:table-cell>
          <table:table-cell table:style-name="ce25" table:number-columns-repeated="5"/>
          <table:table-cell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45" table:number-columns-repeated="2"/>
          <table:table-cell table:style-name="ce43" table:number-columns-repeated="1006"/>
          <table:table-cell/>
        </table:table-row>
        <table:table-row table:style-name="ro8">
          <table:table-cell table:style-name="ce25" office:value-type="string" calcext:value-type="string">
            <text:p>sec RAW</text:p>
          </table:table-cell>
          <table:table-cell table:style-name="ce25" table:number-columns-repeated="5"/>
          <table:table-cell/>
          <table:table-cell table:style-name="ce25" table:number-columns-repeated="4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12V RAW</text:p>
          </table:table-cell>
          <table:table-cell table:style-name="ce25" table:number-columns-repeated="5"/>
          <table:table-cell/>
          <table:table-cell table:style-name="ce25" table:number-columns-repeated="2"/>
          <table:table-cell table:style-name="ce38"/>
          <table:table-cell table:style-name="ce25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3.3V</text:p>
          </table:table-cell>
          <table:table-cell table:style-name="ce25" table:number-columns-repeated="2"/>
          <table:table-cell table:style-name="ce38"/>
          <table:table-cell table:style-name="ce25" table:number-columns-repeated="2"/>
          <table:table-cell/>
          <table:table-cell table:style-name="ce25"/>
          <table:table-cell table:style-name="ce38"/>
          <table:table-cell table:style-name="ce25" table:number-columns-repeated="3"/>
          <table:table-cell table:style-name="ce43" table:number-columns-repeated="2"/>
          <table:table-cell table:style-name="ce45"/>
          <table:table-cell table:style-name="ce43" table:number-columns-repeated="1005"/>
          <table:table-cell/>
        </table:table-row>
        <table:table-row table:style-name="ro7">
          <table:table-cell table:style-name="ce26" table:number-columns-repeated="6"/>
          <table:table-cell/>
          <table:table-cell table:style-name="ce26" table:number-columns-repeated="5"/>
          <table:table-cell table:style-name="ce46" table:number-columns-repeated="3"/>
          <table:table-cell table:style-name="ce43" table:number-columns-repeated="1005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style-name="Default"/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int0</text:p>
          </table:table-cell>
          <table:table-cell table:number-columns-repeated="5"/>
          <table:table-cell table:style-name="ce4"/>
          <table:table-cell table:style-name="ce39" office:value-type="string" calcext:value-type="string">
            <text:p>MP3 DREQ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1</text:p>
          </table:table-cell>
          <table:table-cell table:style-name="ce31"/>
          <table:table-cell table:number-columns-repeated="4"/>
          <table:table-cell table:style-name="ce4"/>
          <table:table-cell table:number-columns-repeated="4"/>
          <table:table-cell table:style-name="ce41"/>
          <table:table-cell table:number-columns-repeated="1008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>
            <text:p>CS 1</text:p>
          </table:table-cell>
          <table:table-cell table:number-columns-repeated="2"/>
          <table:table-cell table:style-name="ce4"/>
          <table:table-cell table:number-columns-repeated="2"/>
          <table:table-cell table:style-name="ce33" office:value-type="string" calcext:value-type="string">
            <text:p>CS 5 </text:p>
          </table:table-cell>
          <table:table-cell/>
          <table:table-cell table:style-name="ce37" office:value-type="string" calcext:value-type="string">
            <text:p>CS4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CS</text:p>
          </table:table-cell>
          <table:table-cell/>
          <table:table-cell table:style-name="ce4"/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CS</text:p>
          </table:table-cell>
          <table:table-cell table:number-columns-repeated="101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DCS</text:p>
          </table:table-cell>
          <table:table-cell table:number-columns-repeated="101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RST</text:p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table:style-name="ce33" office:value-type="string" calcext:value-type="string">
            <text:p>CS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6"/>
          <table:table-cell table:style-name="ce33" office:value-type="string" calcext:value-type="string">
            <text:p>CS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table:style-name="ce33" table:number-columns-repeated="2"/>
          <table:table-cell table:style-name="ce31"/>
          <table:table-cell/>
          <table:table-cell table:style-name="ce33" office:value-type="string" calcext:value-type="string">
            <text:p>MOSI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table:style-name="ce39"/>
          <table:table-cell table:style-name="ce31"/>
          <table:table-cell table:style-name="ce39"/>
          <table:table-cell/>
          <table:table-cell table:style-name="ce39" office:value-type="string" calcext:value-type="string">
            <text:p>MISO</text:p>
          </table:table-cell>
          <table:table-cell table:style-name="ce39"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number-columns-repeated="1006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table:style-name="ce33" table:number-columns-repeated="3"/>
          <table:table-cell/>
          <table:table-cell table:style-name="ce33" office:value-type="string" calcext:value-type="string">
            <text:p>CLOCK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string" calcext:value-type="string">
            <text:p>A0</text:p>
          </table:table-cell>
          <table:table-cell table:number-columns-repeated="6"/>
          <table:table-cell table:style-name="ce4"/>
          <table:table-cell/>
          <table:table-cell table:style-name="ce33" office:value-type="string" calcext:value-type="string">
            <text:p>C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A1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3"/>
          <table:table-cell table:style-name="ce33" office:value-type="string" calcext:value-type="string">
            <text:p>CS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/>
          <table:table-cell table:style-name="ce33" office:value-type="string" calcext:value-type="string">
            <text:p>comut 12v RAW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3</text:p>
          </table:table-cell>
          <table:table-cell/>
          <table:table-cell table:style-name="ce33" office:value-type="string" calcext:value-type="string">
            <text:p>comut 5V ext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6"/>
          <table:table-cell table:style-name="ce4"/>
          <table:table-cell table:number-columns-repeated="6"/>
          <table:table-cell table:style-name="ce37" office:value-type="string" calcext:value-type="string">
            <text:p>C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6"/>
          <table:table-cell table:style-name="ce4"/>
          <table:table-cell table:number-columns-repeated="5"/>
          <table:table-cell table:style-name="ce47" office:value-type="string" calcext:value-type="string">
            <text:p>luminosité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A6</text:p>
          </table:table-cell>
          <table:table-cell/>
          <table:table-cell table:style-name="ce34" office:value-type="string" calcext:value-type="string">
            <text:p>image tension</text:p>
          </table:table-cell>
          <table:table-cell table:number-columns-repeated="4"/>
          <table:table-cell table:style-name="ce4"/>
          <table:table-cell table:style-name="ce34"/>
          <table:table-cell/>
          <table:table-cell table:style-name="ce34"/>
          <table:table-cell table:number-columns-repeated="1010"/>
        </table:table-row>
        <table:table-row table:style-name="ro7">
          <table:table-cell office:value-type="string" calcext:value-type="string">
            <text:p>A7</text:p>
          </table:table-cell>
          <table:table-cell/>
          <table:table-cell table:style-name="ce34" office:value-type="string" calcext:value-type="string">
            <text:p>code extension</text:p>
          </table:table-cell>
          <table:table-cell table:number-columns-repeated="4"/>
          <table:table-cell table:style-name="ce4"/>
          <table:table-cell table:style-name="ce34" table:number-columns-repeated="4"/>
          <table:table-cell table:style-name="ce47" table:number-columns-repeated="2"/>
          <table:table-cell table:number-columns-repeated="1007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27" table:number-columns-repeated="6"/>
          <table:table-cell/>
          <table:table-cell table:style-name="ce27" table:number-columns-repeated="5"/>
          <table:table-cell table:style-name="ce36" table:number-columns-repeated="3"/>
          <table:table-cell table:style-name="ce41" table:number-columns-repeated="27"/>
          <table:table-cell table:style-name="ce36" table:number-columns-repeated="978"/>
          <table:table-cell/>
        </table:table-row>
        <table:table-row table:style-name="ro7">
          <table:table-cell office:value-type="string" calcext:value-type="string">
            <text:p>IO1-0</text:p>
          </table:table-cell>
          <table:table-cell/>
          <table:table-cell table:style-name="ce33" office:value-type="string" calcext:value-type="string">
            <text:p>tension secours</text:p>
          </table:table-cell>
          <table:table-cell table:number-columns-repeated="4"/>
          <table:table-cell table:style-name="ce4"/>
          <table:table-cell table:number-columns-repeated="7"/>
          <table:table-cell table:style-name="ce41" table:number-columns-repeated="27"/>
          <table:table-cell table:number-columns-repeated="979"/>
        </table:table-row>
        <table:table-row table:style-name="ro7">
          <table:table-cell table:style-name="ce28" office:value-type="string" calcext:value-type="string">
            <text:p>IO1-1</text:p>
          </table:table-cell>
          <table:table-cell/>
          <table:table-cell table:style-name="ce33" office:value-type="string" calcext:value-type="string">
            <text:p>tension V1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2</text:p>
          </table:table-cell>
          <table:table-cell/>
          <table:table-cell table:style-name="ce33" office:value-type="string" calcext:value-type="string">
            <text:p>tension V2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3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A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4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B</text:p>
          </table:table-cell>
          <table:table-cell table:number-columns-repeated="1010"/>
        </table:table-row>
        <table:table-row table:style-name="ro7">
          <table:table-cell table:style-name="ce28" office:value-type="string" calcext:value-type="string">
            <text:p>IO1-5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présence secteu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tension secours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IO1-7</text:p>
          </table:table-cell>
          <table:table-cell/>
          <table:table-cell table:style-name="ce33" office:value-type="string" calcext:value-type="string">
            <text:p>température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8</text:p>
          </table:table-cell>
          <table:table-cell table:style-name="ce31"/>
          <table:table-cell table:style-name="ce33" office:value-type="string" calcext:value-type="string">
            <text:p>ventilo</text:p>
          </table:table-cell>
          <table:table-cell table:style-name="ce31" table:number-columns-repeated="3"/>
          <table:table-cell/>
          <table:table-cell table:style-name="ce31" table:number-columns-repeated="5"/>
          <table:table-cell table:style-name="ce41" table:number-columns-repeated="3"/>
          <table:table-cell table:number-columns-repeated="1006"/>
        </table:table-row>
        <table:table-row table:style-name="ro7">
          <table:table-cell table:style-name="ce28" office:value-type="string" calcext:value-type="string">
            <text:p>IO1-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1</text:p>
          </table:table-cell>
          <table:table-cell/>
          <table:table-cell table:style-name="ce35" office:value-type="string" calcext:value-type="string">
            <text:p>bouton A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2</text:p>
          </table:table-cell>
          <table:table-cell/>
          <table:table-cell table:style-name="ce35" office:value-type="string" calcext:value-type="string">
            <text:p>bouton B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3</text:p>
          </table:table-cell>
          <table:table-cell/>
          <table:table-cell table:style-name="ce35" office:value-type="string" calcext:value-type="string">
            <text:p>bouton C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4</text:p>
          </table:table-cell>
          <table:table-cell/>
          <table:table-cell table:style-name="ce35" office:value-type="string" calcext:value-type="string">
            <text:p>Hall 1/ILS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5</text:p>
          </table:table-cell>
          <table:table-cell/>
          <table:table-cell table:style-name="ce35" office:value-type="string" calcext:value-type="string">
            <text:p>Hall 2/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/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9"/>
          <table:table-cell table:style-name="ce27"/>
          <table:table-cell table:style-name="ce36"/>
          <table:table-cell table:style-name="ce27" table:number-columns-repeated="3"/>
          <table:table-cell/>
          <table:table-cell table:style-name="ce27" table:number-columns-repeated="5"/>
          <table:table-cell table:style-name="ce36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1-0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1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2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3</text:p>
          </table:table-cell>
          <table:table-cell/>
          <table:table-cell table:style-name="ce37" office:value-type="string" calcext:value-type="string">
            <text:p>1.5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4</text:p>
          </table:table-cell>
          <table:table-cell/>
          <table:table-cell table:style-name="ce37" office:value-type="string" calcext:value-type="string">
            <text:p>500mA / 5V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5</text:p>
          </table:table-cell>
          <table:table-cell/>
          <table:table-cell table:style-name="ce37" office:value-type="string" calcext:value-type="string">
            <text:p>15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6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7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 table:number-rows-repeated="3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30" table:number-columns-repeated="6"/>
          <table:table-cell/>
          <table:table-cell table:style-name="ce41"/>
          <table:table-cell table:style-name="ce31" table:number-columns-repeated="4"/>
          <table:table-cell table:style-name="ce41" table:number-columns-repeated="14"/>
          <table:table-cell table:style-name="ce40" table:number-columns-repeated="995"/>
        </table:table-row>
        <table:table-row table:style-name="ro7">
          <table:table-cell office:value-type="string" calcext:value-type="string">
            <text:p>O4-0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wifi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1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power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2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SD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3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link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4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1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5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6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3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7</text:p>
          </table:table-cell>
          <table:table-cell table:number-columns-repeated="5"/>
          <table:table-cell table:style-name="ce41"/>
          <table:table-cell table:number-columns-repeated="5"/>
          <table:table-cell table:style-name="ce48" office:value-type="string" calcext:value-type="string">
            <text:p>demande info</text:p>
          </table:table-cell>
          <table:table-cell table:number-columns-repeated="1008"/>
        </table:table-row>
        <table:table-row table:style-name="ro7" table:number-rows-repeated="80">
          <table:table-cell table:number-columns-repeated="6"/>
          <table:table-cell table:style-name="ce41"/>
          <table:table-cell table:number-columns-repeated="1014"/>
        </table:table-row>
        <table:table-row table:style-name="ro7" table:number-rows-repeated="10484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t328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1" table:number-columns-repeated="1000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6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6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1000"/>
        </table:table-row>
        <table:table-row table:style-name="ro7">
          <table:table-cell table:number-columns-repeated="1024"/>
        </table:table-row>
        <table:table-row table:style-name="ro10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Audio + uSD</text:p>
            <text:p>(atmega+</text:p>
            <text:p>VS1033)</text:p>
          </table:table-cell>
          <table:table-cell table:style-name="ce139" office:value-type="string" calcext:value-type="string">
            <text:p>MIDI+DMX</text:p>
            <text:p>(atmega ?)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puissance led </text:p>
            <text:p>(hc595 +</text:p>
            <text:p>Darlington)</text:p>
          </table:table-cell>
          <table:table-cell table:style-name="ce139" office:value-type="string" calcext:value-type="string">
            <text:p>Relais</text:p>
            <text:p>(hC595)</text:p>
          </table:table-cell>
          <table:table-cell table:style-name="ce139" office:value-type="string" calcext:value-type="string">
            <text:p>Titreur</text:p>
            <text:p>(atmega)</text:p>
          </table:table-cell>
          <table:table-cell table:style-name="ce4" office:value-type="string" calcext:value-type="string">
            <text:p>Infos (</text:p>
          </table:table-cell>
          <table:table-cell table:style-name="ce4" office:value-type="string" calcext:value-type="string">
            <text:p>Full IHM </text:p>
            <text:p>Input</text:p>
          </table:table-cell>
          <table:table-cell table:style-name="ce4" office:value-type="string" calcext:value-type="string">
            <text:p>puissance led</text:p>
          </table:table-cell>
          <table:table-cell table:style-name="ce4" table:number-columns-repeated="997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string" calcext:value-type="string">
            <text:p>PD3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 table:number-columns-repeated="2"/>
          <table:table-cell table:style-name="ce129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string" calcext:value-type="string">
            <text:p>PD4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 table:number-columns-repeated="2"/>
          <table:table-cell table:style-name="ce130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/>
          <table:table-cell table:style-name="ce126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1" office:value-type="float" office:value="3" calcext:value-type="float">
            <text:p>3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24"/>
          <table:table-cell table:style-name="ce128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2" office:value-type="float" office:value="4" calcext:value-type="float">
            <text:p>4</text:p>
          </table:table-cell>
          <table:table-cell table:style-name="ce73" office:value-type="string" calcext:value-type="string">
            <text:p>VCC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3" office:value-type="float" office:value="5" calcext:value-type="float">
            <text:p>5</text:p>
          </table:table-cell>
          <table:table-cell table:style-name="ce74" office:value-type="string" calcext:value-type="string">
            <text:p>GND </text:p>
          </table:table-cell>
          <table:table-cell table:style-name="ce84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4" office:value-type="float" office:value="6" calcext:value-type="float">
            <text:p>6</text:p>
          </table:table-cell>
          <table:table-cell table:style-name="ce75" office:value-type="string" calcext:value-type="string">
            <text:p>VCC</text:p>
          </table:table-cell>
          <table:table-cell table:style-name="ce85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string" calcext:value-type="string">
            <text:p>XTAL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8" calcext:value-type="float">
            <text:p>8</text:p>
          </table:table-cell>
          <table:table-cell table:style-name="ce71" office:value-type="string" calcext:value-type="string">
            <text:p>XTAL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9" calcext:value-type="float">
            <text:p>9</text:p>
          </table:table-cell>
          <table:table-cell table:style-name="ce71" office:value-type="string" calcext:value-type="string">
            <text:p>PD5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7&quot;;[.$A$7])" office:value-type="float" office:value="0" calcext:value-type="float">
            <text:p>0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0" calcext:value-type="float">
            <text:p>10</text:p>
          </table:table-cell>
          <table:table-cell table:style-name="ce71" office:value-type="string" calcext:value-type="string">
            <text:p>PD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8&quot;;[.$A$8])" office:value-type="string" office:string-value="*" calcext:value-type="string">
            <text:p>*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1" calcext:value-type="float">
            <text:p>11</text:p>
          </table:table-cell>
          <table:table-cell table:style-name="ce71" office:value-type="string" calcext:value-type="string">
            <text:p>PD7</text:p>
          </table:table-cell>
          <table:table-cell table:style-name="ce83"/>
          <table:table-cell table:style-name="ce92"/>
          <table:table-cell table:style-name="ce99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08" table:formula="of:=HYPERLINK(&quot;#Refs.$A$9&quot;;[.$A$9])" office:value-type="string" office:string-value="*" calcext:value-type="string">
            <text:p>*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2" calcext:value-type="float">
            <text:p>12</text:p>
          </table:table-cell>
          <table:table-cell table:style-name="ce71" office:value-type="string" calcext:value-type="string">
            <text:p>PB0</text:p>
          </table:table-cell>
          <table:table-cell table:style-name="ce83"/>
          <table:table-cell table:style-name="ce92"/>
          <table:table-cell table:style-name="ce95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38" table:formula="of:=HYPERLINK(&quot;#Refs.$A$10&quot;;[.C62])" office:value-type="string" office:string-value="INTA" calcext:value-type="string">
            <text:p>INTA</text:p>
          </table:table-cell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3" calcext:value-type="float">
            <text:p>13</text:p>
          </table:table-cell>
          <table:table-cell table:style-name="ce71" office:value-type="string" calcext:value-type="string">
            <text:p>PB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27" office:value-type="string" calcext:value-type="string">
            <text:p>CS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4" calcext:value-type="float">
            <text:p>14</text:p>
          </table:table-cell>
          <table:table-cell table:style-name="ce71" office:value-type="string" calcext:value-type="string">
            <text:p>PB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SECU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5" calcext:value-type="float">
            <text:p>15</text:p>
          </table:table-cell>
          <table:table-cell table:style-name="ce76" office:value-type="string" calcext:value-type="string">
            <text:p>PB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!EXT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6" calcext:value-type="float">
            <text:p>16</text:p>
          </table:table-cell>
          <table:table-cell table:style-name="ce77" office:value-type="string" calcext:value-type="string">
            <text:p>PB4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27" office:value-type="string" calcext:value-type="string">
            <text:p>CS</text:p>
          </table:table-cell>
          <table:table-cell table:style-name="ce127" table:number-columns-repeated="3"/>
          <table:table-cell table:style-name="ce124"/>
          <table:table-cell table:number-columns-repeated="1000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5" office:value-type="float" office:value="17" calcext:value-type="float">
            <text:p>17</text:p>
          </table:table-cell>
          <table:table-cell table:style-name="ce71" office:value-type="string" calcext:value-type="string">
            <text:p>PB5</text:p>
          </table:table-cell>
          <table:table-cell table:style-name="ce86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6" office:value-type="string" calcext:value-type="string">
            <text:p>*</text:p>
          </table:table-cell>
          <table:table-cell table:style-name="ce66" office:value-type="float" office:value="18" calcext:value-type="float">
            <text:p>18</text:p>
          </table:table-cell>
          <table:table-cell table:style-name="ce71" office:value-type="string" calcext:value-type="string">
            <text:p>AVCC</text:p>
          </table:table-cell>
          <table:table-cell table:style-name="ce87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9" calcext:value-type="float">
            <text:p>19</text:p>
          </table:table-cell>
          <table:table-cell table:style-name="ce71" office:value-type="string" calcext:value-type="string">
            <text:p>AD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MP3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0" calcext:value-type="float">
            <text:p>20</text:p>
          </table:table-cell>
          <table:table-cell table:style-name="ce71" office:value-type="string" calcext:value-type="string">
            <text:p>AREF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DCS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1" calcext:value-type="float">
            <text:p>21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RST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2" calcext:value-type="float">
            <text:p>22</text:p>
          </table:table-cell>
          <table:table-cell table:style-name="ce71" office:value-type="string" calcext:value-type="string">
            <text:p>ADC7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uSD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PC0</text:p>
          </table:table-cell>
          <table:table-cell table:style-name="ce88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17" office:value-type="string" calcext:value-type="string">
            <text:p>CS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4" calcext:value-type="float">
            <text:p>24</text:p>
          </table:table-cell>
          <table:table-cell table:style-name="ce71" office:value-type="string" calcext:value-type="string">
            <text:p>PC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 office:value-type="string" calcext:value-type="string">
            <text:p>!CS</text:p>
          </table:table-cell>
          <table:table-cell table:style-name="ce117" office:value-type="string" calcext:value-type="string">
            <text:p>***</text:p>
          </table:table-cell>
          <table:table-cell table:style-name="ce124" table:number-columns-repeated="2"/>
          <table:table-cell table:style-name="ce117" office:value-type="string" calcext:value-type="string">
            <text:p>*</text:p>
          </table:table-cell>
          <table:table-cell table:style-name="ce128"/>
          <table:table-cell table:style-name="ce112"/>
          <table:table-cell table:style-name="ce107" office:value-type="string" calcext:value-type="string">
            <text:p>*</text:p>
          </table:table-cell>
          <table:table-cell table:style-name="ce124"/>
          <table:table-cell table:style-name="ce112" table:number-columns-repeated="3"/>
          <table:table-cell table:style-name="ce127" office:value-type="string" calcext:value-type="string">
            <text:p>*</text:p>
          </table:table-cell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5" calcext:value-type="float">
            <text:p>25</text:p>
          </table:table-cell>
          <table:table-cell table:style-name="ce78" office:value-type="string" calcext:value-type="string">
            <text:p>PC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office:value-type="string" calcext:value-type="string">
            <text:p>CS</text:p>
          </table:table-cell>
          <table:table-cell table:style-name="ce117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/>
          <table:table-cell table:style-name="ce127" office:value-type="string" calcext:value-type="string">
            <text:p>CS</text:p>
          </table:table-cell>
          <table:table-cell table:style-name="ce127"/>
          <table:table-cell table:style-name="ce112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6" calcext:value-type="float">
            <text:p>26</text:p>
          </table:table-cell>
          <table:table-cell table:style-name="ce79" office:value-type="string" calcext:value-type="string">
            <text:p>PC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67" office:value-type="float" office:value="27" calcext:value-type="float">
            <text:p>27</text:p>
          </table:table-cell>
          <table:table-cell table:style-name="ce71" office:value-type="string" calcext:value-type="string">
            <text:p>PC4</text:p>
          </table:table-cell>
          <table:table-cell table:style-name="ce84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28" calcext:value-type="float">
            <text:p>28</text:p>
          </table:table-cell>
          <table:table-cell table:style-name="ce71" office:value-type="string" calcext:value-type="string">
            <text:p>PC5</text:p>
          </table:table-cell>
          <table:table-cell table:style-name="ce85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29" calcext:value-type="float">
            <text:p>29</text:p>
          </table:table-cell>
          <table:table-cell table:style-name="ce71" office:value-type="string" calcext:value-type="string">
            <text:p>P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0" calcext:value-type="float">
            <text:p>30</text:p>
          </table:table-cell>
          <table:table-cell table:style-name="ce71" office:value-type="string" calcext:value-type="string">
            <text:p>PD0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9"/>
          <table:table-cell table:style-name="ce118" office:value-type="string" calcext:value-type="string">
            <text:p>CODE</text:p>
          </table:table-cell>
          <table:table-cell table:style-name="ce118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1" calcext:value-type="float">
            <text:p>31</text:p>
          </table:table-cell>
          <table:table-cell table:style-name="ce80" office:value-type="string" calcext:value-type="string">
            <text:p>PD1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SECU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2" calcext:value-type="float">
            <text:p>32</text:p>
          </table:table-cell>
          <table:table-cell table:style-name="ce80" office:value-type="string" calcext:value-type="string">
            <text:p>PD2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NORM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 table:number-rows-repeated="2">
          <table:table-cell/>
          <table:table-cell table:style-name="ce60"/>
          <table:table-cell table:style-name="ce80"/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/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GPB0</text:p>
          </table:table-cell>
          <table:table-cell table:style-name="ce89" office:value-type="string" calcext:value-type="string">
            <text:p>B8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26" office:value-type="string" calcext:value-type="string">
            <text:p>SECT</text:p>
          </table:table-cell>
          <table:table-cell table:style-name="ce133"/>
          <table:table-cell table:style-name="ce121"/>
          <table:table-cell table:style-name="ce126"/>
          <table:table-cell table:style-name="ce121" table:number-columns-repeated="4"/>
          <table:table-cell table:style-name="ce118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" calcext:value-type="float">
            <text:p>2</text:p>
          </table:table-cell>
          <table:table-cell table:style-name="ce81" office:value-type="string" calcext:value-type="string">
            <text:p>GPB1</text:p>
          </table:table-cell>
          <table:table-cell table:style-name="ce89" office:value-type="string" calcext:value-type="string">
            <text:p>B9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1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3" calcext:value-type="float">
            <text:p>3</text:p>
          </table:table-cell>
          <table:table-cell table:style-name="ce81" office:value-type="string" calcext:value-type="string">
            <text:p>GPB2</text:p>
          </table:table-cell>
          <table:table-cell table:style-name="ce89" office:value-type="string" calcext:value-type="string">
            <text:p>B1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2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4" calcext:value-type="float">
            <text:p>4</text:p>
          </table:table-cell>
          <table:table-cell table:style-name="ce81" office:value-type="string" calcext:value-type="string">
            <text:p>GPB3</text:p>
          </table:table-cell>
          <table:table-cell table:style-name="ce89" office:value-type="string" calcext:value-type="string">
            <text:p>B1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3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GPB4</text:p>
          </table:table-cell>
          <table:table-cell table:style-name="ce89" office:value-type="string" calcext:value-type="string">
            <text:p>B1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6" calcext:value-type="float">
            <text:p>6</text:p>
          </table:table-cell>
          <table:table-cell table:style-name="ce81" office:value-type="string" calcext:value-type="string">
            <text:p>GPB5</text:p>
          </table:table-cell>
          <table:table-cell table:style-name="ce89" office:value-type="string" calcext:value-type="string">
            <text:p>B1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7" calcext:value-type="float">
            <text:p>7</text:p>
          </table:table-cell>
          <table:table-cell table:style-name="ce81" office:value-type="string" calcext:value-type="string">
            <text:p>GPB6</text:p>
          </table:table-cell>
          <table:table-cell table:style-name="ce89" office:value-type="string" calcext:value-type="string">
            <text:p>B1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8" calcext:value-type="float">
            <text:p>8</text:p>
          </table:table-cell>
          <table:table-cell table:style-name="ce81" office:value-type="string" calcext:value-type="string">
            <text:p>GPB7</text:p>
          </table:table-cell>
          <table:table-cell table:style-name="ce89" office:value-type="string" calcext:value-type="string">
            <text:p>B1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70" office:value-type="float" office:value="9" calcext:value-type="float">
            <text:p>9</text:p>
          </table:table-cell>
          <table:table-cell table:style-name="ce82" office:value-type="string" calcext:value-type="string">
            <text:p>VDD</text:p>
          </table:table-cell>
          <table:table-cell table:style-name="ce90"/>
          <table:table-cell table:style-name="ce97" table:number-columns-repeated="5"/>
          <table:table-cell table:style-name="VCC"/>
          <table:table-cell table:style-name="ce113"/>
          <table:table-cell table:style-name="ce122" table:number-columns-repeated="3"/>
          <table:table-cell table:style-name="ce113"/>
          <table:table-cell table:style-name="ce134"/>
          <table:table-cell table:style-name="ce122"/>
          <table:table-cell table:style-name="ce113"/>
          <table:table-cell table:style-name="ce122" table:number-columns-repeated="4"/>
          <table:table-cell table:style-name="ce125"/>
          <table:table-cell table:style-name="ce122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10" calcext:value-type="float">
            <text:p>10</text:p>
          </table:table-cell>
          <table:table-cell table:style-name="ce79" office:value-type="string" calcext:value-type="string">
            <text:p>GND</text:p>
          </table:table-cell>
          <table:table-cell table:style-name="ce85"/>
          <table:table-cell table:style-name="ce98" table:number-columns-repeated="5"/>
          <table:table-cell table:style-name="GND"/>
          <table:table-cell table:style-name="ce114"/>
          <table:table-cell table:style-name="ce123" table:number-columns-repeated="3"/>
          <table:table-cell table:style-name="ce114"/>
          <table:table-cell table:style-name="ce135"/>
          <table:table-cell table:style-name="ce123"/>
          <table:table-cell table:style-name="ce114"/>
          <table:table-cell table:style-name="ce123" table:number-columns-repeated="4"/>
          <table:table-cell table:style-name="ce111"/>
          <table:table-cell table:style-name="ce123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1" calcext:value-type="float">
            <text:p>11</text:p>
          </table:table-cell>
          <table:table-cell table:style-name="ce81" office:value-type="string" calcext:value-type="string">
            <text:p>NC / !CS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!CS</text:p>
          </table:table-cell>
          <table:table-cell table:style-name="ce96"/>
          <table:table-cell/>
          <table:table-cell table:style-name="ce115" table:formula="of:=[.D31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2" calcext:value-type="float">
            <text:p>12</text:p>
          </table:table-cell>
          <table:table-cell table:style-name="ce81" office:value-type="string" calcext:value-type="string">
            <text:p>SCL/SCK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SCK</text:p>
          </table:table-cell>
          <table:table-cell table:style-name="ce96"/>
          <table:table-cell/>
          <table:table-cell table:style-name="ce115" table:formula="of:=[.D10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3" calcext:value-type="float">
            <text:p>13</text:p>
          </table:table-cell>
          <table:table-cell table:style-name="ce81" office:value-type="string" calcext:value-type="string">
            <text:p>SDA / SI</text:p>
          </table:table-cell>
          <table:table-cell table:style-name="ce89"/>
          <table:table-cell table:style-name="ce96" office:value-type="string" calcext:value-type="string">
            <text:p>I/O</text:p>
          </table:table-cell>
          <table:table-cell table:style-name="ce96" table:number-columns-repeated="2"/>
          <table:table-cell table:style-name="ce100" office:value-type="string" calcext:value-type="string">
            <text:p>MOSI</text:p>
          </table:table-cell>
          <table:table-cell table:style-name="ce96"/>
          <table:table-cell/>
          <table:table-cell table:style-name="ce115" table:formula="of:=[.D8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4" calcext:value-type="float">
            <text:p>14</text:p>
          </table:table-cell>
          <table:table-cell table:style-name="ce81" office:value-type="string" calcext:value-type="string">
            <text:p>NC / SO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table:number-columns-repeated="2"/>
          <table:table-cell table:style-name="ce100" office:value-type="string" calcext:value-type="string">
            <text:p>MISO</text:p>
          </table:table-cell>
          <table:table-cell table:style-name="ce96"/>
          <table:table-cell/>
          <table:table-cell table:style-name="ce116" table:formula="of:=[.D9]" office:value-type="float" office:value="0" calcext:value-type="float">
            <text:p>0</text:p>
          </table:table-cell>
          <table:table-cell table:style-name="ce121" table:number-columns-repeated="3"/>
          <table:table-cell table:style-name="ce127" office:value-type="string" calcext:value-type="string">
            <text:p>*</text:p>
          </table:table-cell>
          <table:table-cell table:style-name="ce133"/>
          <table:table-cell table:style-name="ce121"/>
          <table:table-cell table:style-name="ce127" office:value-type="string" calcext:value-type="string">
            <text:p>*</text:p>
          </table:table-cell>
          <table:table-cell table:style-name="ce121" table:number-columns-repeated="4"/>
          <table:table-cell table:style-name="ce117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5" calcext:value-type="float">
            <text:p>15</text:p>
          </table:table-cell>
          <table:table-cell table:style-name="ce81" office:value-type="string" calcext:value-type="string">
            <text:p>A0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6" calcext:value-type="float">
            <text:p>16</text:p>
          </table:table-cell>
          <table:table-cell table:style-name="ce81" office:value-type="string" calcext:value-type="string">
            <text:p>A1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7" calcext:value-type="float">
            <text:p>17</text:p>
          </table:table-cell>
          <table:table-cell table:style-name="ce81" office:value-type="string" calcext:value-type="string">
            <text:p>A2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2" calcext:value-type="float">
            <text:p>2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9" office:value-type="float" office:value="18" calcext:value-type="float">
            <text:p>18</text:p>
          </table:table-cell>
          <table:table-cell table:style-name="ce81" office:value-type="string" calcext:value-type="string">
            <text:p>!RESET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9" calcext:value-type="float">
            <text:p>19</text:p>
          </table:table-cell>
          <table:table-cell table:style-name="ce81" office:value-type="string" calcext:value-type="string">
            <text:p>INTB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office:value-type="string" calcext:value-type="string">
            <text:p>B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0" calcext:value-type="float">
            <text:p>20</text:p>
          </table:table-cell>
          <table:table-cell table:style-name="ce81" office:value-type="string" calcext:value-type="string">
            <text:p>INTA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100" office:value-type="string" calcext:value-type="string">
            <text:p>A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 table:formula="of:=[.$D19]" office:value-type="float" office:value="0" calcext:value-type="float">
            <text:p>0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1" calcext:value-type="float">
            <text:p>21</text:p>
          </table:table-cell>
          <table:table-cell table:style-name="ce81" office:value-type="string" calcext:value-type="string">
            <text:p>GPA0</text:p>
          </table:table-cell>
          <table:table-cell table:style-name="ce89" office:value-type="string" calcext:value-type="string">
            <text:p>B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power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2" calcext:value-type="float">
            <text:p>22</text:p>
          </table:table-cell>
          <table:table-cell table:style-name="ce81" office:value-type="string" calcext:value-type="string">
            <text:p>GPA1</text:p>
          </table:table-cell>
          <table:table-cell table:style-name="ce89" office:value-type="string" calcext:value-type="string">
            <text:p>B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wifi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3" calcext:value-type="float">
            <text:p>23</text:p>
          </table:table-cell>
          <table:table-cell table:style-name="ce81" office:value-type="string" calcext:value-type="string">
            <text:p>GPA2</text:p>
          </table:table-cell>
          <table:table-cell table:style-name="ce89" office:value-type="string" calcext:value-type="string">
            <text:p>B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link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4" calcext:value-type="float">
            <text:p>24</text:p>
          </table:table-cell>
          <table:table-cell table:style-name="ce81" office:value-type="string" calcext:value-type="string">
            <text:p>GPA3</text:p>
          </table:table-cell>
          <table:table-cell table:style-name="ce89" office:value-type="string" calcext:value-type="string">
            <text:p>B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bat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5" calcext:value-type="float">
            <text:p>25</text:p>
          </table:table-cell>
          <table:table-cell table:style-name="ce81" office:value-type="string" calcext:value-type="string">
            <text:p>GPA4</text:p>
          </table:table-cell>
          <table:table-cell table:style-name="ce89" office:value-type="string" calcext:value-type="string">
            <text:p>B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1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6" calcext:value-type="float">
            <text:p>26</text:p>
          </table:table-cell>
          <table:table-cell table:style-name="ce81" office:value-type="string" calcext:value-type="string">
            <text:p>GPA5</text:p>
          </table:table-cell>
          <table:table-cell table:style-name="ce89" office:value-type="string" calcext:value-type="string">
            <text:p>B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2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7" calcext:value-type="float">
            <text:p>27</text:p>
          </table:table-cell>
          <table:table-cell table:style-name="ce81" office:value-type="string" calcext:value-type="string">
            <text:p>GPA6</text:p>
          </table:table-cell>
          <table:table-cell table:style-name="ce89" office:value-type="string" calcext:value-type="string">
            <text:p>B6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REBOO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8" calcext:value-type="float">
            <text:p>28</text:p>
          </table:table-cell>
          <table:table-cell table:style-name="ce81" office:value-type="string" calcext:value-type="string">
            <text:p>GPA7</text:p>
          </table:table-cell>
          <table:table-cell table:style-name="ce89" office:value-type="string" calcext:value-type="string">
            <text:p>B7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ILS_IHM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t644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" table:number-columns-repeated="999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5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5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1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999"/>
        </table:table-row>
        <table:table-row table:style-name="ro7">
          <table:table-cell table:number-columns-repeated="22"/>
          <table:table-cell office:value-type="string" calcext:value-type="string">
            <text:p>???</text:p>
          </table:table-cell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CaptLumi</text:p>
          </table:table-cell>
          <table:table-cell table:style-name="ce139" office:value-type="string" calcext:value-type="string">
            <text:p>Audio + uSD</text:p>
          </table:table-cell>
          <table:table-cell table:style-name="ce139" office:value-type="string" calcext:value-type="string">
            <text:p>MIDI+DMX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Relais/Puis.</text:p>
          </table:table-cell>
          <table:table-cell table:style-name="ce139" office:value-type="string" calcext:value-type="string">
            <text:p>Titreur</text:p>
          </table:table-cell>
          <table:table-cell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" calcext:value-type="float">
            <text:p>1</text:p>
          </table:table-cell>
          <table:table-cell table:style-name="ce149" office:value-type="string" calcext:value-type="string">
            <text:p>PB5</text:p>
          </table:table-cell>
          <table:table-cell table:style-name="ce155" office:value-type="string" calcext:value-type="string">
            <text:p>A13</text:p>
          </table:table-cell>
          <table:table-cell table:style-name="ce161" table:number-columns-repeated="3"/>
          <table:table-cell table:style-name="ce164" office:value-type="string" calcext:value-type="string">
            <text:p>MOSI</text:p>
          </table:table-cell>
          <table:table-cell table:style-name="ce161"/>
          <table:table-cell table:style-name="ce170"/>
          <table:table-cell table:style-name="ce177" table:formula="of:=HYPERLINK(&quot;#Refs.$A$4&quot;;[.$A$4])" office:value-type="float" office:value="0" calcext:value-type="float">
            <text:p>0</text:p>
          </table:table-cell>
          <table:table-cell table:style-name="ce192"/>
          <table:table-cell table:style-name="ce199" table:formula="of:=HYPERLINK(&quot;#Refs.$A$4&quot;;[.$A$4])" office:value-type="float" office:value="0" calcext:value-type="float">
            <text:p>0</text:p>
          </table:table-cell>
          <table:table-cell table:style-name="ce192" table:number-columns-repeated="2"/>
          <table:table-cell table:style-name="ce207"/>
          <table:table-cell table:style-name="ce216" table:formula="of:=HYPERLINK(&quot;#Refs.$A$4&quot;;[.$A$4])" office:value-type="float" office:value="0" calcext:value-type="float">
            <text:p>0</text:p>
          </table:table-cell>
          <table:table-cell table:style-name="ce228" table:formula="of:=HYPERLINK(&quot;#Refs.$A$4&quot;;[.$A$4])" office:value-type="float" office:value="0" calcext:value-type="float">
            <text:p>0</text:p>
          </table:table-cell>
          <table:table-cell table:style-name="ce233"/>
          <table:table-cell table:style-name="ce252" table:formula="of:=HYPERLINK(&quot;#Refs.$A$4&quot;;[.$A$4])" office:value-type="float" office:value="0" calcext:value-type="float">
            <text:p>0</text:p>
          </table:table-cell>
          <table:table-cell table:style-name="ce256" table:formula="of:=HYPERLINK(&quot;#Refs.$A$4&quot;;[.$A$4])" office:value-type="float" office:value="0" calcext:value-type="float">
            <text:p>0</text:p>
          </table:table-cell>
          <table:table-cell table:style-name="ce263" table:formula="of:=HYPERLINK(&quot;#Refs.$A$4&quot;;[.$A$4])" office:value-type="float" office:value="0" calcext:value-type="float">
            <text:p>0</text:p>
          </table:table-cell>
          <table:table-cell table:style-name="ce206"/>
          <table:table-cell table:style-name="ce271" table:formula="of:=HYPERLINK(&quot;#Refs.$A$4&quot;;[.$A$4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" calcext:value-type="float">
            <text:p>2</text:p>
          </table:table-cell>
          <table:table-cell table:style-name="ce149" office:value-type="string" calcext:value-type="string">
            <text:p>PB6</text:p>
          </table:table-cell>
          <table:table-cell table:style-name="ce155" office:value-type="string" calcext:value-type="string">
            <text:p>A14</text:p>
          </table:table-cell>
          <table:table-cell table:style-name="ce161" table:number-columns-repeated="3"/>
          <table:table-cell table:style-name="ce164" office:value-type="string" calcext:value-type="string">
            <text:p>MISO</text:p>
          </table:table-cell>
          <table:table-cell table:style-name="ce161"/>
          <table:table-cell table:style-name="ce170"/>
          <table:table-cell table:style-name="ce178" table:formula="of:=HYPERLINK(&quot;#Refs.$A$5&quot;;[.$A$5])" office:value-type="float" office:value="0" calcext:value-type="float">
            <text:p>0</text:p>
          </table:table-cell>
          <table:table-cell table:style-name="ce193"/>
          <table:table-cell table:style-name="ce200" table:formula="of:=HYPERLINK(&quot;#Refs.$A$5&quot;;[.$A$5])" office:value-type="float" office:value="0" calcext:value-type="float">
            <text:p>0</text:p>
          </table:table-cell>
          <table:table-cell table:style-name="ce193" table:number-columns-repeated="2"/>
          <table:table-cell table:style-name="ce208"/>
          <table:table-cell table:style-name="ce217" table:formula="of:=HYPERLINK(&quot;#Refs.$A$5&quot;;[.$A$5])" office:value-type="float" office:value="0" calcext:value-type="float">
            <text:p>0</text:p>
          </table:table-cell>
          <table:table-cell table:style-name="ce229" table:formula="of:=HYPERLINK(&quot;#Refs.$A$5&quot;;[.$A$5])" office:value-type="float" office:value="0" calcext:value-type="float">
            <text:p>0</text:p>
          </table:table-cell>
          <table:table-cell table:style-name="ce236"/>
          <table:table-cell table:style-name="ce253" table:formula="of:=HYPERLINK(&quot;#Refs.$A$5&quot;;[.$A$5])" office:value-type="float" office:value="0" calcext:value-type="float">
            <text:p>0</text:p>
          </table:table-cell>
          <table:table-cell table:style-name="ce257" table:formula="of:=HYPERLINK(&quot;#Refs.$A$5&quot;;[.$A$5])" office:value-type="float" office:value="0" calcext:value-type="float">
            <text:p>0</text:p>
          </table:table-cell>
          <table:table-cell table:style-name="ce264" table:formula="of:=HYPERLINK(&quot;#Refs.$A$5&quot;;[.$A$5])" office:value-type="float" office:value="0" calcext:value-type="float">
            <text:p>0</text:p>
          </table:table-cell>
          <table:table-cell table:style-name="ce266"/>
          <table:table-cell table:style-name="ce272" table:formula="of:=HYPERLINK(&quot;#Refs.$A$5&quot;;[.$A$5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" calcext:value-type="float">
            <text:p>3</text:p>
          </table:table-cell>
          <table:table-cell table:style-name="ce149" office:value-type="string" calcext:value-type="string">
            <text:p>PB7</text:p>
          </table:table-cell>
          <table:table-cell table:style-name="ce155" office:value-type="string" calcext:value-type="string">
            <text:p>A15</text:p>
          </table:table-cell>
          <table:table-cell table:style-name="ce161" table:number-columns-repeated="3"/>
          <table:table-cell table:style-name="ce164" office:value-type="string" calcext:value-type="string">
            <text:p>SCK</text:p>
          </table:table-cell>
          <table:table-cell table:style-name="ce161"/>
          <table:table-cell table:style-name="ce170"/>
          <table:table-cell table:style-name="ce179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1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2"/>
          <table:table-cell table:style-name="ce209"/>
          <table:table-cell table:style-name="ce218" table:formula="of:=HYPERLINK(&quot;#Refs.$A$6&quot;;[.$A$6])" office:value-type="float" office:value="0" calcext:value-type="float">
            <text:p>0</text:p>
          </table:table-cell>
          <table:table-cell table:style-name="ce230" table:formula="of:=HYPERLINK(&quot;#Refs.$A$6&quot;;[.$A$6])" office:value-type="float" office:value="0" calcext:value-type="float">
            <text:p>0</text:p>
          </table:table-cell>
          <table:table-cell table:style-name="ce233"/>
          <table:table-cell table:style-name="ce254" table:formula="of:=HYPERLINK(&quot;#Refs.$A$6&quot;;[.$A$6])" office:value-type="float" office:value="0" calcext:value-type="float">
            <text:p>0</text:p>
          </table:table-cell>
          <table:table-cell table:style-name="ce258" table:formula="of:=HYPERLINK(&quot;#Refs.$A$6&quot;;[.$A$6])" office:value-type="float" office:value="0" calcext:value-type="float">
            <text:p>0</text:p>
          </table:table-cell>
          <table:table-cell table:style-name="ce265" table:formula="of:=HYPERLINK(&quot;#Refs.$A$6&quot;;[.$A$6])" office:value-type="float" office:value="0" calcext:value-type="float">
            <text:p>0</text:p>
          </table:table-cell>
          <table:table-cell table:style-name="ce267"/>
          <table:table-cell table:style-name="ce273" table:formula="of:=HYPERLINK(&quot;#Refs.$A$6&quot;;[.$A$6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4" calcext:value-type="float">
            <text:p>4</text:p>
          </table:table-cell>
          <table:table-cell table:style-name="ce149" office:value-type="string" calcext:value-type="string">
            <text:p>!RESET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+</text:p>
          </table:table-cell>
          <table:table-cell table:style-name="ce144" office:value-type="float" office:value="5" calcext:value-type="float">
            <text:p>5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-</text:p>
          </table:table-cell>
          <table:table-cell table:style-name="ce145" office:value-type="float" office:value="6" calcext:value-type="float">
            <text:p>6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7" calcext:value-type="float">
            <text:p>7</text:p>
          </table:table-cell>
          <table:table-cell table:style-name="ce149" office:value-type="string" calcext:value-type="string">
            <text:p>XTAL2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8" calcext:value-type="float">
            <text:p>8</text:p>
          </table:table-cell>
          <table:table-cell table:style-name="ce149" office:value-type="string" calcext:value-type="string">
            <text:p>XTAL1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9" calcext:value-type="float">
            <text:p>9</text:p>
          </table:table-cell>
          <table:table-cell table:style-name="ce149" office:value-type="string" calcext:value-type="string">
            <text:p>PD0</text:p>
          </table:table-cell>
          <table:table-cell table:style-name="ce155" office:value-type="string" calcext:value-type="string">
            <text:p>A24</text:p>
          </table:table-cell>
          <table:table-cell table:style-name="ce161" table:number-columns-repeated="2"/>
          <table:table-cell table:style-name="ce161" office:value-type="string" calcext:value-type="string">
            <text:p>R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0" table:formula="of:=HYPERLINK(&quot;#Refs.$A$7&quot;;[.$A$7])" office:value-type="float" office:value="0" calcext:value-type="float">
            <text:p>0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0" calcext:value-type="float">
            <text:p>10</text:p>
          </table:table-cell>
          <table:table-cell table:style-name="ce149" office:value-type="string" calcext:value-type="string">
            <text:p>PD1</text:p>
          </table:table-cell>
          <table:table-cell table:style-name="ce155" office:value-type="string" calcext:value-type="string">
            <text:p>A25</text:p>
          </table:table-cell>
          <table:table-cell table:style-name="ce161" table:number-columns-repeated="2"/>
          <table:table-cell table:style-name="ce161" office:value-type="string" calcext:value-type="string">
            <text:p>T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1" table:formula="of:=HYPERLINK(&quot;#Refs.$A$8&quot;;[.$A$8])" office:value-type="string" office:string-value="*" calcext:value-type="string">
            <text:p>*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1" calcext:value-type="float">
            <text:p>11</text:p>
          </table:table-cell>
          <table:table-cell table:style-name="ce149" office:value-type="string" calcext:value-type="string">
            <text:p>PD2</text:p>
          </table:table-cell>
          <table:table-cell table:style-name="ce155" office:value-type="string" calcext:value-type="string">
            <text:p>A26</text:p>
          </table:table-cell>
          <table:table-cell table:style-name="ce161"/>
          <table:table-cell table:style-name="ce168" office:value-type="float" office:value="0" calcext:value-type="float">
            <text:p>0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55" table:formula="of:=HYPERLINK(&quot;#Refs.$A$9&quot;;[.$A$9])" office:value-type="string" office:string-value="*" calcext:value-type="string">
            <text:p>*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*</text:p>
          </table:table-cell>
          <table:table-cell table:style-name="ce143" office:value-type="float" office:value="12" calcext:value-type="float">
            <text:p>12</text:p>
          </table:table-cell>
          <table:table-cell table:style-name="ce149" office:value-type="string" calcext:value-type="string">
            <text:p>PD3</text:p>
          </table:table-cell>
          <table:table-cell table:style-name="ce155" office:value-type="string" calcext:value-type="string">
            <text:p>A27</text:p>
          </table:table-cell>
          <table:table-cell table:style-name="ce161"/>
          <table:table-cell table:style-name="ce164" office:value-type="float" office:value="1" calcext:value-type="float">
            <text:p>1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2" table:formula="of:=HYPERLINK(&quot;#Refs.$A$10&quot;;[.C72])" office:value-type="string" office:string-value="INTA" calcext:value-type="string">
            <text:p>INTA</text:p>
          </table:table-cell>
          <table:table-cell table:style-name="ce250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3" calcext:value-type="float">
            <text:p>13</text:p>
          </table:table-cell>
          <table:table-cell table:style-name="ce149" office:value-type="string" calcext:value-type="string">
            <text:p>PD4</text:p>
          </table:table-cell>
          <table:table-cell table:style-name="ce155" office:value-type="string" calcext:value-type="string">
            <text:p>A28</text:p>
          </table:table-cell>
          <table:table-cell table:style-name="ce161" table:number-columns-repeated="4"/>
          <table:table-cell table:style-name="ce161" office:value-type="string" calcext:value-type="string">
            <text:p>OC1B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22" office:value-type="string" calcext:value-type="string">
            <text:p>CS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4" calcext:value-type="float">
            <text:p>14</text:p>
          </table:table-cell>
          <table:table-cell table:style-name="ce149" office:value-type="string" calcext:value-type="string">
            <text:p>PD5</text:p>
          </table:table-cell>
          <table:table-cell table:style-name="ce155" office:value-type="string" calcext:value-type="string">
            <text:p>A29</text:p>
          </table:table-cell>
          <table:table-cell table:style-name="ce161" table:number-columns-repeated="4"/>
          <table:table-cell table:style-name="ce161" office:value-type="string" calcext:value-type="string">
            <text:p>OC1A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SECU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5" calcext:value-type="float">
            <text:p>15</text:p>
          </table:table-cell>
          <table:table-cell table:style-name="ce149" office:value-type="string" calcext:value-type="string">
            <text:p>PD6</text:p>
          </table:table-cell>
          <table:table-cell table:style-name="ce155" office:value-type="string" calcext:value-type="string">
            <text:p>A30</text:p>
          </table:table-cell>
          <table:table-cell table:style-name="ce161" table:number-columns-repeated="4"/>
          <table:table-cell table:style-name="ce161" office:value-type="string" calcext:value-type="string">
            <text:p>OC2B / ICP1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!EXT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6" calcext:value-type="float">
            <text:p>16</text:p>
          </table:table-cell>
          <table:table-cell table:style-name="ce149" office:value-type="string" calcext:value-type="string">
            <text:p>PD7</text:p>
          </table:table-cell>
          <table:table-cell table:style-name="ce155" office:value-type="string" calcext:value-type="string">
            <text:p>A31</text:p>
          </table:table-cell>
          <table:table-cell table:style-name="ce161" table:number-columns-repeated="4"/>
          <table:table-cell table:style-name="ce161" office:value-type="string" calcext:value-type="string">
            <text:p>OC2A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60" office:value-type="string" calcext:value-type="string">
            <text:p>CS</text:p>
          </table:table-cell>
          <table:table-cell table:style-name="ce260" table:number-columns-repeated="2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17" calcext:value-type="float">
            <text:p>17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9" calcext:value-type="float">
            <text:p>19</text:p>
          </table:table-cell>
          <table:table-cell table:style-name="ce149" office:value-type="string" calcext:value-type="string">
            <text:p>PC0</text:p>
          </table:table-cell>
          <table:table-cell table:style-name="ce155" office:value-type="string" calcext:value-type="string">
            <text:p>A16</text:p>
          </table:table-cell>
          <table:table-cell table:style-name="ce161" table:number-columns-repeated="4"/>
          <table:table-cell table:style-name="ce161" office:value-type="string" calcext:value-type="string">
            <text:p>SCL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MP3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0" calcext:value-type="float">
            <text:p>20</text:p>
          </table:table-cell>
          <table:table-cell table:style-name="ce149" office:value-type="string" calcext:value-type="string">
            <text:p>PC1</text:p>
          </table:table-cell>
          <table:table-cell table:style-name="ce155" office:value-type="string" calcext:value-type="string">
            <text:p>A17</text:p>
          </table:table-cell>
          <table:table-cell table:style-name="ce161" table:number-columns-repeated="4"/>
          <table:table-cell table:style-name="ce161" office:value-type="string" calcext:value-type="string">
            <text:p>SD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DCS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1" calcext:value-type="float">
            <text:p>21</text:p>
          </table:table-cell>
          <table:table-cell table:style-name="ce149" office:value-type="string" calcext:value-type="string">
            <text:p>PC2</text:p>
          </table:table-cell>
          <table:table-cell table:style-name="ce155" office:value-type="string" calcext:value-type="string">
            <text:p>A18</text:p>
          </table:table-cell>
          <table:table-cell table:style-name="ce161" table:number-columns-repeated="2"/>
          <table:table-cell table:style-name="ce161" office:value-type="string" calcext:value-type="string">
            <text:p>TCK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RST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2" calcext:value-type="float">
            <text:p>22</text:p>
          </table:table-cell>
          <table:table-cell table:style-name="ce149" office:value-type="string" calcext:value-type="string">
            <text:p>PC3</text:p>
          </table:table-cell>
          <table:table-cell table:style-name="ce155" office:value-type="string" calcext:value-type="string">
            <text:p>A19</text:p>
          </table:table-cell>
          <table:table-cell table:style-name="ce161" table:number-columns-repeated="2"/>
          <table:table-cell table:style-name="ce161" office:value-type="string" calcext:value-type="string">
            <text:p>TMS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uSD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3" calcext:value-type="float">
            <text:p>23</text:p>
          </table:table-cell>
          <table:table-cell table:style-name="ce149" office:value-type="string" calcext:value-type="string">
            <text:p>PC4</text:p>
          </table:table-cell>
          <table:table-cell table:style-name="ce155" office:value-type="string" calcext:value-type="string">
            <text:p>A20</text:p>
          </table:table-cell>
          <table:table-cell table:style-name="ce161" table:number-columns-repeated="2"/>
          <table:table-cell table:style-name="ce161" office:value-type="string" calcext:value-type="string">
            <text:p>TDO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192" office:value-type="string" calcext:value-type="string">
            <text:p>CS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4" calcext:value-type="float">
            <text:p>24</text:p>
          </table:table-cell>
          <table:table-cell table:style-name="ce149" office:value-type="string" calcext:value-type="string">
            <text:p>PC5</text:p>
          </table:table-cell>
          <table:table-cell table:style-name="ce155" office:value-type="string" calcext:value-type="string">
            <text:p>A21</text:p>
          </table:table-cell>
          <table:table-cell table:style-name="ce161" table:number-columns-repeated="2"/>
          <table:table-cell table:style-name="ce161" office:value-type="string" calcext:value-type="string">
            <text:p>TDI</text:p>
          </table:table-cell>
          <table:table-cell table:style-name="ce161" table:number-columns-repeated="2"/>
          <table:table-cell table:style-name="ce170"/>
          <table:table-cell table:style-name="ce177" office:value-type="string" calcext:value-type="string">
            <text:p>!CS</text:p>
          </table:table-cell>
          <table:table-cell table:style-name="ce192" office:value-type="string" calcext:value-type="string">
            <text:p>***</text:p>
          </table:table-cell>
          <table:table-cell table:style-name="ce202" table:number-columns-repeated="2"/>
          <table:table-cell table:style-name="ce192" office:value-type="string" calcext:value-type="string">
            <text:p>*</text:p>
          </table:table-cell>
          <table:table-cell table:style-name="ce209"/>
          <table:table-cell table:style-name="ce219"/>
          <table:table-cell table:style-name="ce233" office:value-type="string" calcext:value-type="string">
            <text:p>*</text:p>
          </table:table-cell>
          <table:table-cell table:style-name="ce233"/>
          <table:table-cell table:style-name="ce202"/>
          <table:table-cell table:style-name="ce259" table:number-columns-repeated="2"/>
          <table:table-cell table:style-name="ce260" office:value-type="string" calcext:value-type="string">
            <text:p>*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5" calcext:value-type="float">
            <text:p>25</text:p>
          </table:table-cell>
          <table:table-cell table:style-name="ce149" office:value-type="string" calcext:value-type="string">
            <text:p>PC6</text:p>
          </table:table-cell>
          <table:table-cell table:style-name="ce155" office:value-type="string" calcext:value-type="string">
            <text:p>A22</text:p>
          </table:table-cell>
          <table:table-cell table:style-name="ce161" table:number-columns-repeated="4"/>
          <table:table-cell table:style-name="ce161" office:value-type="string" calcext:value-type="string">
            <text:p>TOSC1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office:value-type="string" calcext:value-type="string">
            <text:p>CS</text:p>
          </table:table-cell>
          <table:table-cell table:style-name="ce19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60" office:value-type="string" calcext:value-type="string">
            <text:p>CS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6" calcext:value-type="float">
            <text:p>26</text:p>
          </table:table-cell>
          <table:table-cell table:style-name="ce149" office:value-type="string" calcext:value-type="string">
            <text:p>PC7</text:p>
          </table:table-cell>
          <table:table-cell table:style-name="ce155" office:value-type="string" calcext:value-type="string">
            <text:p>A23</text:p>
          </table:table-cell>
          <table:table-cell table:style-name="ce161" table:number-columns-repeated="4"/>
          <table:table-cell table:style-name="ce161" office:value-type="string" calcext:value-type="string">
            <text:p>TOSC2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27" calcext:value-type="float">
            <text:p>27</text:p>
          </table:table-cell>
          <table:table-cell table:style-name="ce150" office:value-type="string" calcext:value-type="string">
            <text:p>A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28" calcext:value-type="float">
            <text:p>2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29" calcext:value-type="float">
            <text:p>29</text:p>
          </table:table-cell>
          <table:table-cell table:style-name="ce149" office:value-type="string" calcext:value-type="string">
            <text:p>AREF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0" calcext:value-type="float">
            <text:p>30</text:p>
          </table:table-cell>
          <table:table-cell table:style-name="ce149" office:value-type="string" calcext:value-type="string">
            <text:p>PA7</text:p>
          </table:table-cell>
          <table:table-cell table:style-name="ce155" office:value-type="string" calcext:value-type="string">
            <text:p>A7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3" office:value-type="string" calcext:value-type="string">
            <text:p>CODE</text:p>
          </table:table-cell>
          <table:table-cell table:style-name="ce193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1" calcext:value-type="float">
            <text:p>31</text:p>
          </table:table-cell>
          <table:table-cell table:style-name="ce149" office:value-type="string" calcext:value-type="string">
            <text:p>PA6</text:p>
          </table:table-cell>
          <table:table-cell table:style-name="ce155" office:value-type="string" calcext:value-type="string">
            <text:p>A6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SECU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2" calcext:value-type="float">
            <text:p>32</text:p>
          </table:table-cell>
          <table:table-cell table:style-name="ce149" office:value-type="string" calcext:value-type="string">
            <text:p>PA5</text:p>
          </table:table-cell>
          <table:table-cell table:style-name="ce155" office:value-type="string" calcext:value-type="string">
            <text:p>A5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NORM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3" calcext:value-type="float">
            <text:p>33</text:p>
          </table:table-cell>
          <table:table-cell table:style-name="ce149" office:value-type="string" calcext:value-type="string">
            <text:p>PA4</text:p>
          </table:table-cell>
          <table:table-cell table:style-name="ce155" office:value-type="string" calcext:value-type="string">
            <text:p>A4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/>
          <table:table-cell table:style-name="ce236" office:value-type="string" calcext:value-type="string">
            <text:p>LUMI</text:p>
          </table:table-cell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4" calcext:value-type="float">
            <text:p>34</text:p>
          </table:table-cell>
          <table:table-cell table:style-name="ce149" office:value-type="string" calcext:value-type="string">
            <text:p>PA3</text:p>
          </table:table-cell>
          <table:table-cell table:style-name="ce155" office:value-type="string" calcext:value-type="string">
            <text:p>A3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2"/>
          <table:table-cell table:style-name="ce260" office:value-type="string" calcext:value-type="string">
            <text:p>PWM_freq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5" calcext:value-type="float">
            <text:p>35</text:p>
          </table:table-cell>
          <table:table-cell table:style-name="ce149" office:value-type="string" calcext:value-type="string">
            <text:p>PA2</text:p>
          </table:table-cell>
          <table:table-cell table:style-name="ce155" office:value-type="string" calcext:value-type="string">
            <text:p>A2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3" office:value-type="string" calcext:value-type="string">
            <text:p>TEMPER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6" calcext:value-type="float">
            <text:p>36</text:p>
          </table:table-cell>
          <table:table-cell table:style-name="ce149" office:value-type="string" calcext:value-type="string">
            <text:p>PA1</text:p>
          </table:table-cell>
          <table:table-cell table:style-name="ce155" office:value-type="string" calcext:value-type="string">
            <text:p>A1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2" office:value-type="string" calcext:value-type="string">
            <text:p>VENTIL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37" calcext:value-type="float">
            <text:p>37</text:p>
          </table:table-cell>
          <table:table-cell table:style-name="ce149" office:value-type="string" calcext:value-type="string">
            <text:p>PA0</text:p>
          </table:table-cell>
          <table:table-cell table:style-name="ce155" office:value-type="string" calcext:value-type="string">
            <text:p>A0</text:p>
          </table:table-cell>
          <table:table-cell table:style-name="ce161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38" calcext:value-type="float">
            <text:p>38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3"/>
          <table:table-cell table:style-name="ce184"/>
          <table:table-cell table:style-name="ce194"/>
          <table:table-cell table:style-name="ce203" table:number-columns-repeated="3"/>
          <table:table-cell table:style-name="ce212"/>
          <table:table-cell table:style-name="ce223"/>
          <table:table-cell table:style-name="ce237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39" calcext:value-type="float">
            <text:p>39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/>
          <table:table-cell table:style-name="ce143" office:value-type="float" office:value="40" calcext:value-type="float">
            <text:p>40</text:p>
          </table:table-cell>
          <table:table-cell table:style-name="ce149" office:value-type="string" calcext:value-type="string">
            <text:p>PB0</text:p>
          </table:table-cell>
          <table:table-cell table:style-name="ce155" office:value-type="string" calcext:value-type="string">
            <text:p>A8</text:p>
          </table:table-cell>
          <table:table-cell table:style-name="ce161" table:number-columns-repeated="4"/>
          <table:table-cell table:style-name="ce161" office:value-type="string" calcext:value-type="string">
            <text:p>T0 / XC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1" calcext:value-type="float">
            <text:p>41</text:p>
          </table:table-cell>
          <table:table-cell table:style-name="ce149" office:value-type="string" calcext:value-type="string">
            <text:p>PB1</text:p>
          </table:table-cell>
          <table:table-cell table:style-name="ce155" office:value-type="string" calcext:value-type="string">
            <text:p>A9</text:p>
          </table:table-cell>
          <table:table-cell table:style-name="ce161" table:number-columns-repeated="4"/>
          <table:table-cell table:style-name="ce161" office:value-type="string" calcext:value-type="string">
            <text:p>T1 / CL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2" calcext:value-type="float">
            <text:p>42</text:p>
          </table:table-cell>
          <table:table-cell table:style-name="ce149" office:value-type="string" calcext:value-type="string">
            <text:p>PB2</text:p>
          </table:table-cell>
          <table:table-cell table:style-name="ce155" office:value-type="string" calcext:value-type="string">
            <text:p>A10</text:p>
          </table:table-cell>
          <table:table-cell table:style-name="ce161"/>
          <table:table-cell table:style-name="ce161" office:value-type="float" office:value="2" calcext:value-type="float">
            <text:p>2</text:p>
          </table:table-cell>
          <table:table-cell table:style-name="ce161" table:number-columns-repeated="2"/>
          <table:table-cell table:style-name="ce161" office:value-type="string" calcext:value-type="string">
            <text:p>AIN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59" office:value-type="string" calcext:value-type="string">
            <text:p>??(interessant?)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3" calcext:value-type="float">
            <text:p>43</text:p>
          </table:table-cell>
          <table:table-cell table:style-name="ce149" office:value-type="string" calcext:value-type="string">
            <text:p>PB3</text:p>
          </table:table-cell>
          <table:table-cell table:style-name="ce155" office:value-type="string" calcext:value-type="string">
            <text:p>A11</text:p>
          </table:table-cell>
          <table:table-cell table:style-name="ce161" table:number-columns-repeated="4"/>
          <table:table-cell table:style-name="ce161" office:value-type="string" calcext:value-type="string">
            <text:p>AIN1 / OC0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4" calcext:value-type="float">
            <text:p>44</text:p>
          </table:table-cell>
          <table:table-cell table:style-name="ce149" office:value-type="string" calcext:value-type="string">
            <text:p>PB4</text:p>
          </table:table-cell>
          <table:table-cell table:style-name="ce155" office:value-type="string" calcext:value-type="string">
            <text:p>A12</text:p>
          </table:table-cell>
          <table:table-cell table:style-name="ce161" table:number-columns-repeated="3"/>
          <table:table-cell table:style-name="ce161" office:value-type="string" calcext:value-type="string">
            <text:p>!SS</text:p>
          </table:table-cell>
          <table:table-cell table:style-name="ce161" office:value-type="string" calcext:value-type="string">
            <text:p>OC0B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4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" calcext:value-type="float">
            <text:p>1</text:p>
          </table:table-cell>
          <table:table-cell table:style-name="ce152" office:value-type="string" calcext:value-type="string">
            <text:p>GPB0</text:p>
          </table:table-cell>
          <table:table-cell table:style-name="ce158" office:value-type="string" calcext:value-type="string">
            <text:p>B8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205" office:value-type="string" calcext:value-type="string">
            <text:p>SECT</text:p>
          </table:table-cell>
          <table:table-cell table:style-name="ce213"/>
          <table:table-cell table:style-name="ce225"/>
          <table:table-cell table:style-name="ce238" table:number-columns-repeated="2"/>
          <table:table-cell table:style-name="ce196" table:number-columns-repeated="3"/>
          <table:table-cell table:style-name="ce268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" calcext:value-type="float">
            <text:p>2</text:p>
          </table:table-cell>
          <table:table-cell table:style-name="ce152" office:value-type="string" calcext:value-type="string">
            <text:p>GPB1</text:p>
          </table:table-cell>
          <table:table-cell table:style-name="ce158" office:value-type="string" calcext:value-type="string">
            <text:p>B9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1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3" calcext:value-type="float">
            <text:p>3</text:p>
          </table:table-cell>
          <table:table-cell table:style-name="ce152" office:value-type="string" calcext:value-type="string">
            <text:p>GPB2</text:p>
          </table:table-cell>
          <table:table-cell table:style-name="ce158" office:value-type="string" calcext:value-type="string">
            <text:p>B1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2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4" calcext:value-type="float">
            <text:p>4</text:p>
          </table:table-cell>
          <table:table-cell table:style-name="ce152" office:value-type="string" calcext:value-type="string">
            <text:p>GPB3</text:p>
          </table:table-cell>
          <table:table-cell table:style-name="ce158" office:value-type="string" calcext:value-type="string">
            <text:p>B1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3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5" calcext:value-type="float">
            <text:p>5</text:p>
          </table:table-cell>
          <table:table-cell table:style-name="ce152" office:value-type="string" calcext:value-type="string">
            <text:p>GPB4</text:p>
          </table:table-cell>
          <table:table-cell table:style-name="ce158" office:value-type="string" calcext:value-type="string">
            <text:p>B1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6" calcext:value-type="float">
            <text:p>6</text:p>
          </table:table-cell>
          <table:table-cell table:style-name="ce152" office:value-type="string" calcext:value-type="string">
            <text:p>GPB5</text:p>
          </table:table-cell>
          <table:table-cell table:style-name="ce158" office:value-type="string" calcext:value-type="string">
            <text:p>B1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7" calcext:value-type="float">
            <text:p>7</text:p>
          </table:table-cell>
          <table:table-cell table:style-name="ce152" office:value-type="string" calcext:value-type="string">
            <text:p>GPB6</text:p>
          </table:table-cell>
          <table:table-cell table:style-name="ce158" office:value-type="string" calcext:value-type="string">
            <text:p>B1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8" calcext:value-type="float">
            <text:p>8</text:p>
          </table:table-cell>
          <table:table-cell table:style-name="ce152" office:value-type="string" calcext:value-type="string">
            <text:p>GPB7</text:p>
          </table:table-cell>
          <table:table-cell table:style-name="ce158" office:value-type="string" calcext:value-type="string">
            <text:p>B1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7" office:value-type="float" office:value="9" calcext:value-type="float">
            <text:p>9</text:p>
          </table:table-cell>
          <table:table-cell table:style-name="ce153" office:value-type="string" calcext:value-type="string">
            <text:p>VDD</text:p>
          </table:table-cell>
          <table:table-cell table:style-name="ce159"/>
          <table:table-cell table:style-name="ce166" table:number-columns-repeated="5"/>
          <table:table-cell table:style-name="ce175"/>
          <table:table-cell table:style-name="ce186"/>
          <table:table-cell table:style-name="ce197" table:number-columns-repeated="3"/>
          <table:table-cell table:style-name="ce186"/>
          <table:table-cell table:style-name="ce214"/>
          <table:table-cell table:style-name="ce226"/>
          <table:table-cell table:style-name="ce240" table:number-columns-repeated="2"/>
          <table:table-cell table:style-name="ce197" table:number-columns-repeated="3"/>
          <table:table-cell table:style-name="ce184"/>
          <table:table-cell table:style-name="ce197"/>
          <table:table-cell table:style-name="ce1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8" office:value-type="float" office:value="10" calcext:value-type="float">
            <text:p>10</text:p>
          </table:table-cell>
          <table:table-cell table:style-name="ce154" office:value-type="string" calcext:value-type="string">
            <text:p>GND</text:p>
          </table:table-cell>
          <table:table-cell table:style-name="ce160"/>
          <table:table-cell table:style-name="ce167" table:number-columns-repeated="5"/>
          <table:table-cell table:style-name="ce176"/>
          <table:table-cell table:style-name="ce187"/>
          <table:table-cell table:style-name="ce198" table:number-columns-repeated="3"/>
          <table:table-cell table:style-name="ce187"/>
          <table:table-cell table:style-name="ce215"/>
          <table:table-cell table:style-name="ce227"/>
          <table:table-cell table:style-name="ce241" table:number-columns-repeated="2"/>
          <table:table-cell table:style-name="ce198" table:number-columns-repeated="3"/>
          <table:table-cell table:style-name="ce182"/>
          <table:table-cell table:style-name="ce198"/>
          <table:table-cell table:style-name="ce1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1" calcext:value-type="float">
            <text:p>11</text:p>
          </table:table-cell>
          <table:table-cell table:style-name="ce152" office:value-type="string" calcext:value-type="string">
            <text:p>NC / !CS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!CS</text:p>
          </table:table-cell>
          <table:table-cell table:style-name="ce165"/>
          <table:table-cell table:style-name="ce174"/>
          <table:table-cell table:style-name="ce188" table:formula="of:=[.D31]" office:value-type="string" office:string-value="A21" calcext:value-type="string">
            <text:p>A21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2" office:value-type="string" calcext:value-type="string">
            <text:p>*</text:p>
          </table:table-cell>
          <table:table-cell table:style-name="ce242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2" calcext:value-type="float">
            <text:p>12</text:p>
          </table:table-cell>
          <table:table-cell table:style-name="ce152" office:value-type="string" calcext:value-type="string">
            <text:p>SCL/SCK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SCK</text:p>
          </table:table-cell>
          <table:table-cell table:style-name="ce165"/>
          <table:table-cell table:style-name="ce174"/>
          <table:table-cell table:style-name="ce189" table:formula="of:=[.D10]" office:value-type="string" office:string-value="A15" calcext:value-type="string">
            <text:p>A15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3" office:value-type="string" calcext:value-type="string">
            <text:p>*</text:p>
          </table:table-cell>
          <table:table-cell table:style-name="ce243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3" calcext:value-type="float">
            <text:p>13</text:p>
          </table:table-cell>
          <table:table-cell table:style-name="ce152" office:value-type="string" calcext:value-type="string">
            <text:p>SDA / SI</text:p>
          </table:table-cell>
          <table:table-cell table:style-name="ce158"/>
          <table:table-cell table:style-name="ce165" office:value-type="string" calcext:value-type="string">
            <text:p>I/O</text:p>
          </table:table-cell>
          <table:table-cell table:style-name="ce165" table:number-columns-repeated="2"/>
          <table:table-cell table:style-name="ce169" office:value-type="string" calcext:value-type="string">
            <text:p>MOSI</text:p>
          </table:table-cell>
          <table:table-cell table:style-name="ce165"/>
          <table:table-cell table:style-name="ce174"/>
          <table:table-cell table:style-name="ce190" table:formula="of:=[.D8]" office:value-type="string" office:string-value="A13" calcext:value-type="string">
            <text:p>A13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4" office:value-type="string" calcext:value-type="string">
            <text:p>*</text:p>
          </table:table-cell>
          <table:table-cell table:style-name="ce244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4" calcext:value-type="float">
            <text:p>14</text:p>
          </table:table-cell>
          <table:table-cell table:style-name="ce152" office:value-type="string" calcext:value-type="string">
            <text:p>NC / SO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table:number-columns-repeated="2"/>
          <table:table-cell table:style-name="ce169" office:value-type="string" calcext:value-type="string">
            <text:p>MISO</text:p>
          </table:table-cell>
          <table:table-cell table:style-name="ce165"/>
          <table:table-cell table:style-name="ce174"/>
          <table:table-cell table:style-name="ce191" table:formula="of:=[.D9]" office:value-type="string" office:string-value="A14" calcext:value-type="string">
            <text:p>A14</text:p>
          </table:table-cell>
          <table:table-cell table:style-name="ce196" table:number-columns-repeated="3"/>
          <table:table-cell table:style-name="ce206" office:value-type="string" calcext:value-type="string">
            <text:p>*</text:p>
          </table:table-cell>
          <table:table-cell table:style-name="ce213"/>
          <table:table-cell table:style-name="ce225"/>
          <table:table-cell table:style-name="ce245" office:value-type="string" calcext:value-type="string">
            <text:p>*</text:p>
          </table:table-cell>
          <table:table-cell table:style-name="ce245"/>
          <table:table-cell table:style-name="ce196" table:number-columns-repeated="3"/>
          <table:table-cell table:style-name="ce269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8">
          <table:table-cell table:style-name="ce140"/>
          <table:table-cell table:style-name="ce146" office:value-type="float" office:value="15" calcext:value-type="float">
            <text:p>15</text:p>
          </table:table-cell>
          <table:table-cell table:style-name="ce152" office:value-type="string" calcext:value-type="string">
            <text:p>A0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0" calcext:value-type="float">
            <text:p>0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6" calcext:value-type="float">
            <text:p>16</text:p>
          </table:table-cell>
          <table:table-cell table:style-name="ce152" office:value-type="string" calcext:value-type="string">
            <text:p>A1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7" calcext:value-type="float">
            <text:p>17</text:p>
          </table:table-cell>
          <table:table-cell table:style-name="ce152" office:value-type="string" calcext:value-type="string">
            <text:p>A2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6" office:value-type="float" office:value="18" calcext:value-type="float">
            <text:p>18</text:p>
          </table:table-cell>
          <table:table-cell table:style-name="ce152" office:value-type="string" calcext:value-type="string">
            <text:p>!RESET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9" calcext:value-type="float">
            <text:p>19</text:p>
          </table:table-cell>
          <table:table-cell table:style-name="ce152" office:value-type="string" calcext:value-type="string">
            <text:p>INTB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office:value-type="string" calcext:value-type="string">
            <text:p>B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6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0" calcext:value-type="float">
            <text:p>20</text:p>
          </table:table-cell>
          <table:table-cell table:style-name="ce152" office:value-type="string" calcext:value-type="string">
            <text:p>INTA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9" office:value-type="string" calcext:value-type="string">
            <text:p>A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7" table:formula="of:=[.$D19]" office:value-type="string" office:string-value="A27" calcext:value-type="string">
            <text:p>A27</text:p>
          </table:table-cell>
          <table:table-cell table:style-name="ce247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1" calcext:value-type="float">
            <text:p>21</text:p>
          </table:table-cell>
          <table:table-cell table:style-name="ce152" office:value-type="string" calcext:value-type="string">
            <text:p>GPA0</text:p>
          </table:table-cell>
          <table:table-cell table:style-name="ce158" office:value-type="string" calcext:value-type="string">
            <text:p>B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power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2" calcext:value-type="float">
            <text:p>22</text:p>
          </table:table-cell>
          <table:table-cell table:style-name="ce152" office:value-type="string" calcext:value-type="string">
            <text:p>GPA1</text:p>
          </table:table-cell>
          <table:table-cell table:style-name="ce158" office:value-type="string" calcext:value-type="string">
            <text:p>B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wifi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3" calcext:value-type="float">
            <text:p>23</text:p>
          </table:table-cell>
          <table:table-cell table:style-name="ce152" office:value-type="string" calcext:value-type="string">
            <text:p>GPA2</text:p>
          </table:table-cell>
          <table:table-cell table:style-name="ce158" office:value-type="string" calcext:value-type="string">
            <text:p>B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link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4" calcext:value-type="float">
            <text:p>24</text:p>
          </table:table-cell>
          <table:table-cell table:style-name="ce152" office:value-type="string" calcext:value-type="string">
            <text:p>GPA3</text:p>
          </table:table-cell>
          <table:table-cell table:style-name="ce158" office:value-type="string" calcext:value-type="string">
            <text:p>B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batt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5" calcext:value-type="float">
            <text:p>25</text:p>
          </table:table-cell>
          <table:table-cell table:style-name="ce152" office:value-type="string" calcext:value-type="string">
            <text:p>GPA4</text:p>
          </table:table-cell>
          <table:table-cell table:style-name="ce158" office:value-type="string" calcext:value-type="string">
            <text:p>B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1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6" calcext:value-type="float">
            <text:p>26</text:p>
          </table:table-cell>
          <table:table-cell table:style-name="ce152" office:value-type="string" calcext:value-type="string">
            <text:p>GPA5</text:p>
          </table:table-cell>
          <table:table-cell table:style-name="ce158" office:value-type="string" calcext:value-type="string">
            <text:p>B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2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7" calcext:value-type="float">
            <text:p>27</text:p>
          </table:table-cell>
          <table:table-cell table:style-name="ce152" office:value-type="string" calcext:value-type="string">
            <text:p>GPA6</text:p>
          </table:table-cell>
          <table:table-cell table:style-name="ce158" office:value-type="string" calcext:value-type="string">
            <text:p>B6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8" office:value-type="string" calcext:value-type="string">
            <text:p>REBOOT</text:p>
          </table:table-cell>
          <table:table-cell table:style-name="ce251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8" calcext:value-type="float">
            <text:p>28</text:p>
          </table:table-cell>
          <table:table-cell table:style-name="ce152" office:value-type="string" calcext:value-type="string">
            <text:p>GPA7</text:p>
          </table:table-cell>
          <table:table-cell table:style-name="ce158" office:value-type="string" calcext:value-type="string">
            <text:p>B7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9" office:value-type="string" calcext:value-type="string">
            <text:p>ILS_IHM</text:p>
          </table:table-cell>
          <table:table-cell table:style-name="ce249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 table:number-rows-repeated="1048495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at644.Y8:at644.AMI9 at644.U11:at644.AMI51 at644.Y10:at644.AMI10 at644.B8:at644.J51 at644.L11:at644.P51 at644.N8:at644.P10 at644.L8:at644.L10 at644.T11:at644.T17 at644.T19:at644.T51">
            <calcext:condition calcext:apply-style-name="PAIR" calcext:value="formula-is(ISEVEN(ROW()))" calcext:base-cell-address="at644.B8"/>
            <calcext:condition calcext:apply-style-name="IMPAIR" calcext:value="formula-is(NOT(ISEVEN(ROW())))" calcext:base-cell-address="at644.B8"/>
          </calcext:conditional-format>
          <calcext:conditional-format calcext:target-range-address="at644.W10:at644.W10">
            <calcext:condition calcext:apply-style-name="PAIR" calcext:value="formula-is(ISEVEN(ROW()))" calcext:base-cell-address="at644.W10"/>
            <calcext:condition calcext:apply-style-name="IMPAIR" calcext:value="formula-is(NOT(ISEVEN(ROW())))" calcext:base-cell-address="at644.W10"/>
          </calcext:conditional-format>
          <calcext:conditional-format calcext:target-range-address="at644.W9:at644.W9">
            <calcext:condition calcext:apply-style-name="PAIR" calcext:value="formula-is(ISEVEN(ROW()))" calcext:base-cell-address="at644.W9"/>
            <calcext:condition calcext:apply-style-name="IMPAIR" calcext:value="formula-is(NOT(ISEVEN(ROW())))" calcext:base-cell-address="at644.W9"/>
          </calcext:conditional-format>
          <calcext:conditional-format calcext:target-range-address="at644.T54:at644.AMI62 at644.U11:at644.AMI51 at644.A63:at644.J65 at644.T63:at644.AMI65 at644.T66:at644.AMI71 at644.A53:at644.K62 at644.T53:at644.AMI53 at644.T80:at644.AMI80 at644.T79:at644.AMI79 at644.T73:at644.AMI78 at644.A66:at644.K80 at644.T72:at644.AMI72 at644.L11:at644.P15 at644.L53:at644.P80 at644.A8:at644.K8 at644.N8:at644.P10 at644.L8:at644.L10 at644.Y8:at644.AMI10 at644.W8:at644.W10 at644.A9:at644.J10 at644.L18:at644.P51 at644.A11:at644.K51 at644.L16:at644.P17 at644.T11:at644.T17 at644.T19:at644.T51">
            <calcext:condition calcext:apply-style-name="PAIR" calcext:value="formula-is(ISEVEN(ROW()))" calcext:base-cell-address="at644.A8"/>
            <calcext:condition calcext:apply-style-name="IMPAIR" calcext:value="formula-is(NOT(ISEVEN(ROW())))" calcext:base-cell-address="at644.A8"/>
          </calcext:conditional-format>
          <calcext:conditional-format calcext:target-range-address="at644.K64:at644.K65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K63:at644.K63">
            <calcext:condition calcext:apply-style-name="PAIR" calcext:value="formula-is(ISEVEN(ROW()))" calcext:base-cell-address="at644.K63"/>
            <calcext:condition calcext:apply-style-name="IMPAIR" calcext:value="formula-is(NOT(ISEVEN(ROW())))" calcext:base-cell-address="at644.K63"/>
          </calcext:conditional-format>
          <calcext:conditional-format calcext:target-range-address="at644.K64:at644.K64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R54:at644.S62 at644.S11:at644.S51 at644.R66:at644.S71 at644.R73:at644.S78 at644.S8:at644.S10 at644.R11:at644.R18 at644.R20:at644.R51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R64:at644.S65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63:at644.S63">
            <calcext:condition calcext:apply-style-name="PAIR" calcext:value="formula-is(ISEVEN(ROW()))" calcext:base-cell-address="at644.R63"/>
            <calcext:condition calcext:apply-style-name="IMPAIR" calcext:value="formula-is(NOT(ISEVEN(ROW())))" calcext:base-cell-address="at644.R63"/>
          </calcext:conditional-format>
          <calcext:conditional-format calcext:target-range-address="at644.R64:at644.S64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53:at644.S53">
            <calcext:condition calcext:apply-style-name="PAIR" calcext:value="formula-is(ISEVEN(ROW()))" calcext:base-cell-address="at644.R53"/>
            <calcext:condition calcext:apply-style-name="IMPAIR" calcext:value="formula-is(NOT(ISEVEN(ROW())))" calcext:base-cell-address="at644.R53"/>
          </calcext:conditional-format>
          <calcext:conditional-format calcext:target-range-address="at644.R79:at644.S79">
            <calcext:condition calcext:apply-style-name="PAIR" calcext:value="formula-is(ISEVEN(ROW()))" calcext:base-cell-address="at644.R79"/>
            <calcext:condition calcext:apply-style-name="IMPAIR" calcext:value="formula-is(NOT(ISEVEN(ROW())))" calcext:base-cell-address="at644.R79"/>
          </calcext:conditional-format>
          <calcext:conditional-format calcext:target-range-address="at644.R72:at644.S72">
            <calcext:condition calcext:apply-style-name="PAIR" calcext:value="formula-is(ISEVEN(ROW()))" calcext:base-cell-address="at644.R72"/>
            <calcext:condition calcext:apply-style-name="IMPAIR" calcext:value="formula-is(NOT(ISEVEN(ROW())))" calcext:base-cell-address="at644.R72"/>
          </calcext:conditional-format>
          <calcext:conditional-format calcext:target-range-address="at644.R80:at644.S80">
            <calcext:condition calcext:apply-style-name="PAIR" calcext:value="formula-is(ISEVEN(ROW()))" calcext:base-cell-address="at644.R80"/>
            <calcext:condition calcext:apply-style-name="IMPAIR" calcext:value="formula-is(NOT(ISEVEN(ROW())))" calcext:base-cell-address="at644.R80"/>
          </calcext:conditional-format>
          <calcext:conditional-format calcext:target-range-address="at644.M8:at644.M8">
            <calcext:condition calcext:apply-style-name="PAIR" calcext:value="formula-is(ISEVEN(ROW()))" calcext:base-cell-address="at644.M8"/>
            <calcext:condition calcext:apply-style-name="IMPAIR" calcext:value="formula-is(NOT(ISEVEN(ROW())))" calcext:base-cell-address="at644.M8"/>
          </calcext:conditional-format>
          <calcext:conditional-format calcext:target-range-address="at644.R8:at644.R8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T8:at644.T8">
            <calcext:condition calcext:apply-style-name="PAIR" calcext:value="formula-is(ISEVEN(ROW()))" calcext:base-cell-address="at644.T8"/>
            <calcext:condition calcext:apply-style-name="IMPAIR" calcext:value="formula-is(NOT(ISEVEN(ROW())))" calcext:base-cell-address="at644.T8"/>
          </calcext:conditional-format>
          <calcext:conditional-format calcext:target-range-address="at644.U8:at644.U8">
            <calcext:condition calcext:apply-style-name="PAIR" calcext:value="formula-is(ISEVEN(ROW()))" calcext:base-cell-address="at644.U8"/>
            <calcext:condition calcext:apply-style-name="IMPAIR" calcext:value="formula-is(NOT(ISEVEN(ROW())))" calcext:base-cell-address="at644.U8"/>
          </calcext:conditional-format>
          <calcext:conditional-format calcext:target-range-address="at644.V8:at644.V8">
            <calcext:condition calcext:apply-style-name="PAIR" calcext:value="formula-is(ISEVEN(ROW()))" calcext:base-cell-address="at644.V8"/>
            <calcext:condition calcext:apply-style-name="IMPAIR" calcext:value="formula-is(NOT(ISEVEN(ROW())))" calcext:base-cell-address="at644.V8"/>
          </calcext:conditional-format>
          <calcext:conditional-format calcext:target-range-address="at644.X8:at644.X8">
            <calcext:condition calcext:apply-style-name="PAIR" calcext:value="formula-is(ISEVEN(ROW()))" calcext:base-cell-address="at644.X8"/>
            <calcext:condition calcext:apply-style-name="IMPAIR" calcext:value="formula-is(NOT(ISEVEN(ROW())))" calcext:base-cell-address="at644.X8"/>
          </calcext:conditional-format>
          <calcext:conditional-format calcext:target-range-address="at644.K9:at644.K9">
            <calcext:condition calcext:apply-style-name="PAIR" calcext:value="formula-is(ISEVEN(ROW()))" calcext:base-cell-address="at644.K9"/>
            <calcext:condition calcext:apply-style-name="IMPAIR" calcext:value="formula-is(NOT(ISEVEN(ROW())))" calcext:base-cell-address="at644.K9"/>
          </calcext:conditional-format>
          <calcext:conditional-format calcext:target-range-address="at644.M9:at644.M9">
            <calcext:condition calcext:apply-style-name="PAIR" calcext:value="formula-is(ISEVEN(ROW()))" calcext:base-cell-address="at644.M9"/>
            <calcext:condition calcext:apply-style-name="IMPAIR" calcext:value="formula-is(NOT(ISEVEN(ROW())))" calcext:base-cell-address="at644.M9"/>
          </calcext:conditional-format>
          <calcext:conditional-format calcext:target-range-address="at644.R9:at644.R9">
            <calcext:condition calcext:apply-style-name="PAIR" calcext:value="formula-is(ISEVEN(ROW()))" calcext:base-cell-address="at644.R9"/>
            <calcext:condition calcext:apply-style-name="IMPAIR" calcext:value="formula-is(NOT(ISEVEN(ROW())))" calcext:base-cell-address="at644.R9"/>
          </calcext:conditional-format>
          <calcext:conditional-format calcext:target-range-address="at644.T9:at644.T9">
            <calcext:condition calcext:apply-style-name="PAIR" calcext:value="formula-is(ISEVEN(ROW()))" calcext:base-cell-address="at644.T9"/>
            <calcext:condition calcext:apply-style-name="IMPAIR" calcext:value="formula-is(NOT(ISEVEN(ROW())))" calcext:base-cell-address="at644.T9"/>
          </calcext:conditional-format>
          <calcext:conditional-format calcext:target-range-address="at644.U9:at644.U9">
            <calcext:condition calcext:apply-style-name="PAIR" calcext:value="formula-is(ISEVEN(ROW()))" calcext:base-cell-address="at644.U9"/>
            <calcext:condition calcext:apply-style-name="IMPAIR" calcext:value="formula-is(NOT(ISEVEN(ROW())))" calcext:base-cell-address="at644.U9"/>
          </calcext:conditional-format>
          <calcext:conditional-format calcext:target-range-address="at644.V9:at644.V9">
            <calcext:condition calcext:apply-style-name="PAIR" calcext:value="formula-is(ISEVEN(ROW()))" calcext:base-cell-address="at644.V9"/>
            <calcext:condition calcext:apply-style-name="IMPAIR" calcext:value="formula-is(NOT(ISEVEN(ROW())))" calcext:base-cell-address="at644.V9"/>
          </calcext:conditional-format>
          <calcext:conditional-format calcext:target-range-address="at644.X9:at644.X9">
            <calcext:condition calcext:apply-style-name="PAIR" calcext:value="formula-is(ISEVEN(ROW()))" calcext:base-cell-address="at644.X9"/>
            <calcext:condition calcext:apply-style-name="IMPAIR" calcext:value="formula-is(NOT(ISEVEN(ROW())))" calcext:base-cell-address="at644.X9"/>
          </calcext:conditional-format>
          <calcext:conditional-format calcext:target-range-address="at644.K10:at644.K10">
            <calcext:condition calcext:apply-style-name="PAIR" calcext:value="formula-is(ISEVEN(ROW()))" calcext:base-cell-address="at644.K10"/>
            <calcext:condition calcext:apply-style-name="IMPAIR" calcext:value="formula-is(NOT(ISEVEN(ROW())))" calcext:base-cell-address="at644.K10"/>
          </calcext:conditional-format>
          <calcext:conditional-format calcext:target-range-address="at644.M10:at644.M10">
            <calcext:condition calcext:apply-style-name="PAIR" calcext:value="formula-is(ISEVEN(ROW()))" calcext:base-cell-address="at644.M10"/>
            <calcext:condition calcext:apply-style-name="IMPAIR" calcext:value="formula-is(NOT(ISEVEN(ROW())))" calcext:base-cell-address="at644.M10"/>
          </calcext:conditional-format>
          <calcext:conditional-format calcext:target-range-address="at644.R10:at644.R10">
            <calcext:condition calcext:apply-style-name="PAIR" calcext:value="formula-is(ISEVEN(ROW()))" calcext:base-cell-address="at644.R10"/>
            <calcext:condition calcext:apply-style-name="IMPAIR" calcext:value="formula-is(NOT(ISEVEN(ROW())))" calcext:base-cell-address="at644.R10"/>
          </calcext:conditional-format>
          <calcext:conditional-format calcext:target-range-address="at644.T10:at644.T10">
            <calcext:condition calcext:apply-style-name="PAIR" calcext:value="formula-is(ISEVEN(ROW()))" calcext:base-cell-address="at644.T10"/>
            <calcext:condition calcext:apply-style-name="IMPAIR" calcext:value="formula-is(NOT(ISEVEN(ROW())))" calcext:base-cell-address="at644.T10"/>
          </calcext:conditional-format>
          <calcext:conditional-format calcext:target-range-address="at644.U10:at644.U10">
            <calcext:condition calcext:apply-style-name="PAIR" calcext:value="formula-is(ISEVEN(ROW()))" calcext:base-cell-address="at644.U10"/>
            <calcext:condition calcext:apply-style-name="IMPAIR" calcext:value="formula-is(NOT(ISEVEN(ROW())))" calcext:base-cell-address="at644.U10"/>
          </calcext:conditional-format>
          <calcext:conditional-format calcext:target-range-address="at644.V10:at644.V10">
            <calcext:condition calcext:apply-style-name="PAIR" calcext:value="formula-is(ISEVEN(ROW()))" calcext:base-cell-address="at644.V10"/>
            <calcext:condition calcext:apply-style-name="IMPAIR" calcext:value="formula-is(NOT(ISEVEN(ROW())))" calcext:base-cell-address="at644.V10"/>
          </calcext:conditional-format>
          <calcext:conditional-format calcext:target-range-address="at644.X10:at644.X10">
            <calcext:condition calcext:apply-style-name="PAIR" calcext:value="formula-is(ISEVEN(ROW()))" calcext:base-cell-address="at644.X10"/>
            <calcext:condition calcext:apply-style-name="IMPAIR" calcext:value="formula-is(NOT(ISEVEN(ROW())))" calcext:base-cell-address="at644.X10"/>
          </calcext:conditional-format>
          <calcext:conditional-format calcext:target-range-address="at644.T18:at644.T18">
            <calcext:condition calcext:apply-style-name="PAIR" calcext:value="formula-is(ISEVEN(ROW()))" calcext:base-cell-address="at644.T18"/>
            <calcext:condition calcext:apply-style-name="IMPAIR" calcext:value="formula-is(NOT(ISEVEN(ROW())))" calcext:base-cell-address="at644.T18"/>
          </calcext:conditional-format>
          <calcext:conditional-format calcext:target-range-address="at644.R19:at644.R19">
            <calcext:condition calcext:apply-style-name="PAIR" calcext:value="formula-is(ISEVEN(ROW()))" calcext:base-cell-address="at644.R19"/>
            <calcext:condition calcext:apply-style-name="IMPAIR" calcext:value="formula-is(NOT(ISEVEN(ROW())))" calcext:base-cell-address="at644.R19"/>
          </calcext:conditional-format>
          <calcext:conditional-format calcext:target-range-address="at644.Q11:at644.Q15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11:at644.Q15 at644.Q53:at644.Q80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8:at644.Q8">
            <calcext:condition calcext:apply-style-name="PAIR" calcext:value="formula-is(ISEVEN(ROW()))" calcext:base-cell-address="at644.Q8"/>
            <calcext:condition calcext:apply-style-name="IMPAIR" calcext:value="formula-is(NOT(ISEVEN(ROW())))" calcext:base-cell-address="at644.Q8"/>
          </calcext:conditional-format>
          <calcext:conditional-format calcext:target-range-address="at644.Q9:at644.Q9">
            <calcext:condition calcext:apply-style-name="PAIR" calcext:value="formula-is(ISEVEN(ROW()))" calcext:base-cell-address="at644.Q9"/>
            <calcext:condition calcext:apply-style-name="IMPAIR" calcext:value="formula-is(NOT(ISEVEN(ROW())))" calcext:base-cell-address="at644.Q9"/>
          </calcext:conditional-format>
          <calcext:conditional-format calcext:target-range-address="at644.Q10:at644.Q10">
            <calcext:condition calcext:apply-style-name="PAIR" calcext:value="formula-is(ISEVEN(ROW()))" calcext:base-cell-address="at644.Q10"/>
            <calcext:condition calcext:apply-style-name="IMPAIR" calcext:value="formula-is(NOT(ISEVEN(ROW())))" calcext:base-cell-address="at644.Q10"/>
          </calcext:conditional-format>
          <calcext:conditional-format calcext:target-range-address="at644.Q16:at644.Q16">
            <calcext:condition calcext:apply-style-name="PAIR" calcext:value="formula-is(ISEVEN(ROW()))" calcext:base-cell-address="at644.Q16"/>
            <calcext:condition calcext:apply-style-name="IMPAIR" calcext:value="formula-is(NOT(ISEVEN(ROW())))" calcext:base-cell-address="at644.Q16"/>
          </calcext:conditional-format>
          <calcext:conditional-format calcext:target-range-address="at644.Q17:at644.Q17">
            <calcext:condition calcext:apply-style-name="PAIR" calcext:value="formula-is(ISEVEN(ROW()))" calcext:base-cell-address="at644.Q17"/>
            <calcext:condition calcext:apply-style-name="IMPAIR" calcext:value="formula-is(NOT(ISEVEN(ROW())))" calcext:base-cell-address="at644.Q17"/>
          </calcext:conditional-format>
        </calcext:conditional-formats>
      </table:table>
      <table:table table:name="Refs" table:style-name="ta1">
        <table:table-column table:style-name="co37" table:default-cell-style-name="ce277"/>
        <table:table-column table:style-name="co38" table:default-cell-style-name="ce281"/>
        <table:table-column table:style-name="co39" table:default-cell-style-name="ce281"/>
        <table:table-column table:style-name="co1" table:number-columns-repeated="1021" table:default-cell-style-name="ce281"/>
        <table:table-row table:style-name="ro7" table:number-rows-repeated="2">
          <table:table-cell table:number-columns-repeated="1024"/>
        </table:table-row>
        <table:table-row table:style-name="ro7">
          <table:table-cell table:style-name="ce278" office:value-type="string" calcext:value-type="string">
            <text:p>PIN ref</text:p>
          </table:table-cell>
          <table:table-cell table:style-name="ce278" office:value-type="string" calcext:value-type="string">
            <text:p>Description courte</text:p>
          </table:table-cell>
          <table:table-cell table:style-name="ce278" office:value-type="string" calcext:value-type="string">
            <text:p>Special</text:p>
          </table:table-cell>
          <table:table-cell table:number-columns-repeated="1021"/>
        </table:table-row>
        <table:table-row table:style-name="ro8">
          <table:table-cell table:style-name="ce279" office:value-type="string" calcext:value-type="string">
            <text:p>MOSI</text:p>
          </table:table-cell>
          <table:table-cell table:style-name="ce282" office:value-type="string" calcext:value-type="string">
            <text:p>Master Output, Slave Input for SPI</text:p>
          </table:table-cell>
          <table:table-cell table:style-name="ce282" office:value-type="string" calcext:value-type="string">
            <text:p>SPI-MOSI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ISO</text:p>
          </table:table-cell>
          <table:table-cell table:style-name="ce282" office:value-type="string" calcext:value-type="string">
            <text:p>Master Input, Slave Output for SPI</text:p>
          </table:table-cell>
          <table:table-cell table:style-name="ce282" office:value-type="string" calcext:value-type="string">
            <text:p>SPI-MISO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CK</text:p>
          </table:table-cell>
          <table:table-cell table:style-name="ce282" office:value-type="string" calcext:value-type="string">
            <text:p>Serial ClocK for SPI</text:p>
          </table:table-cell>
          <table:table-cell table:style-name="ce282" office:value-type="string" calcext:value-type="string">
            <text:p>SPI-SCK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X</text:p>
          </table:table-cell>
          <table:table-cell table:style-name="ce282" office:value-type="string" calcext:value-type="string">
            <text:p>Transmission for Yun Shield</text:p>
          </table:table-cell>
          <table:table-cell table:style-name="ce282" office:value-type="string" calcext:value-type="string">
            <text:p>TX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RX</text:p>
          </table:table-cell>
          <table:table-cell table:style-name="ce282" office:value-type="string" calcext:value-type="string">
            <text:p>Recepection for Yun Shield </text:p>
          </table:table-cell>
          <table:table-cell table:style-name="ce282" office:value-type="string" calcext:value-type="string">
            <text:p>RX</text:p>
          </table:table-cell>
          <table:table-cell table:style-name="ce283" table:number-columns-repeated="1021"/>
        </table:table-row>
        <table:table-row table:style-name="ro7">
          <table:table-cell table:style-name="ce279" office:value-type="string" calcext:value-type="string">
            <text:p>DREQ</text:p>
          </table:table-cell>
          <table:table-cell table:style-name="ce282" office:value-type="string" calcext:value-type="string">
            <text:p>??????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7">
          <table:table-cell table:style-name="ce279" table:formula="of:=[.C72]" office:value-type="float" office:value="0" calcext:value-type="float">
            <text:p>0</text:p>
          </table:table-cell>
          <table:table-cell table:style-name="ce282" office:value-type="string" calcext:value-type="string">
            <text:p>Interuption si changement sur le bus 16 port A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</text:p>
          </table:table-cell>
          <table:table-cell table:style-name="ce282" office:value-type="string" calcext:value-type="string">
            <text:p>Chip Slect : Selectionne le composant pour le bus SP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Ordre sur transistor pour alimenter via le batterie de sécu 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EXT</text:p>
          </table:table-cell>
          <table:table-cell table:style-name="ce282" office:value-type="string" calcext:value-type="string">
            <text:p>Ordre sur transistor pour ne pas alimenter les composants extérieurs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MP3</text:p>
          </table:table-cell>
          <table:table-cell table:style-name="ce282" office:value-type="string" calcext:value-type="string">
            <text:p>Chip Select MP3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DCS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RST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uSD</text:p>
          </table:table-cell>
          <table:table-cell table:style-name="ce282" office:value-type="string" calcext:value-type="string">
            <text:p>Chip Select Micro SD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CS</text:p>
          </table:table-cell>
          <table:table-cell table:style-name="ce282" office:value-type="string" calcext:value-type="string">
            <text:p>Chip Select à logique inversée</text:p>
          </table:table-cell>
          <table:table-cell table:style-name="ce282"/>
          <table:table-cell table:style-name="ce283" table:number-columns-repeated="1021"/>
        </table:table-row>
        <table:table-row table:style-name="ro11">
          <table:table-cell table:style-name="ce279" office:value-type="string" calcext:value-type="string">
            <text:p>CODE</text:p>
          </table:table-cell>
          <table:table-cell table:style-name="ce282" office:value-type="string" calcext:value-type="string">
            <text:p>Retour en tension pour identifier un composant (tension via CS entrée commune via COD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Image tension de la baterie de sécu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NORM</text:p>
          </table:table-cell>
          <table:table-cell table:style-name="ce282" office:value-type="string" calcext:value-type="string">
            <text:p>Image tension de la baterie normal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UMI</text:p>
          </table:table-cell>
          <table:table-cell table:style-name="ce282" office:value-type="string" calcext:value-type="string">
            <text:p>Image tension de la luminosité via photorésistanc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12">
          <table:table-cell table:style-name="ce279" office:value-type="string" calcext:value-type="string">
            <text:p>PWM_freq</text:p>
          </table:table-cell>
          <table:table-cell table:style-name="ce282" office:value-type="string" calcext:value-type="string">
            <text:p>Sortie en tension proportionnel à une valeure de pwm. Prévue pour idiquer cette valeure à d'autres modules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EMPER</text:p>
          </table:table-cell>
          <table:table-cell table:style-name="ce282" office:value-type="string" calcext:value-type="string">
            <text:p>Image tension de la température via résistance variant avec la temperatur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VENTIL</text:p>
          </table:table-cell>
          <table:table-cell table:style-name="ce282" office:value-type="string" calcext:value-type="string">
            <text:p>Commande d'un ventialteur </text:p>
          </table:table-cell>
          <table:table-cell table:style-name="ce282" office:value-type="string" calcext:value-type="string">
            <text:p>PWM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T</text:p>
          </table:table-cell>
          <table:table-cell table:style-name="ce282" office:value-type="string" calcext:value-type="string">
            <text:p>Detection de la presence du secteur (ON/OFF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1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2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3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power</text:p>
          </table:table-cell>
          <table:table-cell table:style-name="ce282" office:value-type="string" calcext:value-type="string">
            <text:p>Indique si la carte est sous tension (quelle qu'elle soit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wifi</text:p>
          </table:table-cell>
          <table:table-cell table:style-name="ce282" office:value-type="string" calcext:value-type="string">
            <text:p>Indique si la carte est connectée à un réseau wif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link</text:p>
          </table:table-cell>
          <table:table-cell table:style-name="ce282" office:value-type="string" calcext:value-type="string">
            <text:p>Indique si la carte est connectée à une régi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bat</text:p>
          </table:table-cell>
          <table:table-cell table:style-name="ce282" office:value-type="string" calcext:value-type="string">
            <text:p>Indique si la batterie de secours est utilisée ou non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1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2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REBOOT</text:p>
          </table:table-cell>
          <table:table-cell table:style-name="ce282" office:value-type="string" calcext:value-type="string">
            <text:p>Signal d'entrée (BP?) demandant un reboot de la carte via l'IHM, nécessite que ILS_IHM soit également déclanché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ILS_IHM</text:p>
          </table:table-cell>
          <table:table-cell table:style-name="ce282" office:value-type="string" calcext:value-type="string">
            <text:p>Signal d'entrée viaun Interrupteur à lame souple, pour déclancher l'affichage de l'IHM</text:p>
          </table:table-cell>
          <table:table-cell table:style-name="ce282"/>
          <table:table-cell table:style-name="ce283" table:number-columns-repeated="1021"/>
        </table:table-row>
        <table:table-row table:style-name="ro7" table:number-rows-repeated="41">
          <table:table-cell table:style-name="ce280"/>
          <table:table-cell table:style-name="ce283" table:number-columns-repeated="1023"/>
        </table:table-row>
        <table:table-row table:style-name="ro7" table:number-rows-repeated="104849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fs.A4:Refs.AMJ78">
            <calcext:condition calcext:apply-style-name="PAIR" calcext:value="formula-is(ISEVEN(ROW()))" calcext:base-cell-address="Refs.A4"/>
            <calcext:condition calcext:apply-style-name="IMPAIR" calcext:value="formula-is(NOT(ISEVEN(ROW())))" calcext:base-cell-address="Refs.A4"/>
          </calcext:conditional-format>
        </calcext:conditional-formats>
      </table:table>
      <table:table table:name="CodeExt" table:style-name="ta1">
        <table:table-column table:style-name="co1" table:default-cell-style-name="Default"/>
        <table:table-column table:style-name="co1" table:default-cell-style-name="ce285"/>
        <table:table-column table:style-name="co40" table:default-cell-style-name="Default"/>
        <table:table-column table:style-name="co1" table:default-cell-style-name="Default"/>
        <table:table-column table:style-name="co1" table:default-cell-style-name="ce286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ce41"/>
        <table:table-column table:style-name="co1" table:number-columns-repeated="1013" table:default-cell-style-name="Default"/>
        <table:table-row table:style-name="ro7">
          <table:table-cell office:value-type="string" calcext:value-type="string">
            <text:p>U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R</text:p>
          </table:table-cell>
          <table:table-cell table:style-name="Default" office:value-type="float" office:value="5100" calcext:value-type="float">
            <text:p>5100</text:p>
          </table:table-cell>
          <table:table-cell table:number-columns-repeated="2"/>
          <table:table-cell table:style-name="Default" office:value-type="string" calcext:value-type="string">
            <text:p>Range div</text:p>
          </table:table-cell>
          <table:table-cell office:value-type="float" office:value="2.5" calcext:value-type="float">
            <text:p>2,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Intervals</text:p>
          </table:table-cell>
          <table:table-cell table:style-name="Default" office:value-type="float" office:value="1023" calcext:value-type="float">
            <text:p>102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/>
          <table:table-cell table:formula="of:=&quot; +/- 5% &quot;" office:value-type="string" office:string-value=" +/- 5% " calcext:value-type="string">
            <text:p><text:s/>+/- 5% 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table:style-name="ce284" office:value-type="string" calcext:value-type="string">
            <text:p>Ux</text:p>
          </table:table-cell>
          <table:table-cell table:style-name="ce284" office:value-type="string" calcext:value-type="string">
            <text:p>Rx</text:p>
          </table:table-cell>
          <table:table-cell table:style-name="ce284" office:value-type="string" calcext:value-type="string">
            <text:p>Echelle</text:p>
          </table:table-cell>
          <table:table-cell table:style-name="ce284" office:value-type="string" calcext:value-type="string">
            <text:p>Rstand</text:p>
          </table:table-cell>
          <table:table-cell table:style-name="ce284" office:value-type="string" calcext:value-type="string">
            <text:p>Ufinal</text:p>
          </table:table-cell>
          <table:table-cell table:style-name="ce284" office:value-type="string" calcext:value-type="string">
            <text:p>Convert Value</text:p>
          </table:table-cell>
          <table:table-cell table:style-name="ce284" office:value-type="string" calcext:value-type="string">
            <text:p>Delta</text:p>
          </table:table-cell>
          <table:table-cell table:style-name="ce284" office:value-type="string" calcext:value-type="string">
            <text:p>Min</text:p>
          </table:table-cell>
          <table:table-cell table:style-name="ce284"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ID</text:p>
          </table:table-cell>
          <table:table-cell table:number-columns-repeated="1013"/>
        </table:table-row>
        <table:table-row table:style-name="ro7">
          <table:table-cell office:value-type="float" office:value="0.25" calcext:value-type="float">
            <text:p>0,25</text:p>
          </table:table-cell>
          <table:table-cell table:formula="of:=[.A6]*[.$B$2]/([.$B$1]-[.A6])" office:value-type="float" office:value="268.421052631579" calcext:value-type="float">
            <text:p>268,42</text:p>
          </table:table-cell>
          <table:table-cell table:formula="of:=10^INT(LOG([.B6]))" office:value-type="float" office:value="100" calcext:value-type="float">
            <text:p>100</text:p>
          </table:table-cell>
          <table:table-cell table:formula="of:=IF([.B6]=0;0; IF(([.B6]/[.C6])&lt;1.05;1*[.C6]; IF(([.B6]/[.C6])&lt;1.15;1.1*[.C6]; IF(([.B6]/[.C6])&lt;1.25;1.2*[.C6]; IF(([.B6]/[.C6])&lt;1.4;1.3*[.C6]; IF(([.B6]/[.C6])&lt;1.55;1.5*[.C6]; IF(([.B6]/[.C6])&lt;1.7;1.6*[.C6];0)))))))+ IF(([.B6]/[.C6])&lt;1.7;0; IF(([.B6]/[.C6])&lt;1.9;1.8*[.C6]; IF(([.B6]/[.C6])&lt;2.1;2*[.C6]; IF(([.B6]/[.C6])&lt;2.3;2.2*[.C6]; IF(([.B6]/[.C6])&lt;2.55;2.4*[.C6]; IF(([.B6]/[.C6])&lt;2.85;2.7*[.C6]; IF(([.B6]/[.C6])&lt;3.15;3*[.C6];0)))))))+ IF(([.B6]/[.C6])&lt;3.15;0; IF(([.B6]/[.C6])&lt;3.45;3.3*[.C6]; IF(([.B6]/[.C6])&lt;3.75;3.6*[.C6]; IF(([.B6]/[.C6])&lt;4.1;3.9*[.C6]; IF(([.B6]/[.C6])&lt;4.5;4.3*[.C6]; IF(([.B6]/[.C6])&lt;4.9;4.7*[.C6]; IF(([.B6]/[.C6])&lt;5.35;5.1*[.C6];0)))))))+ IF(([.B6]/[.C6])&lt;5.35;0; IF(([.B6]/[.C6])&lt;5.9;5.6*[.C6]; IF(([.B6]/[.C6])&lt;6.5;6.2*[.C6]; IF(([.B6]/[.C6])&lt;7.15;6.8*[.C6]; IF(([.B6]/[.C6])&lt;7.85;7.5*[.C6]; IF(([.B6]/[.C6])&lt;8.65;8.2*[.C6]; IF(([.B6]/[.C6])&lt;9.55;9.1*[.C6];10*[.C6])))))))" office:value-type="float" office:value="270" calcext:value-type="float">
            <text:p>270</text:p>
          </table:table-cell>
          <table:table-cell table:formula="of:=[.$B$1]*[.D6]/([.D6]+[.$B$2])" office:value-type="float" office:value="0.251396648044693" calcext:value-type="float">
            <text:p>0,251</text:p>
          </table:table-cell>
          <table:table-cell table:formula="of:=INT([.E6]*[.$B$3]/[.$B$1])" office:value-type="float" office:value="51" calcext:value-type="float">
            <text:p>51</text:p>
          </table:table-cell>
          <table:table-cell table:formula="of:=[.F7]-[.F6]" office:value-type="float" office:value="50" calcext:value-type="float">
            <text:p>50</text:p>
          </table:table-cell>
          <table:table-cell table:formula="of:=[.F6]-[.$G$27]" office:value-type="float" office:value="35" calcext:value-type="float">
            <text:p>35</text:p>
          </table:table-cell>
          <table:table-cell table:formula="of:=[.F6]+[.$G$27]" office:value-type="float" office:value="67" calcext:value-type="float">
            <text:p>67</text:p>
          </table:table-cell>
          <table:table-cell table:style-name="ce41"/>
          <table:table-cell office:value-type="float" office:value="10" calcext:value-type="float">
            <text:p>10</text:p>
          </table:table-cell>
          <table:table-cell table:style-name="ce41" table:number-columns-repeated="1013"/>
        </table:table-row>
        <table:table-row table:style-name="ro7">
          <table:table-cell office:value-type="float" office:value="0.5" calcext:value-type="float">
            <text:p>0,5</text:p>
          </table:table-cell>
          <table:table-cell table:formula="of:=[.A7]*[.$B$2]/([.$B$1]-[.A7])" office:value-type="float" office:value="566.666666666667" calcext:value-type="float">
            <text:p>566,67</text:p>
          </table:table-cell>
          <table:table-cell table:formula="of:=10^INT(LOG([.B7]))" office:value-type="float" office:value="100" calcext:value-type="float">
            <text:p>100</text:p>
          </table:table-cell>
          <table:table-cell table:formula="of:=IF([.B7]=0;0; IF(([.B7]/[.C7])&lt;1.05;1*[.C7]; IF(([.B7]/[.C7])&lt;1.15;1.1*[.C7]; IF(([.B7]/[.C7])&lt;1.25;1.2*[.C7]; IF(([.B7]/[.C7])&lt;1.4;1.3*[.C7]; IF(([.B7]/[.C7])&lt;1.55;1.5*[.C7]; IF(([.B7]/[.C7])&lt;1.7;1.6*[.C7];0)))))))+ IF(([.B7]/[.C7])&lt;1.7;0; IF(([.B7]/[.C7])&lt;1.9;1.8*[.C7]; IF(([.B7]/[.C7])&lt;2.1;2*[.C7]; IF(([.B7]/[.C7])&lt;2.3;2.2*[.C7]; IF(([.B7]/[.C7])&lt;2.55;2.4*[.C7]; IF(([.B7]/[.C7])&lt;2.85;2.7*[.C7]; IF(([.B7]/[.C7])&lt;3.15;3*[.C7];0)))))))+ IF(([.B7]/[.C7])&lt;3.15;0; IF(([.B7]/[.C7])&lt;3.45;3.3*[.C7]; IF(([.B7]/[.C7])&lt;3.75;3.6*[.C7]; IF(([.B7]/[.C7])&lt;4.1;3.9*[.C7]; IF(([.B7]/[.C7])&lt;4.5;4.3*[.C7]; IF(([.B7]/[.C7])&lt;4.9;4.7*[.C7]; IF(([.B7]/[.C7])&lt;5.35;5.1*[.C7];0)))))))+ IF(([.B7]/[.C7])&lt;5.35;0; IF(([.B7]/[.C7])&lt;5.9;5.6*[.C7]; IF(([.B7]/[.C7])&lt;6.5;6.2*[.C7]; IF(([.B7]/[.C7])&lt;7.15;6.8*[.C7]; IF(([.B7]/[.C7])&lt;7.85;7.5*[.C7]; IF(([.B7]/[.C7])&lt;8.65;8.2*[.C7]; IF(([.B7]/[.C7])&lt;9.55;9.1*[.C7];10*[.C7])))))))" office:value-type="float" office:value="560" calcext:value-type="float">
            <text:p>560</text:p>
          </table:table-cell>
          <table:table-cell table:formula="of:=[.$B$1]*[.D7]/([.D7]+[.$B$2])" office:value-type="float" office:value="0.49469964664311" calcext:value-type="float">
            <text:p>0,495</text:p>
          </table:table-cell>
          <table:table-cell table:formula="of:=INT([.E7]*[.$B$3]/[.$B$1])" office:value-type="float" office:value="101" calcext:value-type="float">
            <text:p>101</text:p>
          </table:table-cell>
          <table:table-cell table:formula="of:=[.F8]-[.F7]" office:value-type="float" office:value="53" calcext:value-type="float">
            <text:p>53</text:p>
          </table:table-cell>
          <table:table-cell table:formula="of:=[.F7]-[.$G$27]" office:value-type="float" office:value="85" calcext:value-type="float">
            <text:p>85</text:p>
          </table:table-cell>
          <table:table-cell table:formula="of:=[.F7]+[.$G$27]" office:value-type="float" office:value="117" calcext:value-type="float">
            <text:p>11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7">
          <table:table-cell office:value-type="float" office:value="0.75" calcext:value-type="float">
            <text:p>0,75</text:p>
          </table:table-cell>
          <table:table-cell table:formula="of:=[.A8]*[.$B$2]/([.$B$1]-[.A8])" office:value-type="float" office:value="900" calcext:value-type="float">
            <text:p>900,00</text:p>
          </table:table-cell>
          <table:table-cell table:formula="of:=10^INT(LOG([.B8]))" office:value-type="float" office:value="100" calcext:value-type="float">
            <text:p>100</text:p>
          </table:table-cell>
          <table:table-cell table:formula="of:=IF([.B8]=0;0; IF(([.B8]/[.C8])&lt;1.05;1*[.C8]; IF(([.B8]/[.C8])&lt;1.15;1.1*[.C8]; IF(([.B8]/[.C8])&lt;1.25;1.2*[.C8]; IF(([.B8]/[.C8])&lt;1.4;1.3*[.C8]; IF(([.B8]/[.C8])&lt;1.55;1.5*[.C8]; IF(([.B8]/[.C8])&lt;1.7;1.6*[.C8];0)))))))+ IF(([.B8]/[.C8])&lt;1.7;0; IF(([.B8]/[.C8])&lt;1.9;1.8*[.C8]; IF(([.B8]/[.C8])&lt;2.1;2*[.C8]; IF(([.B8]/[.C8])&lt;2.3;2.2*[.C8]; IF(([.B8]/[.C8])&lt;2.55;2.4*[.C8]; IF(([.B8]/[.C8])&lt;2.85;2.7*[.C8]; IF(([.B8]/[.C8])&lt;3.15;3*[.C8];0)))))))+ IF(([.B8]/[.C8])&lt;3.15;0; IF(([.B8]/[.C8])&lt;3.45;3.3*[.C8]; IF(([.B8]/[.C8])&lt;3.75;3.6*[.C8]; IF(([.B8]/[.C8])&lt;4.1;3.9*[.C8]; IF(([.B8]/[.C8])&lt;4.5;4.3*[.C8]; IF(([.B8]/[.C8])&lt;4.9;4.7*[.C8]; IF(([.B8]/[.C8])&lt;5.35;5.1*[.C8];0)))))))+ IF(([.B8]/[.C8])&lt;5.35;0; IF(([.B8]/[.C8])&lt;5.9;5.6*[.C8]; IF(([.B8]/[.C8])&lt;6.5;6.2*[.C8]; IF(([.B8]/[.C8])&lt;7.15;6.8*[.C8]; IF(([.B8]/[.C8])&lt;7.85;7.5*[.C8]; IF(([.B8]/[.C8])&lt;8.65;8.2*[.C8]; IF(([.B8]/[.C8])&lt;9.55;9.1*[.C8];10*[.C8])))))))" office:value-type="float" office:value="910" calcext:value-type="float">
            <text:p>910</text:p>
          </table:table-cell>
          <table:table-cell table:formula="of:=[.$B$1]*[.D8]/([.D8]+[.$B$2])" office:value-type="float" office:value="0.757071547420965" calcext:value-type="float">
            <text:p>0,757</text:p>
          </table:table-cell>
          <table:table-cell table:formula="of:=INT([.E8]*[.$B$3]/[.$B$1])" office:value-type="float" office:value="154" calcext:value-type="float">
            <text:p>154</text:p>
          </table:table-cell>
          <table:table-cell table:formula="of:=[.F9]-[.F8]" office:value-type="float" office:value="53" calcext:value-type="float">
            <text:p>53</text:p>
          </table:table-cell>
          <table:table-cell table:formula="of:=[.F8]-[.$G$27]" office:value-type="float" office:value="138" calcext:value-type="float">
            <text:p>138</text:p>
          </table:table-cell>
          <table:table-cell table:formula="of:=[.F8]+[.$G$27]" office:value-type="float" office:value="170" calcext:value-type="float">
            <text:p>17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[.A9]*[.$B$2]/([.$B$1]-[.A9])" office:value-type="float" office:value="1275" calcext:value-type="float">
            <text:p>1275,00</text:p>
          </table:table-cell>
          <table:table-cell table:formula="of:=10^INT(LOG([.B9]))" office:value-type="float" office:value="1000" calcext:value-type="float">
            <text:p>1000</text:p>
          </table:table-cell>
          <table:table-cell table:formula="of:=IF([.B9]=0;0; IF(([.B9]/[.C9])&lt;1.05;1*[.C9]; IF(([.B9]/[.C9])&lt;1.15;1.1*[.C9]; IF(([.B9]/[.C9])&lt;1.25;1.2*[.C9]; IF(([.B9]/[.C9])&lt;1.4;1.3*[.C9]; IF(([.B9]/[.C9])&lt;1.55;1.5*[.C9]; IF(([.B9]/[.C9])&lt;1.7;1.6*[.C9];0)))))))+ IF(([.B9]/[.C9])&lt;1.7;0; IF(([.B9]/[.C9])&lt;1.9;1.8*[.C9]; IF(([.B9]/[.C9])&lt;2.1;2*[.C9]; IF(([.B9]/[.C9])&lt;2.3;2.2*[.C9]; IF(([.B9]/[.C9])&lt;2.55;2.4*[.C9]; IF(([.B9]/[.C9])&lt;2.85;2.7*[.C9]; IF(([.B9]/[.C9])&lt;3.15;3*[.C9];0)))))))+ IF(([.B9]/[.C9])&lt;3.15;0; IF(([.B9]/[.C9])&lt;3.45;3.3*[.C9]; IF(([.B9]/[.C9])&lt;3.75;3.6*[.C9]; IF(([.B9]/[.C9])&lt;4.1;3.9*[.C9]; IF(([.B9]/[.C9])&lt;4.5;4.3*[.C9]; IF(([.B9]/[.C9])&lt;4.9;4.7*[.C9]; IF(([.B9]/[.C9])&lt;5.35;5.1*[.C9];0)))))))+ IF(([.B9]/[.C9])&lt;5.35;0; IF(([.B9]/[.C9])&lt;5.9;5.6*[.C9]; IF(([.B9]/[.C9])&lt;6.5;6.2*[.C9]; IF(([.B9]/[.C9])&lt;7.15;6.8*[.C9]; IF(([.B9]/[.C9])&lt;7.85;7.5*[.C9]; IF(([.B9]/[.C9])&lt;8.65;8.2*[.C9]; IF(([.B9]/[.C9])&lt;9.55;9.1*[.C9];10*[.C9])))))))" office:value-type="float" office:value="1300" calcext:value-type="float">
            <text:p>1300</text:p>
          </table:table-cell>
          <table:table-cell table:formula="of:=[.$B$1]*[.D9]/([.D9]+[.$B$2])" office:value-type="float" office:value="1.015625" calcext:value-type="float">
            <text:p>1,016</text:p>
          </table:table-cell>
          <table:table-cell table:formula="of:=INT([.E9]*[.$B$3]/[.$B$1])" office:value-type="float" office:value="207" calcext:value-type="float">
            <text:p>207</text:p>
          </table:table-cell>
          <table:table-cell table:formula="of:=[.F10]-[.F9]" office:value-type="float" office:value="59" calcext:value-type="float">
            <text:p>59</text:p>
          </table:table-cell>
          <table:table-cell table:formula="of:=[.F9]-[.$G$27]" office:value-type="float" office:value="191" calcext:value-type="float">
            <text:p>191</text:p>
          </table:table-cell>
          <table:table-cell table:formula="of:=[.F9]+[.$G$27]" office:value-type="float" office:value="223" calcext:value-type="float">
            <text:p>22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7">
          <table:table-cell office:value-type="float" office:value="1.25" calcext:value-type="float">
            <text:p>1,25</text:p>
          </table:table-cell>
          <table:table-cell table:formula="of:=[.A10]*[.$B$2]/([.$B$1]-[.A10])" office:value-type="float" office:value="1700" calcext:value-type="float">
            <text:p>1700,00</text:p>
          </table:table-cell>
          <table:table-cell table:formula="of:=10^INT(LOG([.B10]))" office:value-type="float" office:value="1000" calcext:value-type="float">
            <text:p>1000</text:p>
          </table:table-cell>
          <table:table-cell table:formula="of:=IF([.B10]=0;0; IF(([.B10]/[.C10])&lt;1.05;1*[.C10]; IF(([.B10]/[.C10])&lt;1.15;1.1*[.C10]; IF(([.B10]/[.C10])&lt;1.25;1.2*[.C10]; IF(([.B10]/[.C10])&lt;1.4;1.3*[.C10]; IF(([.B10]/[.C10])&lt;1.55;1.5*[.C10]; IF(([.B10]/[.C10])&lt;1.7;1.6*[.C10];0)))))))+ IF(([.B10]/[.C10])&lt;1.7;0; IF(([.B10]/[.C10])&lt;1.9;1.8*[.C10]; IF(([.B10]/[.C10])&lt;2.1;2*[.C10]; IF(([.B10]/[.C10])&lt;2.3;2.2*[.C10]; IF(([.B10]/[.C10])&lt;2.55;2.4*[.C10]; IF(([.B10]/[.C10])&lt;2.85;2.7*[.C10]; IF(([.B10]/[.C10])&lt;3.15;3*[.C10];0)))))))+ IF(([.B10]/[.C10])&lt;3.15;0; IF(([.B10]/[.C10])&lt;3.45;3.3*[.C10]; IF(([.B10]/[.C10])&lt;3.75;3.6*[.C10]; IF(([.B10]/[.C10])&lt;4.1;3.9*[.C10]; IF(([.B10]/[.C10])&lt;4.5;4.3*[.C10]; IF(([.B10]/[.C10])&lt;4.9;4.7*[.C10]; IF(([.B10]/[.C10])&lt;5.35;5.1*[.C10];0)))))))+ IF(([.B10]/[.C10])&lt;5.35;0; IF(([.B10]/[.C10])&lt;5.9;5.6*[.C10]; IF(([.B10]/[.C10])&lt;6.5;6.2*[.C10]; IF(([.B10]/[.C10])&lt;7.15;6.8*[.C10]; IF(([.B10]/[.C10])&lt;7.85;7.5*[.C10]; IF(([.B10]/[.C10])&lt;8.65;8.2*[.C10]; IF(([.B10]/[.C10])&lt;9.55;9.1*[.C10];10*[.C10])))))))" office:value-type="float" office:value="1800" calcext:value-type="float">
            <text:p>1800</text:p>
          </table:table-cell>
          <table:table-cell table:formula="of:=[.$B$1]*[.D10]/([.D10]+[.$B$2])" office:value-type="float" office:value="1.30434782608696" calcext:value-type="float">
            <text:p>1,304</text:p>
          </table:table-cell>
          <table:table-cell table:formula="of:=INT([.E10]*[.$B$3]/[.$B$1])" office:value-type="float" office:value="266" calcext:value-type="float">
            <text:p>266</text:p>
          </table:table-cell>
          <table:table-cell table:formula="of:=[.F11]-[.F10]" office:value-type="float" office:value="42" calcext:value-type="float">
            <text:p>42</text:p>
          </table:table-cell>
          <table:table-cell table:formula="of:=[.F10]-[.$G$27]" office:value-type="float" office:value="250" calcext:value-type="float">
            <text:p>250</text:p>
          </table:table-cell>
          <table:table-cell table:formula="of:=[.F10]+[.$G$27]" office:value-type="float" office:value="282" calcext:value-type="float">
            <text:p>28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,5</text:p>
          </table:table-cell>
          <table:table-cell table:formula="of:=[.A11]*[.$B$2]/([.$B$1]-[.A11])" office:value-type="float" office:value="2185.71428571429" calcext:value-type="float">
            <text:p>2185,71</text:p>
          </table:table-cell>
          <table:table-cell table:formula="of:=10^INT(LOG([.B11]))" office:value-type="float" office:value="1000" calcext:value-type="float">
            <text:p>1000</text:p>
          </table:table-cell>
          <table:table-cell table:formula="of:=IF([.B11]=0;0; IF(([.B11]/[.C11])&lt;1.05;1*[.C11]; IF(([.B11]/[.C11])&lt;1.15;1.1*[.C11]; IF(([.B11]/[.C11])&lt;1.25;1.2*[.C11]; IF(([.B11]/[.C11])&lt;1.4;1.3*[.C11]; IF(([.B11]/[.C11])&lt;1.55;1.5*[.C11]; IF(([.B11]/[.C11])&lt;1.7;1.6*[.C11];0)))))))+ IF(([.B11]/[.C11])&lt;1.7;0; IF(([.B11]/[.C11])&lt;1.9;1.8*[.C11]; IF(([.B11]/[.C11])&lt;2.1;2*[.C11]; IF(([.B11]/[.C11])&lt;2.3;2.2*[.C11]; IF(([.B11]/[.C11])&lt;2.55;2.4*[.C11]; IF(([.B11]/[.C11])&lt;2.85;2.7*[.C11]; IF(([.B11]/[.C11])&lt;3.15;3*[.C11];0)))))))+ IF(([.B11]/[.C11])&lt;3.15;0; IF(([.B11]/[.C11])&lt;3.45;3.3*[.C11]; IF(([.B11]/[.C11])&lt;3.75;3.6*[.C11]; IF(([.B11]/[.C11])&lt;4.1;3.9*[.C11]; IF(([.B11]/[.C11])&lt;4.5;4.3*[.C11]; IF(([.B11]/[.C11])&lt;4.9;4.7*[.C11]; IF(([.B11]/[.C11])&lt;5.35;5.1*[.C11];0)))))))+ IF(([.B11]/[.C11])&lt;5.35;0; IF(([.B11]/[.C11])&lt;5.9;5.6*[.C11]; IF(([.B11]/[.C11])&lt;6.5;6.2*[.C11]; IF(([.B11]/[.C11])&lt;7.15;6.8*[.C11]; IF(([.B11]/[.C11])&lt;7.85;7.5*[.C11]; IF(([.B11]/[.C11])&lt;8.65;8.2*[.C11]; IF(([.B11]/[.C11])&lt;9.55;9.1*[.C11];10*[.C11])))))))" office:value-type="float" office:value="2200" calcext:value-type="float">
            <text:p>2200</text:p>
          </table:table-cell>
          <table:table-cell table:formula="of:=[.$B$1]*[.D11]/([.D11]+[.$B$2])" office:value-type="float" office:value="1.50684931506849" calcext:value-type="float">
            <text:p>1,507</text:p>
          </table:table-cell>
          <table:table-cell table:formula="of:=INT([.E11]*[.$B$3]/[.$B$1])" office:value-type="float" office:value="308" calcext:value-type="float">
            <text:p>308</text:p>
          </table:table-cell>
          <table:table-cell table:formula="of:=[.F12]-[.F11]" office:value-type="float" office:value="46" calcext:value-type="float">
            <text:p>46</text:p>
          </table:table-cell>
          <table:table-cell table:formula="of:=[.F11]-[.$G$27]" office:value-type="float" office:value="292" calcext:value-type="float">
            <text:p>292</text:p>
          </table:table-cell>
          <table:table-cell table:formula="of:=[.F11]+[.$G$27]" office:value-type="float" office:value="324" calcext:value-type="float">
            <text:p>3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7">
          <table:table-cell office:value-type="float" office:value="1.75" calcext:value-type="float">
            <text:p>1,75</text:p>
          </table:table-cell>
          <table:table-cell table:formula="of:=[.A12]*[.$B$2]/([.$B$1]-[.A12])" office:value-type="float" office:value="2746.15384615385" calcext:value-type="float">
            <text:p>2746,15</text:p>
          </table:table-cell>
          <table:table-cell table:formula="of:=10^INT(LOG([.B12]))" office:value-type="float" office:value="1000" calcext:value-type="float">
            <text:p>1000</text:p>
          </table:table-cell>
          <table:table-cell table:formula="of:=IF([.B12]=0;0; IF(([.B12]/[.C12])&lt;1.05;1*[.C12]; IF(([.B12]/[.C12])&lt;1.15;1.1*[.C12]; IF(([.B12]/[.C12])&lt;1.25;1.2*[.C12]; IF(([.B12]/[.C12])&lt;1.4;1.3*[.C12]; IF(([.B12]/[.C12])&lt;1.55;1.5*[.C12]; IF(([.B12]/[.C12])&lt;1.7;1.6*[.C12];0)))))))+ IF(([.B12]/[.C12])&lt;1.7;0; IF(([.B12]/[.C12])&lt;1.9;1.8*[.C12]; IF(([.B12]/[.C12])&lt;2.1;2*[.C12]; IF(([.B12]/[.C12])&lt;2.3;2.2*[.C12]; IF(([.B12]/[.C12])&lt;2.55;2.4*[.C12]; IF(([.B12]/[.C12])&lt;2.85;2.7*[.C12]; IF(([.B12]/[.C12])&lt;3.15;3*[.C12];0)))))))+ IF(([.B12]/[.C12])&lt;3.15;0; IF(([.B12]/[.C12])&lt;3.45;3.3*[.C12]; IF(([.B12]/[.C12])&lt;3.75;3.6*[.C12]; IF(([.B12]/[.C12])&lt;4.1;3.9*[.C12]; IF(([.B12]/[.C12])&lt;4.5;4.3*[.C12]; IF(([.B12]/[.C12])&lt;4.9;4.7*[.C12]; IF(([.B12]/[.C12])&lt;5.35;5.1*[.C12];0)))))))+ IF(([.B12]/[.C12])&lt;5.35;0; IF(([.B12]/[.C12])&lt;5.9;5.6*[.C12]; IF(([.B12]/[.C12])&lt;6.5;6.2*[.C12]; IF(([.B12]/[.C12])&lt;7.15;6.8*[.C12]; IF(([.B12]/[.C12])&lt;7.85;7.5*[.C12]; IF(([.B12]/[.C12])&lt;8.65;8.2*[.C12]; IF(([.B12]/[.C12])&lt;9.55;9.1*[.C12];10*[.C12])))))))" office:value-type="float" office:value="2700" calcext:value-type="float">
            <text:p>2700</text:p>
          </table:table-cell>
          <table:table-cell table:formula="of:=[.$B$1]*[.D12]/([.D12]+[.$B$2])" office:value-type="float" office:value="1.73076923076923" calcext:value-type="float">
            <text:p>1,731</text:p>
          </table:table-cell>
          <table:table-cell table:formula="of:=INT([.E12]*[.$B$3]/[.$B$1])" office:value-type="float" office:value="354" calcext:value-type="float">
            <text:p>354</text:p>
          </table:table-cell>
          <table:table-cell table:formula="of:=[.F13]-[.F12]" office:value-type="float" office:value="47" calcext:value-type="float">
            <text:p>47</text:p>
          </table:table-cell>
          <table:table-cell table:formula="of:=[.F12]-[.$G$27]" office:value-type="float" office:value="338" calcext:value-type="float">
            <text:p>338</text:p>
          </table:table-cell>
          <table:table-cell table:formula="of:=[.F12]+[.$G$27]" office:value-type="float" office:value="370" calcext:value-type="float">
            <text:p>3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7">
          <table:table-cell office:value-type="float" office:value="2" calcext:value-type="float">
            <text:p>2</text:p>
          </table:table-cell>
          <table:table-cell table:formula="of:=[.A13]*[.$B$2]/([.$B$1]-[.A13])" office:value-type="float" office:value="3400" calcext:value-type="float">
            <text:p>3400,00</text:p>
          </table:table-cell>
          <table:table-cell table:formula="of:=10^INT(LOG([.B13]))" office:value-type="float" office:value="1000" calcext:value-type="float">
            <text:p>1000</text:p>
          </table:table-cell>
          <table:table-cell table:formula="of:=IF([.B13]=0;0; IF(([.B13]/[.C13])&lt;1.05;1*[.C13]; IF(([.B13]/[.C13])&lt;1.15;1.1*[.C13]; IF(([.B13]/[.C13])&lt;1.25;1.2*[.C13]; IF(([.B13]/[.C13])&lt;1.4;1.3*[.C13]; IF(([.B13]/[.C13])&lt;1.55;1.5*[.C13]; IF(([.B13]/[.C13])&lt;1.7;1.6*[.C13];0)))))))+ IF(([.B13]/[.C13])&lt;1.7;0; IF(([.B13]/[.C13])&lt;1.9;1.8*[.C13]; IF(([.B13]/[.C13])&lt;2.1;2*[.C13]; IF(([.B13]/[.C13])&lt;2.3;2.2*[.C13]; IF(([.B13]/[.C13])&lt;2.55;2.4*[.C13]; IF(([.B13]/[.C13])&lt;2.85;2.7*[.C13]; IF(([.B13]/[.C13])&lt;3.15;3*[.C13];0)))))))+ IF(([.B13]/[.C13])&lt;3.15;0; IF(([.B13]/[.C13])&lt;3.45;3.3*[.C13]; IF(([.B13]/[.C13])&lt;3.75;3.6*[.C13]; IF(([.B13]/[.C13])&lt;4.1;3.9*[.C13]; IF(([.B13]/[.C13])&lt;4.5;4.3*[.C13]; IF(([.B13]/[.C13])&lt;4.9;4.7*[.C13]; IF(([.B13]/[.C13])&lt;5.35;5.1*[.C13];0)))))))+ IF(([.B13]/[.C13])&lt;5.35;0; IF(([.B13]/[.C13])&lt;5.9;5.6*[.C13]; IF(([.B13]/[.C13])&lt;6.5;6.2*[.C13]; IF(([.B13]/[.C13])&lt;7.15;6.8*[.C13]; IF(([.B13]/[.C13])&lt;7.85;7.5*[.C13]; IF(([.B13]/[.C13])&lt;8.65;8.2*[.C13]; IF(([.B13]/[.C13])&lt;9.55;9.1*[.C13];10*[.C13])))))))" office:value-type="float" office:value="3300" calcext:value-type="float">
            <text:p>3300</text:p>
          </table:table-cell>
          <table:table-cell table:formula="of:=[.$B$1]*[.D13]/([.D13]+[.$B$2])" office:value-type="float" office:value="1.96428571428571" calcext:value-type="float">
            <text:p>1,964</text:p>
          </table:table-cell>
          <table:table-cell table:formula="of:=INT([.E13]*[.$B$3]/[.$B$1])" office:value-type="float" office:value="401" calcext:value-type="float">
            <text:p>401</text:p>
          </table:table-cell>
          <table:table-cell table:formula="of:=[.F14]-[.F13]" office:value-type="float" office:value="66" calcext:value-type="float">
            <text:p>66</text:p>
          </table:table-cell>
          <table:table-cell table:formula="of:=[.F13]-[.$G$27]" office:value-type="float" office:value="385" calcext:value-type="float">
            <text:p>385</text:p>
          </table:table-cell>
          <table:table-cell table:formula="of:=[.F13]+[.$G$27]" office:value-type="float" office:value="417" calcext:value-type="float">
            <text:p>41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7">
          <table:table-cell office:value-type="float" office:value="2.25" calcext:value-type="float">
            <text:p>2,25</text:p>
          </table:table-cell>
          <table:table-cell table:formula="of:=[.A14]*[.$B$2]/([.$B$1]-[.A14])" office:value-type="float" office:value="4172.72727272727" calcext:value-type="float">
            <text:p>4172,73</text:p>
          </table:table-cell>
          <table:table-cell table:formula="of:=10^INT(LOG([.B14]))" office:value-type="float" office:value="1000" calcext:value-type="float">
            <text:p>1000</text:p>
          </table:table-cell>
          <table:table-cell table:formula="of:=IF([.B14]=0;0; IF(([.B14]/[.C14])&lt;1.05;1*[.C14]; IF(([.B14]/[.C14])&lt;1.15;1.1*[.C14]; IF(([.B14]/[.C14])&lt;1.25;1.2*[.C14]; IF(([.B14]/[.C14])&lt;1.4;1.3*[.C14]; IF(([.B14]/[.C14])&lt;1.55;1.5*[.C14]; IF(([.B14]/[.C14])&lt;1.7;1.6*[.C14];0)))))))+ IF(([.B14]/[.C14])&lt;1.7;0; IF(([.B14]/[.C14])&lt;1.9;1.8*[.C14]; IF(([.B14]/[.C14])&lt;2.1;2*[.C14]; IF(([.B14]/[.C14])&lt;2.3;2.2*[.C14]; IF(([.B14]/[.C14])&lt;2.55;2.4*[.C14]; IF(([.B14]/[.C14])&lt;2.85;2.7*[.C14]; IF(([.B14]/[.C14])&lt;3.15;3*[.C14];0)))))))+ IF(([.B14]/[.C14])&lt;3.15;0; IF(([.B14]/[.C14])&lt;3.45;3.3*[.C14]; IF(([.B14]/[.C14])&lt;3.75;3.6*[.C14]; IF(([.B14]/[.C14])&lt;4.1;3.9*[.C14]; IF(([.B14]/[.C14])&lt;4.5;4.3*[.C14]; IF(([.B14]/[.C14])&lt;4.9;4.7*[.C14]; IF(([.B14]/[.C14])&lt;5.35;5.1*[.C14];0)))))))+ IF(([.B14]/[.C14])&lt;5.35;0; IF(([.B14]/[.C14])&lt;5.9;5.6*[.C14]; IF(([.B14]/[.C14])&lt;6.5;6.2*[.C14]; IF(([.B14]/[.C14])&lt;7.15;6.8*[.C14]; IF(([.B14]/[.C14])&lt;7.85;7.5*[.C14]; IF(([.B14]/[.C14])&lt;8.65;8.2*[.C14]; IF(([.B14]/[.C14])&lt;9.55;9.1*[.C14];10*[.C14])))))))" office:value-type="float" office:value="4300" calcext:value-type="float">
            <text:p>4300</text:p>
          </table:table-cell>
          <table:table-cell table:formula="of:=[.$B$1]*[.D14]/([.D14]+[.$B$2])" office:value-type="float" office:value="2.28723404255319" calcext:value-type="float">
            <text:p>2,287</text:p>
          </table:table-cell>
          <table:table-cell table:formula="of:=INT([.E14]*[.$B$3]/[.$B$1])" office:value-type="float" office:value="467" calcext:value-type="float">
            <text:p>467</text:p>
          </table:table-cell>
          <table:table-cell table:formula="of:=[.F15]-[.F14]" office:value-type="float" office:value="44" calcext:value-type="float">
            <text:p>44</text:p>
          </table:table-cell>
          <table:table-cell table:formula="of:=[.F14]-[.$G$27]" office:value-type="float" office:value="451" calcext:value-type="float">
            <text:p>451</text:p>
          </table:table-cell>
          <table:table-cell table:formula="of:=[.F14]+[.$G$27]" office:value-type="float" office:value="483" calcext:value-type="float">
            <text:p>48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7">
          <table:table-cell office:value-type="float" office:value="2.5" calcext:value-type="float">
            <text:p>2,5</text:p>
          </table:table-cell>
          <table:table-cell table:formula="of:=[.A15]*[.$B$2]/([.$B$1]-[.A15])" office:value-type="float" office:value="5100" calcext:value-type="float">
            <text:p>5100,00</text:p>
          </table:table-cell>
          <table:table-cell table:formula="of:=10^INT(LOG([.B15]))" office:value-type="float" office:value="1000" calcext:value-type="float">
            <text:p>1000</text:p>
          </table:table-cell>
          <table:table-cell table:formula="of:=IF([.B15]=0;0; IF(([.B15]/[.C15])&lt;1.05;1*[.C15]; IF(([.B15]/[.C15])&lt;1.15;1.1*[.C15]; IF(([.B15]/[.C15])&lt;1.25;1.2*[.C15]; IF(([.B15]/[.C15])&lt;1.4;1.3*[.C15]; IF(([.B15]/[.C15])&lt;1.55;1.5*[.C15]; IF(([.B15]/[.C15])&lt;1.7;1.6*[.C15];0)))))))+ IF(([.B15]/[.C15])&lt;1.7;0; IF(([.B15]/[.C15])&lt;1.9;1.8*[.C15]; IF(([.B15]/[.C15])&lt;2.1;2*[.C15]; IF(([.B15]/[.C15])&lt;2.3;2.2*[.C15]; IF(([.B15]/[.C15])&lt;2.55;2.4*[.C15]; IF(([.B15]/[.C15])&lt;2.85;2.7*[.C15]; IF(([.B15]/[.C15])&lt;3.15;3*[.C15];0)))))))+ IF(([.B15]/[.C15])&lt;3.15;0; IF(([.B15]/[.C15])&lt;3.45;3.3*[.C15]; IF(([.B15]/[.C15])&lt;3.75;3.6*[.C15]; IF(([.B15]/[.C15])&lt;4.1;3.9*[.C15]; IF(([.B15]/[.C15])&lt;4.5;4.3*[.C15]; IF(([.B15]/[.C15])&lt;4.9;4.7*[.C15]; IF(([.B15]/[.C15])&lt;5.35;5.1*[.C15];0)))))))+ IF(([.B15]/[.C15])&lt;5.35;0; IF(([.B15]/[.C15])&lt;5.9;5.6*[.C15]; IF(([.B15]/[.C15])&lt;6.5;6.2*[.C15]; IF(([.B15]/[.C15])&lt;7.15;6.8*[.C15]; IF(([.B15]/[.C15])&lt;7.85;7.5*[.C15]; IF(([.B15]/[.C15])&lt;8.65;8.2*[.C15]; IF(([.B15]/[.C15])&lt;9.55;9.1*[.C15];10*[.C15])))))))" office:value-type="float" office:value="5100" calcext:value-type="float">
            <text:p>5100</text:p>
          </table:table-cell>
          <table:table-cell table:formula="of:=[.$B$1]*[.D15]/([.D15]+[.$B$2])" office:value-type="float" office:value="2.5" calcext:value-type="float">
            <text:p>2,500</text:p>
          </table:table-cell>
          <table:table-cell table:formula="of:=INT([.E15]*[.$B$3]/[.$B$1])" office:value-type="float" office:value="511" calcext:value-type="float">
            <text:p>511</text:p>
          </table:table-cell>
          <table:table-cell table:formula="of:=[.F16]-[.F15]" office:value-type="float" office:value="50" calcext:value-type="float">
            <text:p>50</text:p>
          </table:table-cell>
          <table:table-cell table:formula="of:=[.F15]-[.$G$27]" office:value-type="float" office:value="495" calcext:value-type="float">
            <text:p>495</text:p>
          </table:table-cell>
          <table:table-cell table:formula="of:=[.F15]+[.$G$27]" office:value-type="float" office:value="527" calcext:value-type="float">
            <text:p>5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7">
          <table:table-cell office:value-type="float" office:value="2.75" calcext:value-type="float">
            <text:p>2,75</text:p>
          </table:table-cell>
          <table:table-cell table:formula="of:=[.A16]*[.$B$2]/([.$B$1]-[.A16])" office:value-type="float" office:value="6233.33333333333" calcext:value-type="float">
            <text:p>6233,33</text:p>
          </table:table-cell>
          <table:table-cell table:formula="of:=10^INT(LOG([.B16]))" office:value-type="float" office:value="1000" calcext:value-type="float">
            <text:p>1000</text:p>
          </table:table-cell>
          <table:table-cell table:formula="of:=IF([.B16]=0;0; IF(([.B16]/[.C16])&lt;1.05;1*[.C16]; IF(([.B16]/[.C16])&lt;1.15;1.1*[.C16]; IF(([.B16]/[.C16])&lt;1.25;1.2*[.C16]; IF(([.B16]/[.C16])&lt;1.4;1.3*[.C16]; IF(([.B16]/[.C16])&lt;1.55;1.5*[.C16]; IF(([.B16]/[.C16])&lt;1.7;1.6*[.C16];0)))))))+ IF(([.B16]/[.C16])&lt;1.7;0; IF(([.B16]/[.C16])&lt;1.9;1.8*[.C16]; IF(([.B16]/[.C16])&lt;2.1;2*[.C16]; IF(([.B16]/[.C16])&lt;2.3;2.2*[.C16]; IF(([.B16]/[.C16])&lt;2.55;2.4*[.C16]; IF(([.B16]/[.C16])&lt;2.85;2.7*[.C16]; IF(([.B16]/[.C16])&lt;3.15;3*[.C16];0)))))))+ IF(([.B16]/[.C16])&lt;3.15;0; IF(([.B16]/[.C16])&lt;3.45;3.3*[.C16]; IF(([.B16]/[.C16])&lt;3.75;3.6*[.C16]; IF(([.B16]/[.C16])&lt;4.1;3.9*[.C16]; IF(([.B16]/[.C16])&lt;4.5;4.3*[.C16]; IF(([.B16]/[.C16])&lt;4.9;4.7*[.C16]; IF(([.B16]/[.C16])&lt;5.35;5.1*[.C16];0)))))))+ IF(([.B16]/[.C16])&lt;5.35;0; IF(([.B16]/[.C16])&lt;5.9;5.6*[.C16]; IF(([.B16]/[.C16])&lt;6.5;6.2*[.C16]; IF(([.B16]/[.C16])&lt;7.15;6.8*[.C16]; IF(([.B16]/[.C16])&lt;7.85;7.5*[.C16]; IF(([.B16]/[.C16])&lt;8.65;8.2*[.C16]; IF(([.B16]/[.C16])&lt;9.55;9.1*[.C16];10*[.C16])))))))" office:value-type="float" office:value="6200" calcext:value-type="float">
            <text:p>6200</text:p>
          </table:table-cell>
          <table:table-cell table:formula="of:=[.$B$1]*[.D16]/([.D16]+[.$B$2])" office:value-type="float" office:value="2.74336283185841" calcext:value-type="float">
            <text:p>2,743</text:p>
          </table:table-cell>
          <table:table-cell table:formula="of:=INT([.E16]*[.$B$3]/[.$B$1])" office:value-type="float" office:value="561" calcext:value-type="float">
            <text:p>561</text:p>
          </table:table-cell>
          <table:table-cell table:formula="of:=[.F17]-[.F16]" office:value-type="float" office:value="47" calcext:value-type="float">
            <text:p>47</text:p>
          </table:table-cell>
          <table:table-cell table:formula="of:=[.F16]-[.$G$27]" office:value-type="float" office:value="545" calcext:value-type="float">
            <text:p>545</text:p>
          </table:table-cell>
          <table:table-cell table:formula="of:=[.F16]+[.$G$27]" office:value-type="float" office:value="577" calcext:value-type="float">
            <text:p>5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table:formula="of:=[.A17]*[.$B$2]/([.$B$1]-[.A17])" office:value-type="float" office:value="7650" calcext:value-type="float">
            <text:p>7650,00</text:p>
          </table:table-cell>
          <table:table-cell table:formula="of:=10^INT(LOG([.B17]))" office:value-type="float" office:value="1000" calcext:value-type="float">
            <text:p>1000</text:p>
          </table:table-cell>
          <table:table-cell table:formula="of:=IF([.B17]=0;0; IF(([.B17]/[.C17])&lt;1.05;1*[.C17]; IF(([.B17]/[.C17])&lt;1.15;1.1*[.C17]; IF(([.B17]/[.C17])&lt;1.25;1.2*[.C17]; IF(([.B17]/[.C17])&lt;1.4;1.3*[.C17]; IF(([.B17]/[.C17])&lt;1.55;1.5*[.C17]; IF(([.B17]/[.C17])&lt;1.7;1.6*[.C17];0)))))))+ IF(([.B17]/[.C17])&lt;1.7;0; IF(([.B17]/[.C17])&lt;1.9;1.8*[.C17]; IF(([.B17]/[.C17])&lt;2.1;2*[.C17]; IF(([.B17]/[.C17])&lt;2.3;2.2*[.C17]; IF(([.B17]/[.C17])&lt;2.55;2.4*[.C17]; IF(([.B17]/[.C17])&lt;2.85;2.7*[.C17]; IF(([.B17]/[.C17])&lt;3.15;3*[.C17];0)))))))+ IF(([.B17]/[.C17])&lt;3.15;0; IF(([.B17]/[.C17])&lt;3.45;3.3*[.C17]; IF(([.B17]/[.C17])&lt;3.75;3.6*[.C17]; IF(([.B17]/[.C17])&lt;4.1;3.9*[.C17]; IF(([.B17]/[.C17])&lt;4.5;4.3*[.C17]; IF(([.B17]/[.C17])&lt;4.9;4.7*[.C17]; IF(([.B17]/[.C17])&lt;5.35;5.1*[.C17];0)))))))+ IF(([.B17]/[.C17])&lt;5.35;0; IF(([.B17]/[.C17])&lt;5.9;5.6*[.C17]; IF(([.B17]/[.C17])&lt;6.5;6.2*[.C17]; IF(([.B17]/[.C17])&lt;7.15;6.8*[.C17]; IF(([.B17]/[.C17])&lt;7.85;7.5*[.C17]; IF(([.B17]/[.C17])&lt;8.65;8.2*[.C17]; IF(([.B17]/[.C17])&lt;9.55;9.1*[.C17];10*[.C17])))))))" office:value-type="float" office:value="7500" calcext:value-type="float">
            <text:p>7500</text:p>
          </table:table-cell>
          <table:table-cell table:formula="of:=[.$B$1]*[.D17]/([.D17]+[.$B$2])" office:value-type="float" office:value="2.97619047619048" calcext:value-type="float">
            <text:p>2,976</text:p>
          </table:table-cell>
          <table:table-cell table:formula="of:=INT([.E17]*[.$B$3]/[.$B$1])" office:value-type="float" office:value="608" calcext:value-type="float">
            <text:p>608</text:p>
          </table:table-cell>
          <table:table-cell table:formula="of:=[.F18]-[.F17]" office:value-type="float" office:value="47" calcext:value-type="float">
            <text:p>47</text:p>
          </table:table-cell>
          <table:table-cell table:formula="of:=[.F17]-[.$G$27]" office:value-type="float" office:value="592" calcext:value-type="float">
            <text:p>592</text:p>
          </table:table-cell>
          <table:table-cell table:formula="of:=[.F17]+[.$G$27]" office:value-type="float" office:value="624" calcext:value-type="float">
            <text:p>62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7">
          <table:table-cell office:value-type="float" office:value="3.25" calcext:value-type="float">
            <text:p>3,25</text:p>
          </table:table-cell>
          <table:table-cell table:formula="of:=[.A18]*[.$B$2]/([.$B$1]-[.A18])" office:value-type="float" office:value="9471.42857142857" calcext:value-type="float">
            <text:p>9471,43</text:p>
          </table:table-cell>
          <table:table-cell table:formula="of:=10^INT(LOG([.B18]))" office:value-type="float" office:value="1000" calcext:value-type="float">
            <text:p>1000</text:p>
          </table:table-cell>
          <table:table-cell table:formula="of:=IF([.B18]=0;0; IF(([.B18]/[.C18])&lt;1.05;1*[.C18]; IF(([.B18]/[.C18])&lt;1.15;1.1*[.C18]; IF(([.B18]/[.C18])&lt;1.25;1.2*[.C18]; IF(([.B18]/[.C18])&lt;1.4;1.3*[.C18]; IF(([.B18]/[.C18])&lt;1.55;1.5*[.C18]; IF(([.B18]/[.C18])&lt;1.7;1.6*[.C18];0)))))))+ IF(([.B18]/[.C18])&lt;1.7;0; IF(([.B18]/[.C18])&lt;1.9;1.8*[.C18]; IF(([.B18]/[.C18])&lt;2.1;2*[.C18]; IF(([.B18]/[.C18])&lt;2.3;2.2*[.C18]; IF(([.B18]/[.C18])&lt;2.55;2.4*[.C18]; IF(([.B18]/[.C18])&lt;2.85;2.7*[.C18]; IF(([.B18]/[.C18])&lt;3.15;3*[.C18];0)))))))+ IF(([.B18]/[.C18])&lt;3.15;0; IF(([.B18]/[.C18])&lt;3.45;3.3*[.C18]; IF(([.B18]/[.C18])&lt;3.75;3.6*[.C18]; IF(([.B18]/[.C18])&lt;4.1;3.9*[.C18]; IF(([.B18]/[.C18])&lt;4.5;4.3*[.C18]; IF(([.B18]/[.C18])&lt;4.9;4.7*[.C18]; IF(([.B18]/[.C18])&lt;5.35;5.1*[.C18];0)))))))+ IF(([.B18]/[.C18])&lt;5.35;0; IF(([.B18]/[.C18])&lt;5.9;5.6*[.C18]; IF(([.B18]/[.C18])&lt;6.5;6.2*[.C18]; IF(([.B18]/[.C18])&lt;7.15;6.8*[.C18]; IF(([.B18]/[.C18])&lt;7.85;7.5*[.C18]; IF(([.B18]/[.C18])&lt;8.65;8.2*[.C18]; IF(([.B18]/[.C18])&lt;9.55;9.1*[.C18];10*[.C18])))))))" office:value-type="float" office:value="9100" calcext:value-type="float">
            <text:p>9100</text:p>
          </table:table-cell>
          <table:table-cell table:formula="of:=[.$B$1]*[.D18]/([.D18]+[.$B$2])" office:value-type="float" office:value="3.20422535211268" calcext:value-type="float">
            <text:p>3,204</text:p>
          </table:table-cell>
          <table:table-cell table:formula="of:=INT([.E18]*[.$B$3]/[.$B$1])" office:value-type="float" office:value="655" calcext:value-type="float">
            <text:p>655</text:p>
          </table:table-cell>
          <table:table-cell table:formula="of:=[.F19]-[.F18]" office:value-type="float" office:value="62" calcext:value-type="float">
            <text:p>62</text:p>
          </table:table-cell>
          <table:table-cell table:formula="of:=[.F18]-[.$G$27]" office:value-type="float" office:value="639" calcext:value-type="float">
            <text:p>639</text:p>
          </table:table-cell>
          <table:table-cell table:formula="of:=[.F18]+[.$G$27]" office:value-type="float" office:value="671" calcext:value-type="float">
            <text:p>67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7">
          <table:table-cell office:value-type="float" office:value="3.5" calcext:value-type="float">
            <text:p>3,5</text:p>
          </table:table-cell>
          <table:table-cell table:formula="of:=[.A19]*[.$B$2]/([.$B$1]-[.A19])" office:value-type="float" office:value="11900" calcext:value-type="float">
            <text:p>11900,00</text:p>
          </table:table-cell>
          <table:table-cell table:formula="of:=10^INT(LOG([.B19]))" office:value-type="float" office:value="10000" calcext:value-type="float">
            <text:p>10000</text:p>
          </table:table-cell>
          <table:table-cell table:formula="of:=IF([.B19]=0;0; IF(([.B19]/[.C19])&lt;1.05;1*[.C19]; IF(([.B19]/[.C19])&lt;1.15;1.1*[.C19]; IF(([.B19]/[.C19])&lt;1.25;1.2*[.C19]; IF(([.B19]/[.C19])&lt;1.4;1.3*[.C19]; IF(([.B19]/[.C19])&lt;1.55;1.5*[.C19]; IF(([.B19]/[.C19])&lt;1.7;1.6*[.C19];0)))))))+ IF(([.B19]/[.C19])&lt;1.7;0; IF(([.B19]/[.C19])&lt;1.9;1.8*[.C19]; IF(([.B19]/[.C19])&lt;2.1;2*[.C19]; IF(([.B19]/[.C19])&lt;2.3;2.2*[.C19]; IF(([.B19]/[.C19])&lt;2.55;2.4*[.C19]; IF(([.B19]/[.C19])&lt;2.85;2.7*[.C19]; IF(([.B19]/[.C19])&lt;3.15;3*[.C19];0)))))))+ IF(([.B19]/[.C19])&lt;3.15;0; IF(([.B19]/[.C19])&lt;3.45;3.3*[.C19]; IF(([.B19]/[.C19])&lt;3.75;3.6*[.C19]; IF(([.B19]/[.C19])&lt;4.1;3.9*[.C19]; IF(([.B19]/[.C19])&lt;4.5;4.3*[.C19]; IF(([.B19]/[.C19])&lt;4.9;4.7*[.C19]; IF(([.B19]/[.C19])&lt;5.35;5.1*[.C19];0)))))))+ IF(([.B19]/[.C19])&lt;5.35;0; IF(([.B19]/[.C19])&lt;5.9;5.6*[.C19]; IF(([.B19]/[.C19])&lt;6.5;6.2*[.C19]; IF(([.B19]/[.C19])&lt;7.15;6.8*[.C19]; IF(([.B19]/[.C19])&lt;7.85;7.5*[.C19]; IF(([.B19]/[.C19])&lt;8.65;8.2*[.C19]; IF(([.B19]/[.C19])&lt;9.55;9.1*[.C19];10*[.C19])))))))" office:value-type="float" office:value="12000" calcext:value-type="float">
            <text:p>12000</text:p>
          </table:table-cell>
          <table:table-cell table:formula="of:=[.$B$1]*[.D19]/([.D19]+[.$B$2])" office:value-type="float" office:value="3.50877192982456" calcext:value-type="float">
            <text:p>3,509</text:p>
          </table:table-cell>
          <table:table-cell table:formula="of:=INT([.E19]*[.$B$3]/[.$B$1])" office:value-type="float" office:value="717" calcext:value-type="float">
            <text:p>717</text:p>
          </table:table-cell>
          <table:table-cell table:formula="of:=[.F20]-[.F19]" office:value-type="float" office:value="46" calcext:value-type="float">
            <text:p>46</text:p>
          </table:table-cell>
          <table:table-cell table:formula="of:=[.F19]-[.$G$27]" office:value-type="float" office:value="701" calcext:value-type="float">
            <text:p>701</text:p>
          </table:table-cell>
          <table:table-cell table:formula="of:=[.F19]+[.$G$27]" office:value-type="float" office:value="733" calcext:value-type="float">
            <text:p>73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7">
          <table:table-cell office:value-type="float" office:value="3.75" calcext:value-type="float">
            <text:p>3,75</text:p>
          </table:table-cell>
          <table:table-cell table:formula="of:=[.A20]*[.$B$2]/([.$B$1]-[.A20])" office:value-type="float" office:value="15300" calcext:value-type="float">
            <text:p>15300,00</text:p>
          </table:table-cell>
          <table:table-cell table:formula="of:=10^INT(LOG([.B20]))" office:value-type="float" office:value="10000" calcext:value-type="float">
            <text:p>10000</text:p>
          </table:table-cell>
          <table:table-cell table:formula="of:=IF([.B20]=0;0; IF(([.B20]/[.C20])&lt;1.05;1*[.C20]; IF(([.B20]/[.C20])&lt;1.15;1.1*[.C20]; IF(([.B20]/[.C20])&lt;1.25;1.2*[.C20]; IF(([.B20]/[.C20])&lt;1.4;1.3*[.C20]; IF(([.B20]/[.C20])&lt;1.55;1.5*[.C20]; IF(([.B20]/[.C20])&lt;1.7;1.6*[.C20];0)))))))+ IF(([.B20]/[.C20])&lt;1.7;0; IF(([.B20]/[.C20])&lt;1.9;1.8*[.C20]; IF(([.B20]/[.C20])&lt;2.1;2*[.C20]; IF(([.B20]/[.C20])&lt;2.3;2.2*[.C20]; IF(([.B20]/[.C20])&lt;2.55;2.4*[.C20]; IF(([.B20]/[.C20])&lt;2.85;2.7*[.C20]; IF(([.B20]/[.C20])&lt;3.15;3*[.C20];0)))))))+ IF(([.B20]/[.C20])&lt;3.15;0; IF(([.B20]/[.C20])&lt;3.45;3.3*[.C20]; IF(([.B20]/[.C20])&lt;3.75;3.6*[.C20]; IF(([.B20]/[.C20])&lt;4.1;3.9*[.C20]; IF(([.B20]/[.C20])&lt;4.5;4.3*[.C20]; IF(([.B20]/[.C20])&lt;4.9;4.7*[.C20]; IF(([.B20]/[.C20])&lt;5.35;5.1*[.C20];0)))))))+ IF(([.B20]/[.C20])&lt;5.35;0; IF(([.B20]/[.C20])&lt;5.9;5.6*[.C20]; IF(([.B20]/[.C20])&lt;6.5;6.2*[.C20]; IF(([.B20]/[.C20])&lt;7.15;6.8*[.C20]; IF(([.B20]/[.C20])&lt;7.85;7.5*[.C20]; IF(([.B20]/[.C20])&lt;8.65;8.2*[.C20]; IF(([.B20]/[.C20])&lt;9.55;9.1*[.C20];10*[.C20])))))))" office:value-type="float" office:value="15000" calcext:value-type="float">
            <text:p>15000</text:p>
          </table:table-cell>
          <table:table-cell table:formula="of:=[.$B$1]*[.D20]/([.D20]+[.$B$2])" office:value-type="float" office:value="3.73134328358209" calcext:value-type="float">
            <text:p>3,731</text:p>
          </table:table-cell>
          <table:table-cell table:formula="of:=INT([.E20]*[.$B$3]/[.$B$1])" office:value-type="float" office:value="763" calcext:value-type="float">
            <text:p>763</text:p>
          </table:table-cell>
          <table:table-cell table:formula="of:=[.F21]-[.F20]" office:value-type="float" office:value="52" calcext:value-type="float">
            <text:p>52</text:p>
          </table:table-cell>
          <table:table-cell table:formula="of:=[.F20]-[.$G$27]" office:value-type="float" office:value="747" calcext:value-type="float">
            <text:p>747</text:p>
          </table:table-cell>
          <table:table-cell table:formula="of:=[.F20]+[.$G$27]" office:value-type="float" office:value="779" calcext:value-type="float">
            <text:p>77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7">
          <table:table-cell office:value-type="float" office:value="4" calcext:value-type="float">
            <text:p>4</text:p>
          </table:table-cell>
          <table:table-cell table:formula="of:=[.A21]*[.$B$2]/([.$B$1]-[.A21])" office:value-type="float" office:value="20400" calcext:value-type="float">
            <text:p>20400,00</text:p>
          </table:table-cell>
          <table:table-cell table:formula="of:=10^INT(LOG([.B21]))" office:value-type="float" office:value="10000" calcext:value-type="float">
            <text:p>10000</text:p>
          </table:table-cell>
          <table:table-cell table:formula="of:=IF([.B21]=0;0; IF(([.B21]/[.C21])&lt;1.05;1*[.C21]; IF(([.B21]/[.C21])&lt;1.15;1.1*[.C21]; IF(([.B21]/[.C21])&lt;1.25;1.2*[.C21]; IF(([.B21]/[.C21])&lt;1.4;1.3*[.C21]; IF(([.B21]/[.C21])&lt;1.55;1.5*[.C21]; IF(([.B21]/[.C21])&lt;1.7;1.6*[.C21];0)))))))+ IF(([.B21]/[.C21])&lt;1.7;0; IF(([.B21]/[.C21])&lt;1.9;1.8*[.C21]; IF(([.B21]/[.C21])&lt;2.1;2*[.C21]; IF(([.B21]/[.C21])&lt;2.3;2.2*[.C21]; IF(([.B21]/[.C21])&lt;2.55;2.4*[.C21]; IF(([.B21]/[.C21])&lt;2.85;2.7*[.C21]; IF(([.B21]/[.C21])&lt;3.15;3*[.C21];0)))))))+ IF(([.B21]/[.C21])&lt;3.15;0; IF(([.B21]/[.C21])&lt;3.45;3.3*[.C21]; IF(([.B21]/[.C21])&lt;3.75;3.6*[.C21]; IF(([.B21]/[.C21])&lt;4.1;3.9*[.C21]; IF(([.B21]/[.C21])&lt;4.5;4.3*[.C21]; IF(([.B21]/[.C21])&lt;4.9;4.7*[.C21]; IF(([.B21]/[.C21])&lt;5.35;5.1*[.C21];0)))))))+ IF(([.B21]/[.C21])&lt;5.35;0; IF(([.B21]/[.C21])&lt;5.9;5.6*[.C21]; IF(([.B21]/[.C21])&lt;6.5;6.2*[.C21]; IF(([.B21]/[.C21])&lt;7.15;6.8*[.C21]; IF(([.B21]/[.C21])&lt;7.85;7.5*[.C21]; IF(([.B21]/[.C21])&lt;8.65;8.2*[.C21]; IF(([.B21]/[.C21])&lt;9.55;9.1*[.C21];10*[.C21])))))))" office:value-type="float" office:value="20000" calcext:value-type="float">
            <text:p>20000</text:p>
          </table:table-cell>
          <table:table-cell table:formula="of:=[.$B$1]*[.D21]/([.D21]+[.$B$2])" office:value-type="float" office:value="3.98406374501992" calcext:value-type="float">
            <text:p>3,984</text:p>
          </table:table-cell>
          <table:table-cell table:formula="of:=INT([.E21]*[.$B$3]/[.$B$1])" office:value-type="float" office:value="815" calcext:value-type="float">
            <text:p>815</text:p>
          </table:table-cell>
          <table:table-cell table:formula="of:=[.F22]-[.F21]" office:value-type="float" office:value="59" calcext:value-type="float">
            <text:p>59</text:p>
          </table:table-cell>
          <table:table-cell table:formula="of:=[.F21]-[.$G$27]" office:value-type="float" office:value="799" calcext:value-type="float">
            <text:p>799</text:p>
          </table:table-cell>
          <table:table-cell table:formula="of:=[.F21]+[.$G$27]" office:value-type="float" office:value="831" calcext:value-type="float">
            <text:p>83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7">
          <table:table-cell office:value-type="float" office:value="4.25" calcext:value-type="float">
            <text:p>4,25</text:p>
          </table:table-cell>
          <table:table-cell table:formula="of:=[.A22]*[.$B$2]/([.$B$1]-[.A22])" office:value-type="float" office:value="28900" calcext:value-type="float">
            <text:p>28900,00</text:p>
          </table:table-cell>
          <table:table-cell table:formula="of:=10^INT(LOG([.B22]))" office:value-type="float" office:value="10000" calcext:value-type="float">
            <text:p>10000</text:p>
          </table:table-cell>
          <table:table-cell table:formula="of:=IF([.B22]=0;0; IF(([.B22]/[.C22])&lt;1.05;1*[.C22]; IF(([.B22]/[.C22])&lt;1.15;1.1*[.C22]; IF(([.B22]/[.C22])&lt;1.25;1.2*[.C22]; IF(([.B22]/[.C22])&lt;1.4;1.3*[.C22]; IF(([.B22]/[.C22])&lt;1.55;1.5*[.C22]; IF(([.B22]/[.C22])&lt;1.7;1.6*[.C22];0)))))))+ IF(([.B22]/[.C22])&lt;1.7;0; IF(([.B22]/[.C22])&lt;1.9;1.8*[.C22]; IF(([.B22]/[.C22])&lt;2.1;2*[.C22]; IF(([.B22]/[.C22])&lt;2.3;2.2*[.C22]; IF(([.B22]/[.C22])&lt;2.55;2.4*[.C22]; IF(([.B22]/[.C22])&lt;2.85;2.7*[.C22]; IF(([.B22]/[.C22])&lt;3.15;3*[.C22];0)))))))+ IF(([.B22]/[.C22])&lt;3.15;0; IF(([.B22]/[.C22])&lt;3.45;3.3*[.C22]; IF(([.B22]/[.C22])&lt;3.75;3.6*[.C22]; IF(([.B22]/[.C22])&lt;4.1;3.9*[.C22]; IF(([.B22]/[.C22])&lt;4.5;4.3*[.C22]; IF(([.B22]/[.C22])&lt;4.9;4.7*[.C22]; IF(([.B22]/[.C22])&lt;5.35;5.1*[.C22];0)))))))+ IF(([.B22]/[.C22])&lt;5.35;0; IF(([.B22]/[.C22])&lt;5.9;5.6*[.C22]; IF(([.B22]/[.C22])&lt;6.5;6.2*[.C22]; IF(([.B22]/[.C22])&lt;7.15;6.8*[.C22]; IF(([.B22]/[.C22])&lt;7.85;7.5*[.C22]; IF(([.B22]/[.C22])&lt;8.65;8.2*[.C22]; IF(([.B22]/[.C22])&lt;9.55;9.1*[.C22];10*[.C22])))))))" office:value-type="float" office:value="30000" calcext:value-type="float">
            <text:p>30000</text:p>
          </table:table-cell>
          <table:table-cell table:formula="of:=[.$B$1]*[.D22]/([.D22]+[.$B$2])" office:value-type="float" office:value="4.27350427350427" calcext:value-type="float">
            <text:p>4,274</text:p>
          </table:table-cell>
          <table:table-cell table:formula="of:=INT([.E22]*[.$B$3]/[.$B$1])" office:value-type="float" office:value="874" calcext:value-type="float">
            <text:p>874</text:p>
          </table:table-cell>
          <table:table-cell table:formula="of:=[.F23]-[.F22]" office:value-type="float" office:value="48" calcext:value-type="float">
            <text:p>48</text:p>
          </table:table-cell>
          <table:table-cell table:formula="of:=[.F22]-[.$G$27]" office:value-type="float" office:value="858" calcext:value-type="float">
            <text:p>858</text:p>
          </table:table-cell>
          <table:table-cell table:formula="of:=[.F22]+[.$G$27]" office:value-type="float" office:value="890" calcext:value-type="float">
            <text:p>89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7">
          <table:table-cell office:value-type="float" office:value="4.5" calcext:value-type="float">
            <text:p>4,5</text:p>
          </table:table-cell>
          <table:table-cell table:formula="of:=[.A23]*[.$B$2]/([.$B$1]-[.A23])" office:value-type="float" office:value="45900" calcext:value-type="float">
            <text:p>45900,00</text:p>
          </table:table-cell>
          <table:table-cell table:formula="of:=10^INT(LOG([.B23]))" office:value-type="float" office:value="10000" calcext:value-type="float">
            <text:p>10000</text:p>
          </table:table-cell>
          <table:table-cell table:formula="of:=IF([.B23]=0;0; IF(([.B23]/[.C23])&lt;1.05;1*[.C23]; IF(([.B23]/[.C23])&lt;1.15;1.1*[.C23]; IF(([.B23]/[.C23])&lt;1.25;1.2*[.C23]; IF(([.B23]/[.C23])&lt;1.4;1.3*[.C23]; IF(([.B23]/[.C23])&lt;1.55;1.5*[.C23]; IF(([.B23]/[.C23])&lt;1.7;1.6*[.C23];0)))))))+ IF(([.B23]/[.C23])&lt;1.7;0; IF(([.B23]/[.C23])&lt;1.9;1.8*[.C23]; IF(([.B23]/[.C23])&lt;2.1;2*[.C23]; IF(([.B23]/[.C23])&lt;2.3;2.2*[.C23]; IF(([.B23]/[.C23])&lt;2.55;2.4*[.C23]; IF(([.B23]/[.C23])&lt;2.85;2.7*[.C23]; IF(([.B23]/[.C23])&lt;3.15;3*[.C23];0)))))))+ IF(([.B23]/[.C23])&lt;3.15;0; IF(([.B23]/[.C23])&lt;3.45;3.3*[.C23]; IF(([.B23]/[.C23])&lt;3.75;3.6*[.C23]; IF(([.B23]/[.C23])&lt;4.1;3.9*[.C23]; IF(([.B23]/[.C23])&lt;4.5;4.3*[.C23]; IF(([.B23]/[.C23])&lt;4.9;4.7*[.C23]; IF(([.B23]/[.C23])&lt;5.35;5.1*[.C23];0)))))))+ IF(([.B23]/[.C23])&lt;5.35;0; IF(([.B23]/[.C23])&lt;5.9;5.6*[.C23]; IF(([.B23]/[.C23])&lt;6.5;6.2*[.C23]; IF(([.B23]/[.C23])&lt;7.15;6.8*[.C23]; IF(([.B23]/[.C23])&lt;7.85;7.5*[.C23]; IF(([.B23]/[.C23])&lt;8.65;8.2*[.C23]; IF(([.B23]/[.C23])&lt;9.55;9.1*[.C23];10*[.C23])))))))" office:value-type="float" office:value="47000" calcext:value-type="float">
            <text:p>47000</text:p>
          </table:table-cell>
          <table:table-cell table:formula="of:=[.$B$1]*[.D23]/([.D23]+[.$B$2])" office:value-type="float" office:value="4.510556621881" calcext:value-type="float">
            <text:p>4,511</text:p>
          </table:table-cell>
          <table:table-cell table:formula="of:=INT([.E23]*[.$B$3]/[.$B$1])" office:value-type="float" office:value="922" calcext:value-type="float">
            <text:p>922</text:p>
          </table:table-cell>
          <table:table-cell table:formula="of:=[.F24]-[.F23]" office:value-type="float" office:value="51" calcext:value-type="float">
            <text:p>51</text:p>
          </table:table-cell>
          <table:table-cell table:formula="of:=[.F23]-[.$G$27]" office:value-type="float" office:value="906" calcext:value-type="float">
            <text:p>906</text:p>
          </table:table-cell>
          <table:table-cell table:formula="of:=[.F23]+[.$G$27]" office:value-type="float" office:value="938" calcext:value-type="float">
            <text:p>93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7">
          <table:table-cell office:value-type="float" office:value="4.75" calcext:value-type="float">
            <text:p>4,75</text:p>
          </table:table-cell>
          <table:table-cell table:formula="of:=[.A24]*[.$B$2]/([.$B$1]-[.A24])" office:value-type="float" office:value="96900" calcext:value-type="float">
            <text:p>96900,00</text:p>
          </table:table-cell>
          <table:table-cell table:formula="of:=10^INT(LOG([.B24]))" office:value-type="float" office:value="10000" calcext:value-type="float">
            <text:p>10000</text:p>
          </table:table-cell>
          <table:table-cell table:formula="of:=IF([.B24]=0;0; IF(([.B24]/[.C24])&lt;1.05;1*[.C24]; IF(([.B24]/[.C24])&lt;1.15;1.1*[.C24]; IF(([.B24]/[.C24])&lt;1.25;1.2*[.C24]; IF(([.B24]/[.C24])&lt;1.4;1.3*[.C24]; IF(([.B24]/[.C24])&lt;1.55;1.5*[.C24]; IF(([.B24]/[.C24])&lt;1.7;1.6*[.C24];0)))))))+ IF(([.B24]/[.C24])&lt;1.7;0; IF(([.B24]/[.C24])&lt;1.9;1.8*[.C24]; IF(([.B24]/[.C24])&lt;2.1;2*[.C24]; IF(([.B24]/[.C24])&lt;2.3;2.2*[.C24]; IF(([.B24]/[.C24])&lt;2.55;2.4*[.C24]; IF(([.B24]/[.C24])&lt;2.85;2.7*[.C24]; IF(([.B24]/[.C24])&lt;3.15;3*[.C24];0)))))))+ IF(([.B24]/[.C24])&lt;3.15;0; IF(([.B24]/[.C24])&lt;3.45;3.3*[.C24]; IF(([.B24]/[.C24])&lt;3.75;3.6*[.C24]; IF(([.B24]/[.C24])&lt;4.1;3.9*[.C24]; IF(([.B24]/[.C24])&lt;4.5;4.3*[.C24]; IF(([.B24]/[.C24])&lt;4.9;4.7*[.C24]; IF(([.B24]/[.C24])&lt;5.35;5.1*[.C24];0)))))))+ IF(([.B24]/[.C24])&lt;5.35;0; IF(([.B24]/[.C24])&lt;5.9;5.6*[.C24]; IF(([.B24]/[.C24])&lt;6.5;6.2*[.C24]; IF(([.B24]/[.C24])&lt;7.15;6.8*[.C24]; IF(([.B24]/[.C24])&lt;7.85;7.5*[.C24]; IF(([.B24]/[.C24])&lt;8.65;8.2*[.C24]; IF(([.B24]/[.C24])&lt;9.55;9.1*[.C24];10*[.C24])))))))" office:value-type="float" office:value="100000" calcext:value-type="float">
            <text:p>100000</text:p>
          </table:table-cell>
          <table:table-cell table:formula="of:=[.$B$1]*[.D24]/([.D24]+[.$B$2])" office:value-type="float" office:value="4.75737392959087" calcext:value-type="float">
            <text:p>4,757</text:p>
          </table:table-cell>
          <table:table-cell table:formula="of:=INT([.E24]*[.$B$3]/[.$B$1])" office:value-type="float" office:value="973" calcext:value-type="float">
            <text:p>973</text:p>
          </table:table-cell>
          <table:table-cell table:formula="of:=[.$B$3]-[.F24]" office:value-type="float" office:value="50" calcext:value-type="float">
            <text:p>50</text:p>
          </table:table-cell>
          <table:table-cell table:formula="of:=[.F24]-[.$G$27]" office:value-type="float" office:value="957" calcext:value-type="float">
            <text:p>957</text:p>
          </table:table-cell>
          <table:table-cell table:formula="of:=[.F24]+[.$G$27]" office:value-type="float" office:value="989" calcext:value-type="float">
            <text:p>98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MINIMUM</text:p>
          </table:table-cell>
          <table:table-cell table:formula="of:=MIN([.G7:.G23])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Range</text:p>
          </table:table-cell>
          <table:table-cell table:formula="of:=INT([.G26]/[.$F$2])"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CS_PIN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office:value-type="string" calcext:value-type="string">
            <text:p><text:s text:c="6"/>Ux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Uref</text:p>
          </table:table-cell>
          <table:table-cell office:value-type="string" calcext:value-type="string">
            <text:p>----[Rx]--------</text:p>
          </table:table-cell>
          <table:table-cell office:value-type="string" calcext:value-type="string">
            <text:p>-[MOSFET]--</text:p>
          </table:table-cell>
          <table:table-cell office:value-type="string" calcext:value-type="string">
            <text:p>-------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6"/>[R]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4"/>GND</text:p>
          </table:table-cell>
          <table:table-cell table:number-columns-repeated="1009"/>
        </table:table-row>
      </table:table>
      <table:table table:name="en stock" table:style-name="ta1">
        <office:forms form:automatic-focus="false" form:apply-design-mode="false"/>
        <table:table-column table:style-name="co43" table:default-cell-style-name="ce287"/>
        <table:table-column table:style-name="co1" table:default-cell-style-name="ce289"/>
        <table:table-column table:style-name="co44" table:default-cell-style-name="ce287"/>
        <table:table-column table:style-name="co1" table:number-columns-repeated="2" table:default-cell-style-name="ce287"/>
        <table:table-column table:style-name="co1" table:number-columns-repeated="1019" table:default-cell-style-name="ce289"/>
        <table:table-row table:style-name="ro7">
          <table:table-cell office:value-type="string" calcext:value-type="string">
            <text:p>liste de ref au fil de la navigation</text:p>
          </table:table-cell>
          <table:table-cell table:number-columns-repeated="1023"/>
        </table:table-row>
        <table:table-row table:style-name="ro7">
          <table:table-cell table:number-columns-repeated="3"/>
          <table:table-cell office:value-type="string" calcext:value-type="string">
            <text:p>Ref 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http://fr.farnell.com/texas-instruments/sn74hc164d/circuit-logique-registre-a-decalage/dp/9591184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Lien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hargeur batt secours</text:p>
          </table:table-cell>
          <table:table-cell table:style-name="ce287"/>
          <table:table-cell table:style-name="ce290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office:value-type="float" office:value="1864577" calcext:value-type="float">
            <text:p>186457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http://fr.farnell.com/taiwan-semiconductor/tsm2306cx/mosfet-n-ch-30v-3-5a-sot23/dp/1864577RL?Ntt=1864577RL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egistre mémoire 8bit</text:p>
          </table:table-cell>
          <table:table-cell table:style-name="ce287"/>
          <table:table-cell table:style-name="ce290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/>
          <table:table-cell office:value-type="string" calcext:value-type="string">
            <text:p>PTC</text:p>
          </table:table-cell>
          <table:table-cell table:style-name="ce287" office:value-type="string" calcext:value-type="string">
            <text:p>http://fr.farnell.com/epcos/b59601a95a62/ptc-thermistor/dp/1828508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version 150ma</text:p>
          </table:table-cell>
          <table:table-cell table:style-name="ce287"/>
          <table:table-cell table:style-name="ce290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/>
          <table:table-cell office:value-type="string" calcext:value-type="string">
            <text:p>NAND (4)</text:p>
            <text:p>TEXAS INSTRUMENTS - SN74LV00APW - CI LOGIQUE PORTE NON-ET QUAD 2 ENTR CMS</text:p>
          </table:table-cell>
          <table:table-cell table:style-name="Default" office:value-type="string" calcext:value-type="string">
            <text:p>http://fr.farnell.com/texas-instruments/sn74lv00apw/ci-logique-porte-non-quad-2-entr/dp/128761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version 250mA</text:p>
          </table:table-cell>
          <table:table-cell table:style-name="ce287"/>
          <table:table-cell table:style-name="ce290" office:value-type="string" calcext:value-type="string">
            <text:p>TPIC6595DW</text:p>
          </table:table-cell>
          <table:table-cell/>
          <table:table-cell table:style-name="ce289"/>
          <table:table-cell table:style-name="Default"/>
          <table:table-cell table:number-columns-repeated="1018"/>
        </table:table-row>
        <table:table-row table:style-name="ro7">
          <table:table-cell office:value-type="string" calcext:value-type="string">
            <text:p>16 I/O SPI module</text:p>
          </table:table-cell>
          <table:table-cell table:style-name="ce287"/>
          <table:table-cell table:style-name="ce290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tmega</text:p>
          </table:table-cell>
          <table:table-cell table:style-name="ce287"/>
          <table:table-cell table:style-name="ce290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nalog mux/demux</text:p>
          </table:table-cell>
          <table:table-cell/>
          <table:table-cell table:style-name="ce290" office:value-type="string" calcext:value-type="string">
            <text:p><text:a xlink:href="http://fr.farnell.com/texas-instruments/sn74lv4051adr/analog-mux-dmux-8-x-1-soic-16/dp/2342622" xlink:type="simple">N74LV4051ADR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relais pour commande</text:p>
          </table:table-cell>
          <table:table-cell/>
          <table:table-cell table:style-name="ce290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carte à carte</text:p>
          </table:table-cell>
          <table:table-cell/>
          <table:table-cell table:style-name="ce290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290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RJ45 pour info</text:p>
          </table:table-cell>
          <table:table-cell/>
          <table:table-cell table:style-name="Default" office:value-type="string" calcext:value-type="string">
            <text:p>http://fr.farnell.com/amphenol/rjhse-5080/fiche-rj45-modulaire-cat5/dp/18499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river 7 se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fficheur 7seg 2 digit</text:p>
          </table:table-cell>
          <table:table-cell/>
          <table:table-cell office:value-type="string" calcext:value-type="string">
            <text:p>http://fr.farnell.com/multicomp/703-0181/connec-circu-taille18-11-voies/dp/2112205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string" calcext:value-type="string">
            <text:p>http://fr.farnell.com/panasonic-electronic-components/evqpf208k/commutateur-tact-7-5x7-5mm-1-6n/dp/2079502</text:p>
          </table:table-cell>
          <table:table-cell/>
          <table:table-cell table:style-name="Default"/>
          <table:table-cell table:style-name="ce291" office:value-type="string" calcext:value-type="string">
            <text:p>angle droit pour être bord de boitier</text:p>
          </table:table-cell>
          <table:table-cell table:number-columns-repeated="3"/>
          <table:table-cell office:value-type="string" calcext:value-type="string">
            <text:p>http://protological.com/debounce-calaculator/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string" calcext:value-type="string">
            <text:p>http://fr.farnell.com/multicomp/ktsc-22s/capot-rond-orange/dp/956149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itier téléco</text:p>
          </table:table-cell>
          <table:table-cell/>
          <table:table-cell office:value-type="string" calcext:value-type="string">
            <text:p>http://fr.farnell.com/deltron-enclosures/479-0140-0/coffret-multi-usages-abs-clair/dp/2393865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bascule out buff</text:p>
          </table:table-cell>
          <table:table-cell/>
          <table:table-cell office:value-type="string" calcext:value-type="string">
            <text:p>http://fr.farnell.com/nxp/74ahc273d-118/bascule-type-d-110mhz-soic-20/dp/244500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ranslateur niveau bidirectionel 3.3-5v</text:p>
          </table:table-cell>
          <table:table-cell/>
          <table:table-cell office:value-type="string" calcext:value-type="string">
            <text:p>http://fr.farnell.com/nxp/gtl2003pw-118/translateur-de-niveau-8-i-p-tssop/dp/2400477</text:p>
          </table:table-cell>
          <table:table-cell table:number-columns-repeated="1021"/>
        </table:table-row>
        <table:table-row table:style-name="ro7">
          <table:table-cell table:style-name="Default" table:number-columns-repeated="2"/>
          <table:table-cell table:style-name="Default" office:value-type="string" calcext:value-type="string">
            <text:p>http://fr.farnell.com/texas-instruments/uln2003ansr/reseau-de-darlington-trans-npn/dp/2342628</text:p>
          </table:table-cell>
          <table:table-cell table:style-name="Default"/>
          <table:table-cell table:style-name="ce288"/>
          <table:table-cell table:number-columns-repeated="1019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buck 5v si fait sur la carte</text:p>
          </table:table-cell>
          <table:table-cell table:style-name="Default"/>
          <table:table-cell table:style-name="Default" office:value-type="string" calcext:value-type="string">
            <text:p>http://fr.farnell.com/texas-instruments/lm2576sx-5-0-nopb/convert-dc-dc-buck-5v-52khz-to/dp/2435871?MER=en-me-pd-r2-alte-sic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4 inverseur (mais plutôt hiZ et pull up)</text:p>
          </table:table-cell>
          <table:table-cell table:style-name="Default"/>
          <table:table-cell table:style-name="Default" office:value-type="string" calcext:value-type="string">
            <text:p>http://fr.farnell.com/on-semiconductor/mc74hc04adr2g/ic-hex-inverter-soic-14/dp/1147801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bobine pour pt4115 (led driver)</text:p>
          </table:table-cell>
          <table:table-cell table:style-name="Default"/>
          <table:table-cell table:style-name="Default" office:value-type="string" calcext:value-type="string">
            <text:p>http://fr.farnell.com/multicomp/mcbfs5220-680mu/inductor-68uh-20-1a/dp/1864255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driver boost led 50w</text:p>
          </table:table-cell>
          <table:table-cell table:style-name="Default"/>
          <table:table-cell table:style-name="Default" office:value-type="string" calcext:value-type="string">
            <text:p><text:a xlink:href="http://fr.farnell.com/linear-technology/lt3517ife-pbf/driver-de-led-pwm-2-5mhz-45v-16tssop/dp/2294848" xlink:type="simple">http://fr.farnell.com/linear-technology/lt3517ife-pbf/driver-de-led-pwm-2-5mhz-45v-16tssop/dp/2294848</text:a>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radiateur pour raspberry pi</text:p>
          </table:table-cell>
          <table:table-cell table:style-name="Default"/>
          <table:table-cell table:style-name="Default" office:value-type="string" calcext:value-type="string">
            <text:p>http://fr.farnell.com/abl-heatsinks/bga-std-010/dissipateur-bga-standard-27-c-w/dp/2084424</text:p>
          </table:table-cell>
          <table:table-cell table:style-name="Default"/>
          <table:table-cell table:number-columns-repeated="1020"/>
        </table:table-row>
        <table:table-row table:style-name="ro7" table:number-rows-repeated="3">
          <table:table-cell table:style-name="Default" table:number-columns-repeated="4"/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288" office:value-type="string" calcext:value-type="string">
            <text:p>en stock</text:p>
          </table:table-cell>
          <table:table-cell table:style-name="ce288" office:value-type="string" calcext:value-type="string">
            <text:p>type</text:p>
          </table:table-cell>
          <table:table-cell table:style-name="ce288" office:value-type="string" calcext:value-type="string">
            <text:p>valeures</text:p>
          </table:table-cell>
          <table:table-cell table:style-name="ce288" office:value-type="string" calcext:value-type="string">
            <text:p>package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k, 10, 20, 1k, 10k, 100, 220, 3.3k, 1M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 0,5w, 100k, 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n, 47n, 1u, 470p, 4.7u, 0.1u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ert, rouge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hc695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sot1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3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scillateur céramiqu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7x3m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ansistor</text:p>
          </table:table-cell>
          <table:table-cell office:value-type="string" calcext:value-type="string">
            <text:p>smd</text:p>
          </table:table-cell>
          <table:table-cell table:number-columns-repeated="1022"/>
        </table:table-row>
        <table:table-row table:style-name="ro7" table:number-rows-repeated="10485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9" table:style-name="ta1">
        <table:table-column table:style-name="co1" table:number-columns-repeated="3" table:default-cell-style-name="Default"/>
        <table:table-column table:style-name="co45" table:default-cell-style-name="Default"/>
        <table:table-column table:style-name="co1" table:number-columns-repeated="9" table:default-cell-style-name="Default"/>
        <table:table-row table:style-name="ro7">
          <table:table-cell office:value-type="string" calcext:value-type="string">
            <text:p>Révolution raspberry A+</text:p>
          </table:table-cell>
          <table:table-cell table:number-columns-repeated="12"/>
        </table:table-row>
        <table:table-row table:style-name="ro7" table:number-rows-repeated="2">
          <table:table-cell table:number-columns-repeated="13"/>
        </table:table-row>
        <table:table-row table:style-name="ro6">
          <table:table-cell table:style-name="ce15" office:value-type="string" calcext:value-type="string">
            <text:p>coté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tout les gpio</text:p>
          </table:table-cell>
          <table:table-cell office:value-type="string" calcext:value-type="string">
            <text:p>hors SPI et UART = 22 GPIO pour les CS des carte d'extension + les entrée sortie par défaut sur la carte de base</text:p>
          </table:table-cell>
          <table:table-cell table:number-columns-repeated="11"/>
        </table:table-row>
        <table:table-row table:style-name="ro7">
          <table:table-cell table:number-columns-repeated="4"/>
          <table:table-cell office:value-type="string" calcext:value-type="string">
            <text:p>via la carte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4 gpio boutons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3 gpio sorties led</text:p>
          </table:table-cell>
          <table:table-cell table:number-columns-repeated="6"/>
          <table:table-cell office:value-type="string" calcext:value-type="string">
            <text:p>socket extension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3 gpio sorties led rgb pwm puissance</text:p>
          </table:table-cell>
          <table:table-cell table:number-columns-repeated="6"/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6 gpio cs </text:p>
          </table:table-cell>
          <table:table-cell table:number-columns-repeated="6"/>
          <table:table-cell office:value-type="string" calcext:value-type="string">
            <text:p>sck</text:p>
          </table:table-cell>
          <table:table-cell office:value-type="string" calcext:value-type="string">
            <text:p>/cs</text:p>
          </table:table-cell>
        </table:table-row>
        <table:table-row table:style-name="ro7">
          <table:table-cell table:number-columns-repeated="11"/>
          <table:table-cell office:value-type="string" calcext:value-type="string">
            <text:p>Analog code</text:p>
          </table:table-cell>
          <table:table-cell office:value-type="string" calcext:value-type="string">
            <text:p>5V</text:p>
          </table:table-cell>
        </table:table-row>
        <table:table-row table:style-name="ro6">
          <table:table-cell table:style-name="ce15" office:value-type="string" calcext:value-type="string">
            <text:p>côté carte</text:p>
          </table:table-cell>
          <table:table-cell table:number-columns-repeated="10"/>
          <table:table-cell office:value-type="string" calcext:value-type="string">
            <text:p>GND</text:p>
          </table:table-cell>
          <table:table-cell office:value-type="string" calcext:value-type="string">
            <text:p>3 .3</text:p>
          </table:table-cell>
        </table:table-row>
        <table:table-row table:style-name="ro7">
          <table:table-cell office:value-type="string" calcext:value-type="string">
            <text:p>atmega en spi en 3.3V</text:p>
          </table:table-cell>
          <table:table-cell table:number-columns-repeated="10"/>
          <table:table-cell office:value-type="string" calcext:value-type="string">
            <text:p>RAW</text:p>
          </table:table-cell>
          <table:table-cell/>
        </table:table-row>
        <table:table-row table:style-name="ro7">
          <table:table-cell office:value-type="string" calcext:value-type="string">
            <text:p>pour les entrées analog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onversion énergie pour sortir le 5V pour le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2 registres à décalage pour les cs des socket de titreurs</text:p>
          </table:table-cell>
          <table:table-cell table:number-columns-repeated="3"/>
          <table:table-cell office:value-type="string" calcext:value-type="string">
            <text:p>3 entrées analo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ivi tension</text:p>
          </table:table-cell>
          <table:table-cell table:number-columns-repeated="3"/>
          <table:table-cell office:value-type="string" calcext:value-type="string">
            <text:p>4 socket x 4module </text:p>
          </table:table-cell>
          <table:table-cell/>
          <table:table-cell office:value-type="string" calcext:value-type="string">
            <text:p>2gpio sck data ht1632 + 1gpio rck pour les registres</text:p>
          </table:table-cell>
          <table:table-cell table:number-columns-repeated="6"/>
        </table:table-row>
        <table:table-row table:style-name="ro7">
          <table:table-cell table:style-name="ce292" office:value-type="string" calcext:value-type="string">
            <text:p>charge batterie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récup code extension</text:p>
          </table:table-cell>
          <table:table-cell table:number-columns-repeated="12"/>
        </table:table-row>
        <table:table-row table:style-name="ro7" table:number-rows-repeated="4">
          <table:table-cell table:number-columns-repeated="13"/>
        </table:table-row>
        <table:table-row table:style-name="ro6">
          <table:table-cell table:style-name="ce15" office:value-type="string" calcext:value-type="string">
            <text:p>extensions</text:p>
          </table:table-cell>
          <table:table-cell table:number-columns-repeated="12"/>
        </table:table-row>
        <table:table-row table:style-name="ro7">
          <table:table-cell table:style-name="ce293" office:value-type="string" calcext:value-type="string">
            <text:p>extension led puissance</text:p>
          </table:table-cell>
          <table:table-cell table:number-columns-repeated="2"/>
          <table:table-cell table:style-name="ce293" office:value-type="string" calcext:value-type="string">
            <text:p>extension relay</text:p>
          </table:table-cell>
          <table:table-cell table:number-columns-repeated="2"/>
          <table:table-cell table:style-name="ce293" office:value-type="string" calcext:value-type="string">
            <text:p>extension monitoring batterie</text:p>
          </table:table-cell>
          <table:table-cell table:number-columns-repeated="3"/>
          <table:table-cell table:style-name="ce295" office:value-type="string" calcext:value-type="string">
            <text:p>extension bouton + inf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pi to 16 I/O</text:p>
          </table:table-cell>
          <table:table-cell table:number-columns-repeated="2"/>
          <table:table-cell office:value-type="string" calcext:value-type="string">
            <text:p>registre à décalage balèze pour relais</text:p>
          </table:table-cell>
          <table:table-cell table:number-columns-repeated="2"/>
          <table:table-cell office:value-type="string" calcext:value-type="string">
            <text:p>registre à décalage</text:p>
          </table:table-cell>
          <table:table-cell table:number-columns-repeated="3"/>
          <table:table-cell table:style-name="ce292" office:value-type="string" calcext:value-type="string">
            <text:p>I/O 16bit spi</text:p>
          </table:table-cell>
          <table:table-cell table:number-columns-repeated="2"/>
        </table:table-row>
        <table:table-row table:style-name="ro7">
          <table:table-cell table:number-columns-repeated="6"/>
          <table:table-cell office:value-type="string" calcext:value-type="string">
            <text:p>commande relais + mosfet prise de tensio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xtension led megabalèze</text:p>
          </table:table-cell>
          <table:table-cell table:number-columns-repeated="12"/>
        </table:table-row>
        <table:table-row table:style-name="ro7" table:number-rows-repeated="6">
          <table:table-cell table:number-columns-repeated="13"/>
        </table:table-row>
        <table:table-row table:style-name="ro7">
          <table:table-cell table:style-name="ce292" office:value-type="string" calcext:value-type="string">
            <text:p>extension midi/dmx</text:p>
          </table:table-cell>
          <table:table-cell table:number-columns-repeated="2"/>
          <table:table-cell table:style-name="ce294" office:value-type="string" calcext:value-type="string">
            <text:p>carte écran</text:p>
          </table:table-cell>
          <table:table-cell table:number-columns-repeated="9"/>
        </table:table-row>
      </table:table>
      <table:table table:name="budget précis" table:style-name="ta1">
        <office:forms form:automatic-focus="false" form:apply-design-mode="false"/>
        <table:table-column table:style-name="co46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47" table:default-cell-style-name="ce304"/>
        <table:table-column table:style-name="co1" table:number-columns-repeated="1019" table:default-cell-style-name="Default"/>
        <table:table-row table:style-name="ro7">
          <table:table-cell office:value-type="string" calcext:value-type="string">
            <text:p>budget janvier 2015</text:p>
          </table:table-cell>
          <table:table-cell/>
          <table:table-cell office:value-type="string" calcext:value-type="string">
            <text:p>total général</text:p>
          </table:table-cell>
          <table:table-cell table:formula="of:=SUM([.D6:.D10])" office:value-type="currency" office:currency="EUR" office:value="6397.975" calcext:value-type="currency">
            <text:p>6 397,98 €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prod</text:p>
          </table:table-cell>
          <table:table-cell office:value-type="currency" office:currency="EUR" office:value="700" calcext:value-type="currency">
            <text:p>700,00 €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aléas</text:p>
          </table:table-cell>
          <table:table-cell table:formula="of:=[.D1]*1.2+[.D2]" office:value-type="currency" office:currency="EUR" office:value="8377.57" calcext:value-type="currency">
            <text:p>8 377,57 €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pu</text:p>
          </table:table-cell>
          <table:table-cell office:value-type="string" calcext:value-type="string">
            <text:p>qt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arte principale</text:p>
          </table:table-cell>
          <table:table-cell table:formula="of:=[.D14]" office:value-type="currency" office:currency="EUR" office:value="54.34" calcext:value-type="currency">
            <text:p>54,34 €</text:p>
          </table:table-cell>
          <table:table-cell office:value-type="float" office:value="60" calcext:value-type="float">
            <text:p>60</text:p>
          </table:table-cell>
          <table:table-cell table:formula="of:=IF([.B6]*[.C6]=0;&quot;&quot;;[.B6]*[.C6])" office:value-type="currency" office:currency="EUR" office:value="3260.4" calcext:value-type="currency">
            <text:p>3 260,4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élécommande</text:p>
          </table:table-cell>
          <table:table-cell table:formula="of:=[.D76]" office:value-type="currency" office:currency="EUR" office:value="10.305" calcext:value-type="currency">
            <text:p>10,31 €</text:p>
          </table:table-cell>
          <table:table-cell office:value-type="float" office:value="25" calcext:value-type="float">
            <text:p>25</text:p>
          </table:table-cell>
          <table:table-cell table:formula="of:=IF([.B7]*[.C7]=0;&quot;&quot;;[.B7]*[.C7])" office:value-type="currency" office:currency="EUR" office:value="257.625" calcext:value-type="currency">
            <text:p>257,63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extension 2xled10w</text:p>
          </table:table-cell>
          <table:table-cell table:formula="of:=[.D103]" office:value-type="currency" office:currency="EUR" office:value="5.42" calcext:value-type="currency">
            <text:p>5,42 €</text:p>
          </table:table-cell>
          <table:table-cell office:value-type="float" office:value="10" calcext:value-type="float">
            <text:p>10</text:p>
          </table:table-cell>
          <table:table-cell table:formula="of:=IF([.B8]*[.C8]=0;&quot;&quot;;[.B8]*[.C8])" office:value-type="currency" office:currency="EUR" office:value="54.2" calcext:value-type="currency">
            <text:p>54,2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extension gestion charge batterie 12v lipo + batterie</text:p>
          </table:table-cell>
          <table:table-cell table:formula="of:=[.D125]" office:value-type="currency" office:currency="EUR" office:value="27.525" calcext:value-type="currency">
            <text:p>27,53 €</text:p>
          </table:table-cell>
          <table:table-cell office:value-type="float" office:value="30" calcext:value-type="float">
            <text:p>30</text:p>
          </table:table-cell>
          <table:table-cell table:formula="of:=IF([.B9]*[.C9]=0;&quot;&quot;;[.B9]*[.C9])" office:value-type="currency" office:currency="EUR" office:value="825.75" calcext:value-type="currency">
            <text:p>825,75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module de titreur </text:p>
          </table:table-cell>
          <table:table-cell table:formula="of:=20*5" office:value-type="currency" office:currency="EUR" office:value="100" calcext:value-type="currency">
            <text:p>100,00 €</text:p>
          </table:table-cell>
          <table:table-cell office:value-type="float" office:value="20" calcext:value-type="float">
            <text:p>20</text:p>
          </table:table-cell>
          <table:table-cell table:formula="of:=IF([.B10]*[.C10]=0;&quot;&quot;;[.B10]*[.C10])" office:value-type="currency" office:currency="EUR" office:value="2000" calcext:value-type="currency">
            <text:p>2 000,00 €</text:p>
          </table:table-cell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total</text:p>
          </table:table-cell>
          <table:table-cell table:style-name="ce301" table:formula="of:=SUM([.D16:.D73])" office:value-type="currency" office:currency="EUR" office:value="54.34" calcext:value-type="currency">
            <text:p>54,34 €</text:p>
          </table:table-cell>
          <table:table-cell table:number-columns-repeated="1020"/>
        </table:table-row>
        <table:table-row table:style-name="ro7">
          <table:table-cell table:style-name="ce296" office:value-type="string" calcext:value-type="string">
            <text:p>carte principale</text:p>
          </table:table-cell>
          <table:table-cell table:style-name="ce300" office:value-type="string" calcext:value-type="string">
            <text:p>pu</text:p>
          </table:table-cell>
          <table:table-cell table:style-name="ce296" office:value-type="string" calcext:value-type="string">
            <text:p>qt</text:p>
          </table:table-cell>
          <table:table-cell table:style-name="ce300" office:value-type="string" calcext:value-type="string">
            <text:p>pt</text:p>
          </table:table-cell>
          <table:table-cell table:style-name="ce305" office:value-type="string" calcext:value-type="string">
            <text:p>farnell</text:p>
          </table:table-cell>
          <table:table-cell table:style-name="ce297" table:number-columns-repeated="1019"/>
        </table:table-row>
        <table:table-row table:style-name="ro7">
          <table:table-cell table:style-name="ce297" office:value-type="string" calcext:value-type="string">
            <text:p>rpi a+</text:p>
          </table:table-cell>
          <table:table-cell table:style-name="ce301" office:value-type="currency" office:currency="EUR" office:value="17.4" calcext:value-type="currency">
            <text:p>17,40 €</text:p>
          </table:table-cell>
          <table:table-cell table:style-name="ce297" office:value-type="float" office:value="1" calcext:value-type="float">
            <text:p>1</text:p>
          </table:table-cell>
          <table:table-cell table:formula="of:=IF([.B16]*[.C16]=0;&quot;&quot;;[.B16]*[.C16])" office:value-type="currency" office:currency="EUR" office:value="17.4" calcext:value-type="currency">
            <text:p>17,40 €</text:p>
          </table:table-cell>
          <table:table-cell table:style-name="ce306"/>
          <table:table-cell table:style-name="ce297" table:number-columns-repeated="1019"/>
        </table:table-row>
        <table:table-row table:style-name="ro7">
          <table:table-cell table:style-name="ce297" office:value-type="string" calcext:value-type="string">
            <text:p>wifi dongle</text:p>
          </table:table-cell>
          <table:table-cell table:style-name="ce301" office:value-type="currency" office:currency="EUR" office:value="10" calcext:value-type="currency">
            <text:p>10,00 €</text:p>
          </table:table-cell>
          <table:table-cell table:style-name="ce297" office:value-type="float" office:value="1" calcext:value-type="float">
            <text:p>1</text:p>
          </table:table-cell>
          <table:table-cell table:formula="of:=IF([.B17]*[.C17]=0;&quot;&quot;;[.B17]*[.C17])" office:value-type="currency" office:currency="EUR" office:value="10" calcext:value-type="currency">
            <text:p>10,00 €</text:p>
          </table:table-cell>
          <table:table-cell table:style-name="ce306"/>
          <table:table-cell table:style-name="ce297" table:number-columns-repeated="1019"/>
        </table:table-row>
        <table:table-row table:style-name="ro7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IF([.B18]*[.C18]=0;&quot;&quot;;[.B18]*[.C18])" office:value-type="currency" office:currency="EUR" office:value="2" calcext:value-type="currency">
            <text:p>2,0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B19]*[.C19]=0;&quot;&quot;;[.B19]*[.C19])" office:value-type="currency" office:currency="EUR" office:value="1.88" calcext:value-type="currency">
            <text:p>1,88 €</text:p>
          </table:table-cell>
          <table:table-cell table:style-name="ce307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oscillateur 8mhz</text:p>
          </table:table-cell>
          <table:table-cell office:value-type="currency" office:currency="EUR" office:value="0.98" calcext:value-type="currency">
            <text:p>0,98 €</text:p>
          </table:table-cell>
          <table:table-cell office:value-type="float" office:value="1" calcext:value-type="float">
            <text:p>1</text:p>
          </table:table-cell>
          <table:table-cell table:formula="of:=IF([.B20]*[.C20]=0;&quot;&quot;;[.B20]*[.C20])" office:value-type="currency" office:currency="EUR" office:value="0.98" calcext:value-type="currency">
            <text:p>0,98 €</text:p>
          </table:table-cell>
          <table:table-cell table:style-name="ce307" office:value-type="string" calcext:value-type="string">
            <text:p><text:a xlink:href="http://fr.farnell.com/iqd-frequency-products/lfspxo021890/oscillator-8mhz-50pf-smd/dp/2449427" xlink:type="simple">2449427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74hct595</text:p>
          </table:table-cell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B21]*[.C21]=0;&quot;&quot;;[.B21]*[.C21])" office:value-type="currency" office:currency="EUR" office:value="0.17" calcext:value-type="currency">
            <text:p>0,17 €</text:p>
          </table:table-cell>
          <table:table-cell table:style-name="ce307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porte et ahct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float" office:value="2" calcext:value-type="float">
            <text:p>2</text:p>
          </table:table-cell>
          <table:table-cell table:formula="of:=IF([.B22]*[.C22]=0;&quot;&quot;;[.B22]*[.C22])" office:value-type="currency" office:currency="EUR" office:value="0.14" calcext:value-type="currency">
            <text:p>0,14 €</text:p>
          </table:table-cell>
          <table:table-cell table:style-name="ce32" office:value-type="string" calcext:value-type="string">
            <text:p><text:a xlink:href="http://fr.farnell.com/nxp/74ahct1g08gw-q100/logique-porte-simple-2-i-p-tssop/dp/2445089RL" xlink:type="simple">74AHCT1G08GW-Q100,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mos (batt, 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table:formula="of:=IF([.B23]*[.C23]=0;&quot;&quot;;[.B23]*[.C23])" office:value-type="currency" office:currency="EUR" office:value="0.03" calcext:value-type="currency">
            <text:p>0,03 €</text:p>
          </table:table-cell>
          <table:table-cell table:style-name="ce307" office:value-type="string" calcext:value-type="string">
            <text:p><text:a xlink:href="http://fr.farnell.com/nxp/nx7002aka/mosfet-canal-n-60v-0-3a-sot-23/dp/2357126" xlink:type="simple">NX7002AKA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s 540mA (flex gyro, relais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5" calcext:value-type="float">
            <text:p>5</text:p>
          </table:table-cell>
          <table:table-cell table:formula="of:=IF([.B24]*[.C24]=0;&quot;&quot;;[.B24]*[.C24])" office:value-type="currency" office:currency="EUR" office:value="0.25" calcext:value-type="currency">
            <text:p>0,25 €</text:p>
          </table:table-cell>
          <table:table-cell table:style-name="ce307" office:value-type="string" calcext:value-type="string">
            <text:p><text:a xlink:href="http://fr.farnell.com/infineon/bss670s2l-h6327/mosfet-n-ch-55v-0-54a-sot-23-3/dp/2432721" xlink:type="simple">BSS670S2L H6327 </text:a></text:p>
          </table:table-cell>
          <table:table-cell office:value-type="string" calcext:value-type="string">
            <text:p>ou réseau de mosfet ?</text:p>
          </table:table-cell>
          <table:table-cell/>
          <table:table-cell table:style-name="ce32" office:value-type="string" calcext:value-type="string">
            <text:p><text:a xlink:href="http://fr.farnell.com/texas-instruments/tpl7407lpwr/circuit-integre/dp/2400933" xlink:type="simple">TPL7407LPWR </text:a></text:p>
          </table:table-cell>
          <table:table-cell office:value-type="float" office:value="0.8" calcext:value-type="float">
            <text:p>0,8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Mos 1.4A (flex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B25]*[.C25]=0;&quot;&quot;;[.B25]*[.C25])" office:value-type="currency" office:currency="EUR" office:value="0.24" calcext:value-type="currency">
            <text:p>0,24 €</text:p>
          </table:table-cell>
          <table:table-cell table:style-name="ce307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river led 10w</text:p>
          </table:table-cell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B26]*[.C26]=0;&quot;&quot;;[.B26]*[.C26])" office:value-type="currency" office:currency="EUR" office:value="1.04" calcext:value-type="currency">
            <text:p>1,04 €</text:p>
          </table:table-cell>
          <table:table-cell table:style-name="ce307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régulateur buck 5V 3A</text:p>
          </table:table-cell>
          <table:table-cell office:value-type="currency" office:currency="EUR" office:value="2.63" calcext:value-type="currency">
            <text:p>2,63 €</text:p>
          </table:table-cell>
          <table:table-cell office:value-type="float" office:value="1" calcext:value-type="float">
            <text:p>1</text:p>
          </table:table-cell>
          <table:table-cell table:formula="of:=IF([.B27]*[.C27]=0;&quot;&quot;;[.B27]*[.C27])" office:value-type="currency" office:currency="EUR" office:value="2.63" calcext:value-type="currency">
            <text:p>2,63 €</text:p>
          </table:table-cell>
          <table:table-cell table:style-name="ce307" office:value-type="string" calcext:value-type="string">
            <text:p><text:a xlink:href="http://fr.farnell.com/texas-instruments/lm2596s-5-0-nopb/ic-dc-dc-converter-3a/dp/1469195" xlink:type="simple">LM2596S-5.0/NOPB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gulateur ldo 3.3V 0.3A</text:p>
          </table:table-cell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B28]*[.C28]=0;&quot;&quot;;[.B28]*[.C28])" office:value-type="currency" office:currency="EUR" office:value="0.15" calcext:value-type="currency">
            <text:p>0,15 €</text:p>
          </table:table-cell>
          <table:table-cell table:style-name="ce307" office:value-type="string" calcext:value-type="string">
            <text:p><text:a xlink:href="http://fr.farnell.com/micrel-semiconductor/mic5504-3-3ym5-tr/ldo-volt-reg-0-3a-3-3v-sot-23-5/dp/2451761" xlink:type="simple">MIC5504-3.3YM5 TR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elais 5v (optionnel)</text:p>
          </table:table-cell>
          <table:table-cell office:value-type="currency" office:currency="EUR" office:value="0.83" calcext:value-type="currency">
            <text:p>0,83 €</text:p>
          </table:table-cell>
          <table:table-cell office:value-type="float" office:value="1" calcext:value-type="float">
            <text:p>1</text:p>
          </table:table-cell>
          <table:table-cell table:formula="of:=IF([.B29]*[.C29]=0;&quot;&quot;;[.B29]*[.C29])" office:value-type="currency" office:currency="EUR" office:value="0.83" calcext:value-type="currency">
            <text:p>0,83 €</text:p>
          </table:table-cell>
          <table:table-cell table:style-name="ce307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rouge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30]*[.C30]=0;&quot;&quot;;[.B30]*[.C30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31]*[.C31]=0;&quot;&quot;;[.B31]*[.C31])">
            <text:p/>
          </table:table-cell>
          <table:table-cell table:style-name="ce32"/>
          <table:table-cell table:number-columns-repeated="1019"/>
        </table:table-row>
        <table:table-row table:style-name="ro7">
          <table:table-cell table:style-name="ce298" office:value-type="string" calcext:value-type="string">
            <text:p>mosfet protection inversion</text:p>
          </table:table-cell>
          <table:table-cell office:value-type="currency" office:currency="EUR" office:value="0.48" calcext:value-type="currency">
            <text:p>0,48 €</text:p>
          </table:table-cell>
          <table:table-cell office:value-type="float" office:value="1" calcext:value-type="float">
            <text:p>1</text:p>
          </table:table-cell>
          <table:table-cell table:formula="of:=IF([.B32]*[.C32]=0;&quot;&quot;;[.B32]*[.C32])" office:value-type="currency" office:currency="EUR" office:value="0.48" calcext:value-type="currency">
            <text:p>0,48 €</text:p>
          </table:table-cell>
          <table:table-cell table:style-name="ce32" office:value-type="string" calcext:value-type="string">
            <text:p><text:a xlink:href="http://fr.farnell.com/international-rectifier/irf9321pbf/mosfet-canal-p-30v-15a-so-8/dp/1831075" xlink:type="simple">IRF9321PBF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diode zener 1.8v pour mosfet protection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33]*[.C33]=0;&quot;&quot;;[.B33]*[.C33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diodes-inc/ddz9678-7/diode-zener-1-8v-0-5w-sod-123/dp/1858631RL" xlink:type="simple">DDZ9678-7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diode zener tsv 33v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34]*[.C34]=0;&quot;&quot;;[.B34]*[.C34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diodes-inc/ddz33-7/diode-zener-33v-500mw-sod123/dp/2077957" xlink:type="simple">DDZ33-7 </text:a>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style-name="ce32"/>
          <table:table-cell table:number-columns-repeated="1019"/>
        </table:table-row>
        <table:table-row table:style-name="ro7">
          <table:table-cell office:value-type="string" calcext:value-type="string">
            <text:p>fuse 8A (entrée)</text:p>
          </table:table-cell>
          <table:table-cell office:value-type="currency" office:currency="EUR" office:value="0.6" calcext:value-type="currency">
            <text:p>0,60 €</text:p>
          </table:table-cell>
          <table:table-cell office:value-type="float" office:value="1" calcext:value-type="float">
            <text:p>1</text:p>
          </table:table-cell>
          <table:table-cell table:formula="of:=IF([.B36]*[.C36]=0;&quot;&quot;;[.B36]*[.C36])" office:value-type="currency" office:currency="EUR" office:value="0.6" calcext:value-type="currency">
            <text:p>0,60 €</text:p>
          </table:table-cell>
          <table:table-cell table:style-name="ce32" office:value-type="string" calcext:value-type="string">
            <text:p><text:a xlink:href="http://fr.farnell.com/te-connectivity-raychem/ruef800/fusible-polyswitch-radial-8a/dp/1175855" xlink:type="simple">RUEF800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fuse 10A (led)</text:p>
          </table:table-cell>
          <table:table-cell office:value-type="currency" office:currency="EUR" office:value="0.23" calcext:value-type="currency">
            <text:p>0,23 €</text:p>
          </table:table-cell>
          <table:table-cell office:value-type="float" office:value="1" calcext:value-type="float">
            <text:p>1</text:p>
          </table:table-cell>
          <table:table-cell table:formula="of:=IF([.B37]*[.C37]=0;&quot;&quot;;[.B37]*[.C37])" office:value-type="currency" office:currency="EUR" office:value="0.23" calcext:value-type="currency">
            <text:p>0,23 €</text:p>
          </table:table-cell>
          <table:table-cell table:style-name="ce307" office:value-type="string" calcext:value-type="string">
            <text:p><text:a xlink:href="http://fr.farnell.com/multicomp/mc36182/fuse-ptc-reset-radial-30v-7a/dp/1861144" xlink:type="simple">MC36182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rès grosse capa (optionnel)</text:p>
          </table:table-cell>
          <table:table-cell table:number-columns-repeated="3"/>
          <table:table-cell table:style-name="ce307"/>
          <table:table-cell table:number-columns-repeated="1019"/>
        </table:table-row>
        <table:table-row table:style-name="ro7">
          <table:table-cell office:value-type="string" calcext:value-type="string">
            <text:p>grosse capa 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B39]*[.C39]=0;&quot;&quot;;[.B39]*[.C39])" office:value-type="currency" office:currency="EUR" office:value="0.4" calcext:value-type="currency">
            <text:p>0,4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pa 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13" calcext:value-type="float">
            <text:p>13</text:p>
          </table:table-cell>
          <table:table-cell table:formula="of:=IF([.B40]*[.C40]=0;&quot;&quot;;[.B40]*[.C40])" office:value-type="currency" office:currency="EUR" office:value="0.65" calcext:value-type="currency">
            <text:p>0,65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25" calcext:value-type="float">
            <text:p>25</text:p>
          </table:table-cell>
          <table:table-cell table:formula="of:=IF([.B41]*[.C41]=0;&quot;&quot;;[.B41]*[.C41])" office:value-type="currency" office:currency="EUR" office:value="0.75" calcext:value-type="currency">
            <text:p>0,75 €</text:p>
          </table:table-cell>
          <table:table-cell table:number-columns-repeated="1020"/>
        </table:table-row>
        <table:table-row table:style-name="ro7">
          <table:table-cell table:style-name="ce299" office:value-type="string" calcext:value-type="string">
            <text:p>bobine driver et régul 100uH</text:p>
          </table:table-cell>
          <table:table-cell office:value-type="currency" office:currency="EUR" office:value="0.8" calcext:value-type="currency">
            <text:p>0,80 €</text:p>
          </table:table-cell>
          <table:table-cell office:value-type="float" office:value="3" calcext:value-type="float">
            <text:p>3</text:p>
          </table:table-cell>
          <table:table-cell table:formula="of:=IF([.B42]*[.C42]=0;&quot;&quot;;[.B42]*[.C42])" office:value-type="currency" office:currency="EUR" office:value="2.4" calcext:value-type="currency">
            <text:p>2,40 €</text:p>
          </table:table-cell>
          <table:table-cell table:style-name="ce307" office:value-type="string" calcext:value-type="string">
            <text:p><text:a xlink:href="http://fr.farnell.com/multicomp/mcsdrh125b-101mhf/inductor-100µh-20-2pins/dp/1864459RL" xlink:type="simple">MCSDRH125B-101MHF </text:a></text:p>
          </table:table-cell>
          <table:table-cell table:number-columns-repeated="1019"/>
        </table:table-row>
        <table:table-row table:style-name="ro7">
          <table:table-cell table:style-name="ce299" office:value-type="string" calcext:value-type="string">
            <text:p>diode driver et régulateur</text:p>
          </table:table-cell>
          <table:table-cell office:value-type="currency" office:currency="EUR" office:value="0.17" calcext:value-type="currency">
            <text:p>0,17 €</text:p>
          </table:table-cell>
          <table:table-cell office:value-type="float" office:value="3" calcext:value-type="float">
            <text:p>3</text:p>
          </table:table-cell>
          <table:table-cell table:formula="of:=IF([.B43]*[.C43]=0;&quot;&quot;;[.B43]*[.C43])" office:value-type="currency" office:currency="EUR" office:value="0.51" calcext:value-type="currency">
            <text:p>0,51 €</text:p>
          </table:table-cell>
          <table:table-cell table:style-name="ce307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capa régulateur 680u</text:p>
          </table:table-cell>
          <table:table-cell office:value-type="currency" office:currency="EUR" office:value="0.37" calcext:value-type="currency">
            <text:p>0,37 €</text:p>
          </table:table-cell>
          <table:table-cell office:value-type="float" office:value="1" calcext:value-type="float">
            <text:p>1</text:p>
          </table:table-cell>
          <table:table-cell table:formula="of:=IF([.B44]*[.C44]=0;&quot;&quot;;[.B44]*[.C44])" office:value-type="currency" office:currency="EUR" office:value="0.37" calcext:value-type="currency">
            <text:p>0,37 €</text:p>
          </table:table-cell>
          <table:table-cell table:style-name="ce307" office:value-type="string" calcext:value-type="string">
            <text:p><text:a xlink:href="http://fr.farnell.com/panasonic-electronic-components/eeufr1h681l/condensateur-radial-50v-680uf/dp/1800687" xlink:type="simple">EEUFR1H681L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capa régulateur 220u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B45]*[.C45]=0;&quot;&quot;;[.B45]*[.C45])" office:value-type="currency" office:currency="EUR" office:value="0.09" calcext:value-type="currency">
            <text:p>0,09 €</text:p>
          </table:table-cell>
          <table:table-cell table:style-name="ce307" office:value-type="string" calcext:value-type="string">
            <text:p><text:a xlink:href="http://fr.farnell.com/nichicon/uwx1a221mcl1gb/capacitor-alum-elec-220uf-10v-20/dp/1823605" xlink:type="simple">UWX1A221MCL1GB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iode relais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B46]*[.C46]=0;&quot;&quot;;[.B46]*[.C46])" office:value-type="currency" office:currency="EUR" office:value="0.08" calcext:value-type="currency">
            <text:p>0,08 €</text:p>
          </table:table-cell>
          <table:table-cell table:style-name="ce307" office:value-type="string" calcext:value-type="string">
            <text:p><text:a xlink:href="http://fr.farnell.com/fairchild-semiconductor/s1m/diode-cms-1-0a-1000v/dp/9843841RL" xlink:type="simple">S1M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47]*[.C47]=0;&quot;&quot;;[.B47]*[.C47])">
            <text:p/>
          </table:table-cell>
          <table:table-cell table:style-name="ce307"/>
          <table:table-cell table:number-columns-repeated="1019"/>
        </table:table-row>
        <table:table-row table:style-name="ro7">
          <table:table-cell/>
          <table:table-cell table:style-name="Default"/>
          <table:table-cell/>
          <table:table-cell table:formula="of:=IF([.B48]*[.C48]=0;&quot;&quot;;[.B48]*[.C48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necteur extension femelle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4" calcext:value-type="float">
            <text:p>4</text:p>
          </table:table-cell>
          <table:table-cell table:formula="of:=IF([.B49]*[.C49]=0;&quot;&quot;;[.B49]*[.C49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style-name="ce32" office:value-type="string" calcext:value-type="string">
            <text:p><text:a xlink:href="http://fr.farnell.com/te-connectivity-amp/215307-5/boitier-droit-2-rangees-10voies/dp/3419216" xlink:type="simple">215307-5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onnecteur rpi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B50]*[.C50]=0;&quot;&quot;;[.B50]*[.C50])" office:value-type="currency" office:currency="EUR" office:value="0.1" calcext:value-type="currency">
            <text:p>0,10 €</text:p>
          </table:table-cell>
          <table:table-cell table:style-name="ce307" office:value-type="string" calcext:value-type="string">
            <text:p><text:a xlink:href="http://www.satistronics.com/female-header-pitch-254mm-vt-type-2x20-80pcspanel_p1985.html" xlink:type="simple">FEMALE HEADER PITCH 2.54mm V/T TYPE 2x20 80pcs/panel</text:a>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7">
          <table:table-cell office:value-type="string" calcext:value-type="string">
            <text:p>connecteur titreur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B52]*[.C52]=0;&quot;&quot;;[.B52]*[.C52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5 pour gyro</text:p>
          </table:table-cell>
          <table:table-cell office:value-type="currency" office:currency="EUR" office:value="0.3" calcext:value-type="currency">
            <text:p>0,30 €</text:p>
          </table:table-cell>
          <table:table-cell office:value-type="float" office:value="1" calcext:value-type="float">
            <text:p>1</text:p>
          </table:table-cell>
          <table:table-cell table:formula="of:=IF([.B53]*[.C53]=0;&quot;&quot;;[.B53]*[.C53])" office:value-type="currency" office:currency="EUR" office:value="0.3" calcext:value-type="currency">
            <text:p>0,30 €</text:p>
          </table:table-cell>
          <table:table-cell table:style-name="ce307" office:value-type="string" calcext:value-type="string">
            <text:p><text:a xlink:href="http://www.satistronics.com/50pcs-female-5-pin-35mm-terminal-block-screw-type_p2369.html" xlink:type="simple">50pcs Female 5 pin 3.5mm Terminal Block, Screw Type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1" calcext:value-type="float">
            <text:p>1</text:p>
          </table:table-cell>
          <table:table-cell table:formula="of:=IF([.B54]*[.C54]=0;&quot;&quot;;[.B54]*[.C54])" office:value-type="currency" office:currency="EUR" office:value="0.25" calcext:value-type="currency">
            <text:p>0,25 €</text:p>
          </table:table-cell>
          <table:table-cell table:style-name="ce307" office:value-type="string" calcext:value-type="string">
            <text:p><text:a xlink:href="http://www.satistronics.com/50pcs-male-5-pin-35mm-terminal-block-right-angle-pcb-mount_p2366.html" xlink:type="simple">50pcs Male 5 pin 3.5mm Terminal Block, Right Angle PCB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3 pour relai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B55]*[.C55]=0;&quot;&quot;;[.B55]*[.C55])" office:value-type="currency" office:currency="EUR" office:value="0.2" calcext:value-type="currency">
            <text:p>0,20 €</text:p>
          </table:table-cell>
          <table:table-cell table:style-name="ce307" office:value-type="string" calcext:value-type="string">
            <text:p><text:a xlink:href="http://www.satistronics.com/50pcs-female-3-pin-381mm-terminal-block-screw-type_p2986.html" xlink:type="simple">50pcs Female 3 pin 3.81mm Terminal Block, Screw Type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1" calcext:value-type="float">
            <text:p>1</text:p>
          </table:table-cell>
          <table:table-cell table:formula="of:=IF([.B56]*[.C56]=0;&quot;&quot;;[.B56]*[.C56])" office:value-type="currency" office:currency="EUR" office:value="0.25" calcext:value-type="currency">
            <text:p>0,25 €</text:p>
          </table:table-cell>
          <table:table-cell table:style-name="ce307" office:value-type="string" calcext:value-type="string">
            <text:p><text:a xlink:href="http://www.satistronics.com/50pcs-male-3-pin-381mm-terminal-block-right-angle-pcb-mount_p2373.html" xlink:type="simple">50pcs Male 3 pin 3.81mm Terminal Block, Right Angle PCB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2 pour led 10w/flex/raw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6" calcext:value-type="float">
            <text:p>6</text:p>
          </table:table-cell>
          <table:table-cell table:formula="of:=IF([.B57]*[.C57]=0;&quot;&quot;;[.B57]*[.C57])" office:value-type="currency" office:currency="EUR" office:value="0.96" calcext:value-type="currency">
            <text:p>0,96 €</text:p>
          </table:table-cell>
          <table:table-cell table:style-name="ce307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6" calcext:value-type="float">
            <text:p>6</text:p>
          </table:table-cell>
          <table:table-cell table:formula="of:=IF([.B58]*[.C58]=0;&quot;&quot;;[.B58]*[.C58])" office:value-type="currency" office:currency="EUR" office:value="0.6" calcext:value-type="currency">
            <text:p>0,60 €</text:p>
          </table:table-cell>
          <table:table-cell table:style-name="ce307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8 pour input 3dig/2an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59]*[.C59]=0;&quot;&quot;;[.B59]*[.C59])" office:value-type="currency" office:currency="EUR" office:value="0.5" calcext:value-type="currency">
            <text:p>0,50 €</text:p>
          </table:table-cell>
          <table:table-cell table:style-name="ce307" office:value-type="string" calcext:value-type="string">
            <text:p><text:a xlink:href="http://www.satistronics.com/20pcs-female-8-pin-381mm-terminal-block-screw-type_p2381.html" xlink:type="simple">20pcs Female 8 pin 3.81mm Terminal Block, Screw Type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currency" office:currency="EUR" office:value="0.36" calcext:value-type="currency">
            <text:p>0,36 €</text:p>
          </table:table-cell>
          <table:table-cell office:value-type="float" office:value="1" calcext:value-type="float">
            <text:p>1</text:p>
          </table:table-cell>
          <table:table-cell table:formula="of:=IF([.B60]*[.C60]=0;&quot;&quot;;[.B60]*[.C60])" office:value-type="currency" office:currency="EUR" office:value="0.36" calcext:value-type="currency">
            <text:p>0,36 €</text:p>
          </table:table-cell>
          <table:table-cell table:style-name="ce307" office:value-type="string" calcext:value-type="string">
            <text:p><text:a xlink:href="http://www.satistronics.com/50pcs-male-8-pin-381mm-terminal-block-right-angle-pcb-mount_p2375.html" xlink:type="simple">50pcs Male 8 pin 3.81mm Terminal Block, Right Angle PCB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61]*[.C61]=0;&quot;&quot;;[.B61]*[.C61])">
            <text:p/>
          </table:table-cell>
          <table:table-cell table:number-columns-repeated="1020"/>
        </table:table-row>
        <table:table-row table:style-name="ro7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B63]*[.C63]=0;&quot;&quot;;[.B63]*[.C63])" office:value-type="currency" office:currency="EUR" office:value="0.44" calcext:value-type="currency">
            <text:p>0,44 €</text:p>
          </table:table-cell>
          <table:table-cell table:style-name="ce32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64]*[.C64]=0;&quot;&quot;;[.B64]*[.C64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boitier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float" office:value="1" calcext:value-type="float">
            <text:p>1</text:p>
          </table:table-cell>
          <table:table-cell table:formula="of:=IF([.B65]*[.C65]=0;&quot;&quot;;[.B65]*[.C65])" office:value-type="currency" office:currency="EUR" office:value="5" calcext:value-type="currency">
            <text:p>5,0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ot visserie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66]*[.C66]=0;&quot;&quot;;[.B66]*[.C66])" office:value-type="currency" office:currency="EUR" office:value="0.5" calcext:value-type="currency">
            <text:p>0,50 €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67]*[.C67]=0;&quot;&quot;;[.B67]*[.C67])">
            <text:p/>
          </table:table-cell>
          <table:table-cell table:number-columns-repeated="1020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 table:number-columns-repeated="3"/>
          <table:table-cell table:formula="of:=IF([.B75]*[.C75]=0;&quot;&quot;;[.B75]*[.C75])">
            <text:p/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total</text:p>
          </table:table-cell>
          <table:table-cell table:style-name="ce301" table:formula="of:=SUM([.D78:.D99])" office:value-type="currency" office:currency="EUR" office:value="10.305" calcext:value-type="currency">
            <text:p>10,31 €</text:p>
          </table:table-cell>
          <table:table-cell table:number-columns-repeated="1020"/>
        </table:table-row>
        <table:table-row table:style-name="ro7">
          <table:table-cell table:style-name="ce296" office:value-type="string" calcext:value-type="string">
            <text:p>extension télécommande</text:p>
          </table:table-cell>
          <table:table-cell table:style-name="ce302"/>
          <table:table-cell table:style-name="ce303"/>
          <table:table-cell table:style-name="ce302" table:formula="of:=IF([.B77]*[.C77]=0;&quot;&quot;;[.B77]*[.C77])">
            <text:p/>
          </table:table-cell>
          <table:table-cell table:style-name="ce309"/>
          <table:table-cell table:number-columns-repeated="1019"/>
        </table:table-row>
        <table:table-row table:style-name="ro7">
          <table:table-cell office:value-type="string" calcext:value-type="string">
            <text:p>pcb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B78]*[.C78]=0;&quot;&quot;;[.B78]*[.C78])" office:value-type="currency" office:currency="EUR" office:value="1.5" calcext:value-type="currency">
            <text:p>1,5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cd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B79]*[.C79]=0;&quot;&quot;;[.B79]*[.C79])" office:value-type="currency" office:currency="EUR" office:value="1.5" calcext:value-type="currency">
            <text:p>1,5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B80]*[.C80]=0;&quot;&quot;;[.B80]*[.C80])" office:value-type="currency" office:currency="EUR" office:value="1.88" calcext:value-type="currency">
            <text:p>1,88 €</text:p>
          </table:table-cell>
          <table:table-cell table:style-name="ce307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oscillateur 8mhz</text:p>
          </table:table-cell>
          <table:table-cell office:value-type="currency" office:currency="EUR" office:value="0.98" calcext:value-type="currency">
            <text:p>0,98 €</text:p>
          </table:table-cell>
          <table:table-cell office:value-type="float" office:value="1" calcext:value-type="float">
            <text:p>1</text:p>
          </table:table-cell>
          <table:table-cell table:formula="of:=IF([.B81]*[.C81]=0;&quot;&quot;;[.B81]*[.C81])" office:value-type="currency" office:currency="EUR" office:value="0.98" calcext:value-type="currency">
            <text:p>0,98 €</text:p>
          </table:table-cell>
          <table:table-cell table:style-name="ce307" office:value-type="string" calcext:value-type="string">
            <text:p><text:a xlink:href="http://fr.farnell.com/iqd-frequency-products/lfspxo021890/oscillator-8mhz-50pf-smd/dp/2449427" xlink:type="simple">2449427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encodeur rotatif avec bouton</text:p>
          </table:table-cell>
          <table:table-cell office:value-type="currency" office:currency="EUR" office:value="0.85" calcext:value-type="currency">
            <text:p>0,85 €</text:p>
          </table:table-cell>
          <table:table-cell office:value-type="float" office:value="1" calcext:value-type="float">
            <text:p>1</text:p>
          </table:table-cell>
          <table:table-cell table:formula="of:=IF([.B82]*[.C82]=0;&quot;&quot;;[.B82]*[.C82])" office:value-type="currency" office:currency="EUR" office:value="0.85" calcext:value-type="currency">
            <text:p>0,85 €</text:p>
          </table:table-cell>
          <table:table-cell table:style-name="ce32" office:value-type="string" calcext:value-type="string">
            <text:p><text:a xlink:href="http://fr.farnell.com/jsp/search/results.jsp?N=0&amp;Ntk=partnumbers&amp;Ntt=EC12D1564404&amp;Ntx=mode+matchall" xlink:type="simple">EC12D1564404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rouge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83]*[.C83]=0;&quot;&quot;;[.B83]*[.C83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orange</text:p>
          </table:table-cell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B84]*[.C84]=0;&quot;&quot;;[.B84]*[.C84])" office:value-type="currency" office:currency="EUR" office:value="0.085" calcext:value-type="currency">
            <text:p>0,09 €</text:p>
          </table:table-cell>
          <table:table-cell table:style-name="ce32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verte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B85]*[.C85]=0;&quot;&quot;;[.B85]*[.C85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86]*[.C86]=0;&quot;&quot;;[.B86]*[.C86])">
            <text:p/>
          </table:table-cell>
          <table:table-cell table:style-name="ce32"/>
          <table:table-cell table:number-columns-repeated="1019"/>
        </table:table-row>
        <table:table-row table:style-name="ro7">
          <table:table-cell office:value-type="string" calcext:value-type="string">
            <text:p>switch reed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87]*[.C87]=0;&quot;&quot;;[.B87]*[.C87])" office:value-type="currency" office:currency="EUR" office:value="0.5" calcext:value-type="currency">
            <text:p>0,50 €</text:p>
          </table:table-cell>
          <table:table-cell table:style-name="ce32" office:value-type="string" calcext:value-type="string">
            <text:p><text:a xlink:href="http://fr.farnell.com/comus/ri-03a/commut-reed-spst-no-0-5a-200vdc/dp/2409213" xlink:type="simple">RI-03A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bouton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3" calcext:value-type="float">
            <text:p>3</text:p>
          </table:table-cell>
          <table:table-cell table:formula="of:=IF([.B88]*[.C88]=0;&quot;&quot;;[.B88]*[.C88])" office:value-type="currency" office:currency="EUR" office:value="0.48" calcext:value-type="currency">
            <text:p>0,48 €</text:p>
          </table:table-cell>
          <table:table-cell table:style-name="ce32" office:value-type="string" calcext:value-type="string">
            <text:p><text:a xlink:href="http://fr.farnell.com/jsp/search/results.jsp?N=0&amp;Ntk=partnumbers&amp;Ntt=EVQPF208K&amp;Ntx=mode+matchall" xlink:type="simple">EVQPF208K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apuchon bouton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float" office:value="3" calcext:value-type="float">
            <text:p>3</text:p>
          </table:table-cell>
          <table:table-cell table:formula="of:=IF([.B89]*[.C89]=0;&quot;&quot;;[.B89]*[.C89])" office:value-type="currency" office:currency="EUR" office:value="0.21" calcext:value-type="currency">
            <text:p>0,21 €</text:p>
          </table:table-cell>
          <table:table-cell table:style-name="ce32" office:value-type="string" calcext:value-type="string">
            <text:p><text:a xlink:href="http://fr.farnell.com/jsp/search/results.jsp?N=0&amp;Ntk=partnumbers&amp;Ntt=KTSC-22S&amp;Ntx=mode+matchall" xlink:type="simple">KTSC-22S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90]*[.C90]=0;&quot;&quot;;[.B90]*[.C90])">
            <text:p/>
          </table:table-cell>
          <table:table-cell table:number-columns-repeated="1020"/>
        </table:table-row>
        <table:table-row table:style-name="ro7">
          <table:table-cell/>
          <table:table-cell table:style-name="Default"/>
          <table:table-cell/>
          <table:table-cell table:formula="of:=IF([.B91]*[.C91]=0;&quot;&quot;;[.B91]*[.C91])">
            <text:p/>
          </table:table-cell>
          <table:table-cell table:style-name="Default"/>
          <table:table-cell table:number-columns-repeated="1019"/>
        </table:table-row>
        <table:table-row table:style-name="ro7">
          <table:table-cell office:value-type="string" calcext:value-type="string">
            <text:p>grosse capa 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B92]*[.C92]=0;&quot;&quot;;[.B92]*[.C92])" office:value-type="currency" office:currency="EUR" office:value="0.4" calcext:value-type="currency">
            <text:p>0,4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pa 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13" calcext:value-type="float">
            <text:p>13</text:p>
          </table:table-cell>
          <table:table-cell table:formula="of:=IF([.B93]*[.C93]=0;&quot;&quot;;[.B93]*[.C93])" office:value-type="currency" office:currency="EUR" office:value="0.65" calcext:value-type="currency">
            <text:p>0,65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23" calcext:value-type="float">
            <text:p>23</text:p>
          </table:table-cell>
          <table:table-cell table:formula="of:=IF([.B94]*[.C94]=0;&quot;&quot;;[.B94]*[.C94])" office:value-type="currency" office:currency="EUR" office:value="0.69" calcext:value-type="currency">
            <text:p>0,69 €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95]*[.C95]=0;&quot;&quot;;[.B95]*[.C95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B96]*[.C96]=0;&quot;&quot;;[.B96]*[.C96])" office:value-type="currency" office:currency="EUR" office:value="0.44" calcext:value-type="currency">
            <text:p>0,44 €</text:p>
          </table:table-cell>
          <table:table-cell table:style-name="ce32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97]*[.C97]=0;&quot;&quot;;[.B97]*[.C9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98]*[.C98]=0;&quot;&quot;;[.B98]*[.C9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99]*[.C99]=0;&quot;&quot;;[.B99]*[.C9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00]*[.C100]=0;&quot;&quot;;[.B100]*[.C10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01]*[.C101]=0;&quot;&quot;;[.B101]*[.C10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02]*[.C102]=0;&quot;&quot;;[.B102]*[.C102])">
            <text:p/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total</text:p>
          </table:table-cell>
          <table:table-cell table:style-name="ce301" table:formula="of:=SUM([.D105:.D123])" office:value-type="currency" office:currency="EUR" office:value="5.42" calcext:value-type="currency">
            <text:p>5,42 €</text:p>
          </table:table-cell>
          <table:table-cell table:number-columns-repeated="1020"/>
        </table:table-row>
        <table:table-row table:style-name="ro7">
          <table:table-cell table:style-name="ce296" office:value-type="string" calcext:value-type="string">
            <text:p>extension 2xled10w + 2x flex led</text:p>
          </table:table-cell>
          <table:table-cell table:style-name="ce302"/>
          <table:table-cell table:style-name="ce303"/>
          <table:table-cell table:style-name="ce302" table:formula="of:=IF([.B104]*[.C104]=0;&quot;&quot;;[.B104]*[.C104])">
            <text:p/>
          </table:table-cell>
          <table:table-cell table:style-name="ce309"/>
          <table:table-cell table:number-columns-repeated="1019"/>
        </table:table-row>
        <table:table-row table:style-name="ro7">
          <table:table-cell office:value-type="string" calcext:value-type="string">
            <text:p>connecteur extension coudé mâle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B105]*[.C105]=0;&quot;&quot;;[.B105]*[.C105])" office:value-type="currency" office:currency="EUR" office:value="0.05" calcext:value-type="currency">
            <text:p>0,05 €</text:p>
          </table:table-cell>
          <table:table-cell table:style-name="ce308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B106]*[.C106]=0;&quot;&quot;;[.B106]*[.C106])" office:value-type="currency" office:currency="EUR" office:value="1" calcext:value-type="currency">
            <text:p>1,0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74hct595</text:p>
          </table:table-cell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B107]*[.C107]=0;&quot;&quot;;[.B107]*[.C107])" office:value-type="currency" office:currency="EUR" office:value="0.17" calcext:value-type="currency">
            <text:p>0,17 €</text:p>
          </table:table-cell>
          <table:table-cell table:style-name="ce307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s 1.4A (flex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B108]*[.C108]=0;&quot;&quot;;[.B108]*[.C108])" office:value-type="currency" office:currency="EUR" office:value="0.24" calcext:value-type="currency">
            <text:p>0,24 €</text:p>
          </table:table-cell>
          <table:table-cell table:style-name="ce307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river led 10w</text:p>
          </table:table-cell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B109]*[.C109]=0;&quot;&quot;;[.B109]*[.C109])" office:value-type="currency" office:currency="EUR" office:value="1.04" calcext:value-type="currency">
            <text:p>1,04 €</text:p>
          </table:table-cell>
          <table:table-cell table:style-name="ce307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bobine driver et régul 100uH</text:p>
          </table:table-cell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B110]*[.C110]=0;&quot;&quot;;[.B110]*[.C110])" office:value-type="currency" office:currency="EUR" office:value="1.6" calcext:value-type="currency">
            <text:p>1,60 €</text:p>
          </table:table-cell>
          <table:table-cell table:style-name="ce307" office:value-type="string" calcext:value-type="string">
            <text:p><text:a xlink:href="http://fr.farnell.com/multicomp/mcsdrh125b-101mhf/inductor-100µh-20-2pins/dp/1864459RL" xlink:type="simple">MCSDRH125B-101MHF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iode driver et régulateur</text:p>
          </table:table-cell>
          <table:table-cell office:value-type="currency" office:currency="EUR" office:value="0.17" calcext:value-type="currency">
            <text:p>0,17 €</text:p>
          </table:table-cell>
          <table:table-cell office:value-type="float" office:value="2" calcext:value-type="float">
            <text:p>2</text:p>
          </table:table-cell>
          <table:table-cell table:formula="of:=IF([.B111]*[.C111]=0;&quot;&quot;;[.B111]*[.C111])" office:value-type="currency" office:currency="EUR" office:value="0.34" calcext:value-type="currency">
            <text:p>0,34 €</text:p>
          </table:table-cell>
          <table:table-cell table:style-name="ce307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112]*[.C112]=0;&quot;&quot;;[.B112]*[.C112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pa 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5" calcext:value-type="float">
            <text:p>5</text:p>
          </table:table-cell>
          <table:table-cell table:formula="of:=IF([.B113]*[.C113]=0;&quot;&quot;;[.B113]*[.C113])" office:value-type="currency" office:currency="EUR" office:value="0.25" calcext:value-type="currency">
            <text:p>0,25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7" calcext:value-type="float">
            <text:p>7</text:p>
          </table:table-cell>
          <table:table-cell table:formula="of:=IF([.B114]*[.C114]=0;&quot;&quot;;[.B114]*[.C114])" office:value-type="currency" office:currency="EUR" office:value="0.21" calcext:value-type="currency">
            <text:p>0,21 €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15]*[.C115]=0;&quot;&quot;;[.B115]*[.C115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necteur plugable 2 pour led 10w/flex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B116]*[.C116]=0;&quot;&quot;;[.B116]*[.C116])" office:value-type="currency" office:currency="EUR" office:value="0.32" calcext:value-type="currency">
            <text:p>0,32 €</text:p>
          </table:table-cell>
          <table:table-cell table:style-name="ce307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B117]*[.C117]=0;&quot;&quot;;[.B117]*[.C117])" office:value-type="currency" office:currency="EUR" office:value="0.2" calcext:value-type="currency">
            <text:p>0,20 €</text:p>
          </table:table-cell>
          <table:table-cell table:style-name="ce307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118]*[.C118]=0;&quot;&quot;;[.B118]*[.C11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19]*[.C119]=0;&quot;&quot;;[.B119]*[.C11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20]*[.C120]=0;&quot;&quot;;[.B120]*[.C12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21]*[.C121]=0;&quot;&quot;;[.B121]*[.C121])">
            <text:p/>
          </table:table-cell>
          <table:table-cell table:number-columns-repeated="1020"/>
        </table:table-row>
        <table:table-row table:style-name="ro7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7">
          <table:table-cell table:number-columns-repeated="3"/>
          <table:table-cell table:formula="of:=IF([.B123]*[.C123]=0;&quot;&quot;;[.B123]*[.C12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24]*[.C124]=0;&quot;&quot;;[.B124]*[.C124])">
            <text:p/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total</text:p>
          </table:table-cell>
          <table:table-cell table:style-name="ce301" table:formula="of:=SUM([.D127:.D144])" office:value-type="currency" office:currency="EUR" office:value="27.525" calcext:value-type="currency">
            <text:p>27,53 €</text:p>
          </table:table-cell>
          <table:table-cell table:number-columns-repeated="1020"/>
        </table:table-row>
        <table:table-row table:style-name="ro7">
          <table:table-cell table:style-name="ce296" office:value-type="string" calcext:value-type="string">
            <text:p>extension chargeur lipo+ batterie</text:p>
          </table:table-cell>
          <table:table-cell table:style-name="ce302"/>
          <table:table-cell table:style-name="ce303"/>
          <table:table-cell table:style-name="ce302" table:formula="of:=IF([.B126]*[.C126]=0;&quot;&quot;;[.B126]*[.C126])">
            <text:p/>
          </table:table-cell>
          <table:table-cell table:style-name="ce309"/>
          <table:table-cell table:number-columns-repeated="1019"/>
        </table:table-row>
        <table:table-row table:style-name="ro7">
          <table:table-cell office:value-type="string" calcext:value-type="string">
            <text:p>connecteur extension coudé femelle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127]*[.C127]=0;&quot;&quot;;[.B127]*[.C127])" office:value-type="currency" office:currency="EUR" office:value="0.5" calcext:value-type="currency">
            <text:p>0,50 €</text:p>
          </table:table-cell>
          <table:table-cell table:style-name="ce32" office:value-type="string" calcext:value-type="string">
            <text:p><text:a xlink:href="http://fr.farnell.com/samtec/ssw-105-02-t-d-ra/connecteur-femelle-2-54mm-coude/dp/2308470" xlink:type="simple">SSW-105-02-T-D-RA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B128]*[.C128]=0;&quot;&quot;;[.B128]*[.C128])" office:value-type="currency" office:currency="EUR" office:value="1" calcext:value-type="currency">
            <text:p>1,0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i charge lipo</text:p>
          </table:table-cell>
          <table:table-cell office:value-type="currency" office:currency="EUR" office:value="6.6" calcext:value-type="currency">
            <text:p>6,60 €</text:p>
          </table:table-cell>
          <table:table-cell office:value-type="float" office:value="1" calcext:value-type="float">
            <text:p>1</text:p>
          </table:table-cell>
          <table:table-cell table:formula="of:=IF([.B129]*[.C129]=0;&quot;&quot;;[.B129]*[.C129])" office:value-type="currency" office:currency="EUR" office:value="6.6" calcext:value-type="currency">
            <text:p>6,60 €</text:p>
          </table:table-cell>
          <table:table-cell table:style-name="ce32" office:value-type="string" calcext:value-type="string">
            <text:p><text:a xlink:href="http://fr.farnell.com/maxim-integrated-products/max1758eai/chargeur-de-batterie-li-ion-28v/dp/1628223" xlink:type="simple">MAX1758EAI+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rouge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130]*[.C130]=0;&quot;&quot;;[.B130]*[.C130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orange</text:p>
          </table:table-cell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B131]*[.C131]=0;&quot;&quot;;[.B131]*[.C131])" office:value-type="currency" office:currency="EUR" office:value="0.085" calcext:value-type="currency">
            <text:p>0,09 €</text:p>
          </table:table-cell>
          <table:table-cell table:style-name="ce32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verte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B132]*[.C132]=0;&quot;&quot;;[.B132]*[.C132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ipo battery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IF([.B133]*[.C133]=0;&quot;&quot;;[.B133]*[.C133])" office:value-type="currency" office:currency="EUR" office:value="15" calcext:value-type="currency">
            <text:p>15,00 €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34]*[.C134]=0;&quot;&quot;;[.B134]*[.C134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pa 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20" calcext:value-type="float">
            <text:p>20</text:p>
          </table:table-cell>
          <table:table-cell table:formula="of:=IF([.B135]*[.C135]=0;&quot;&quot;;[.B135]*[.C135])" office:value-type="currency" office:currency="EUR" office:value="1" calcext:value-type="currency">
            <text:p>1,0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20" calcext:value-type="float">
            <text:p>20</text:p>
          </table:table-cell>
          <table:table-cell table:formula="of:=IF([.B136]*[.C136]=0;&quot;&quot;;[.B136]*[.C136])" office:value-type="currency" office:currency="EUR" office:value="0.6" calcext:value-type="currency">
            <text:p>0,6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grosse capa 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4" calcext:value-type="float">
            <text:p>4</text:p>
          </table:table-cell>
          <table:table-cell table:formula="of:=IF([.B137]*[.C137]=0;&quot;&quot;;[.B137]*[.C137])" office:value-type="currency" office:currency="EUR" office:value="0.4" calcext:value-type="currency">
            <text:p>0,4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diode chargeur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3" calcext:value-type="float">
            <text:p>3</text:p>
          </table:table-cell>
          <table:table-cell table:formula="of:=IF([.B138]*[.C138]=0;&quot;&quot;;[.B138]*[.C138])" office:value-type="currency" office:currency="EUR" office:value="0.6" calcext:value-type="currency">
            <text:p>0,6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bobine chargeur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139]*[.C139]=0;&quot;&quot;;[.B139]*[.C139])" office:value-type="currency" office:currency="EUR" office:value="0.5" calcext:value-type="currency">
            <text:p>0,50 €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0]*[.C140]=0;&quot;&quot;;[.B140]*[.C140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necteur batterie principale xt60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B141]*[.C141]=0;&quot;&quot;;[.B141]*[.C141])" office:value-type="currency" office:currency="EUR" office:value="1" calcext:value-type="currency">
            <text:p>1,00 €</text:p>
          </table:table-cell>
          <table:table-cell office:value-type="string" calcext:value-type="string">
            <text:p><text:a xlink:href="http://www.ebay.fr/itm/50-Pair-Female-Male-XT60-Bullet-Connector-Plugs-Battery-/251726554863?_trksid=p2054897.l4275" xlink:type="simple">http://www.ebay.fr/itm/50-Pair-Female-Male-XT60-Bullet-Connector-Plugs-Battery-/251726554863?_trksid=p2054897.l4275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5*2,54 pour xt60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B142]*[.C142]=0;&quot;&quot;;[.B142]*[.C142])" office:value-type="currency" office:currency="EUR" office:value="0.1" calcext:value-type="currency">
            <text:p>0,10 €</text:p>
          </table:table-cell>
          <table:table-cell table:style-name="ce307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143]*[.C143]=0;&quot;&quot;;[.B143]*[.C14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4]*[.C144]=0;&quot;&quot;;[.B144]*[.C14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5]*[.C145]=0;&quot;&quot;;[.B145]*[.C14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6]*[.C146]=0;&quot;&quot;;[.B146]*[.C14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7]*[.C147]=0;&quot;&quot;;[.B147]*[.C14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8]*[.C148]=0;&quot;&quot;;[.B148]*[.C14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9]*[.C149]=0;&quot;&quot;;[.B149]*[.C14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0]*[.C150]=0;&quot;&quot;;[.B150]*[.C15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1]*[.C151]=0;&quot;&quot;;[.B151]*[.C15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2]*[.C152]=0;&quot;&quot;;[.B152]*[.C15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3]*[.C153]=0;&quot;&quot;;[.B153]*[.C15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4]*[.C154]=0;&quot;&quot;;[.B154]*[.C15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5]*[.C155]=0;&quot;&quot;;[.B155]*[.C15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6]*[.C156]=0;&quot;&quot;;[.B156]*[.C15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7]*[.C157]=0;&quot;&quot;;[.B157]*[.C15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8]*[.C158]=0;&quot;&quot;;[.B158]*[.C15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9]*[.C159]=0;&quot;&quot;;[.B159]*[.C15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0]*[.C160]=0;&quot;&quot;;[.B160]*[.C16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1]*[.C161]=0;&quot;&quot;;[.B161]*[.C16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2]*[.C162]=0;&quot;&quot;;[.B162]*[.C16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3]*[.C163]=0;&quot;&quot;;[.B163]*[.C16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4]*[.C164]=0;&quot;&quot;;[.B164]*[.C16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5]*[.C165]=0;&quot;&quot;;[.B165]*[.C16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6]*[.C166]=0;&quot;&quot;;[.B166]*[.C16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7]*[.C167]=0;&quot;&quot;;[.B167]*[.C16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8]*[.C168]=0;&quot;&quot;;[.B168]*[.C16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9]*[.C169]=0;&quot;&quot;;[.B169]*[.C16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0]*[.C170]=0;&quot;&quot;;[.B170]*[.C17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1]*[.C171]=0;&quot;&quot;;[.B171]*[.C17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2]*[.C172]=0;&quot;&quot;;[.B172]*[.C17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3]*[.C173]=0;&quot;&quot;;[.B173]*[.C17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4]*[.C174]=0;&quot;&quot;;[.B174]*[.C17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5]*[.C175]=0;&quot;&quot;;[.B175]*[.C17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6]*[.C176]=0;&quot;&quot;;[.B176]*[.C17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7]*[.C177]=0;&quot;&quot;;[.B177]*[.C17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8]*[.C178]=0;&quot;&quot;;[.B178]*[.C17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9]*[.C179]=0;&quot;&quot;;[.B179]*[.C17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0]*[.C180]=0;&quot;&quot;;[.B180]*[.C18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1]*[.C181]=0;&quot;&quot;;[.B181]*[.C18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2]*[.C182]=0;&quot;&quot;;[.B182]*[.C18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3]*[.C183]=0;&quot;&quot;;[.B183]*[.C18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4]*[.C184]=0;&quot;&quot;;[.B184]*[.C18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5]*[.C185]=0;&quot;&quot;;[.B185]*[.C18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6]*[.C186]=0;&quot;&quot;;[.B186]*[.C18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7]*[.C187]=0;&quot;&quot;;[.B187]*[.C18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8]*[.C188]=0;&quot;&quot;;[.B188]*[.C18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9]*[.C189]=0;&quot;&quot;;[.B189]*[.C18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0]*[.C190]=0;&quot;&quot;;[.B190]*[.C19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1]*[.C191]=0;&quot;&quot;;[.B191]*[.C19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2]*[.C192]=0;&quot;&quot;;[.B192]*[.C19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3]*[.C193]=0;&quot;&quot;;[.B193]*[.C19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4]*[.C194]=0;&quot;&quot;;[.B194]*[.C19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5]*[.C195]=0;&quot;&quot;;[.B195]*[.C19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6]*[.C196]=0;&quot;&quot;;[.B196]*[.C19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7]*[.C197]=0;&quot;&quot;;[.B197]*[.C19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8]*[.C198]=0;&quot;&quot;;[.B198]*[.C19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9]*[.C199]=0;&quot;&quot;;[.B199]*[.C19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0]*[.C200]=0;&quot;&quot;;[.B200]*[.C20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1]*[.C201]=0;&quot;&quot;;[.B201]*[.C20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2]*[.C202]=0;&quot;&quot;;[.B202]*[.C20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3]*[.C203]=0;&quot;&quot;;[.B203]*[.C20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4]*[.C204]=0;&quot;&quot;;[.B204]*[.C20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5]*[.C205]=0;&quot;&quot;;[.B205]*[.C20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6]*[.C206]=0;&quot;&quot;;[.B206]*[.C20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7]*[.C207]=0;&quot;&quot;;[.B207]*[.C20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8]*[.C208]=0;&quot;&quot;;[.B208]*[.C20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9]*[.C209]=0;&quot;&quot;;[.B209]*[.C20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0]*[.C210]=0;&quot;&quot;;[.B210]*[.C21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1]*[.C211]=0;&quot;&quot;;[.B211]*[.C21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2]*[.C212]=0;&quot;&quot;;[.B212]*[.C21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3]*[.C213]=0;&quot;&quot;;[.B213]*[.C21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4]*[.C214]=0;&quot;&quot;;[.B214]*[.C21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5]*[.C215]=0;&quot;&quot;;[.B215]*[.C21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6]*[.C216]=0;&quot;&quot;;[.B216]*[.C21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7]*[.C217]=0;&quot;&quot;;[.B217]*[.C21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8]*[.C218]=0;&quot;&quot;;[.B218]*[.C21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9]*[.C219]=0;&quot;&quot;;[.B219]*[.C21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0]*[.C220]=0;&quot;&quot;;[.B220]*[.C22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1]*[.C221]=0;&quot;&quot;;[.B221]*[.C22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2]*[.C222]=0;&quot;&quot;;[.B222]*[.C22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3]*[.C223]=0;&quot;&quot;;[.B223]*[.C22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4]*[.C224]=0;&quot;&quot;;[.B224]*[.C22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5]*[.C225]=0;&quot;&quot;;[.B225]*[.C22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6]*[.C226]=0;&quot;&quot;;[.B226]*[.C22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7]*[.C227]=0;&quot;&quot;;[.B227]*[.C22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8]*[.C228]=0;&quot;&quot;;[.B228]*[.C22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9]*[.C229]=0;&quot;&quot;;[.B229]*[.C22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0]*[.C230]=0;&quot;&quot;;[.B230]*[.C23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1]*[.C231]=0;&quot;&quot;;[.B231]*[.C23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2]*[.C232]=0;&quot;&quot;;[.B232]*[.C23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3]*[.C233]=0;&quot;&quot;;[.B233]*[.C23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4]*[.C234]=0;&quot;&quot;;[.B234]*[.C23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5]*[.C235]=0;&quot;&quot;;[.B235]*[.C23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6]*[.C236]=0;&quot;&quot;;[.B236]*[.C23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7]*[.C237]=0;&quot;&quot;;[.B237]*[.C23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8]*[.C238]=0;&quot;&quot;;[.B238]*[.C23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9]*[.C239]=0;&quot;&quot;;[.B239]*[.C23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0]*[.C240]=0;&quot;&quot;;[.B240]*[.C24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1]*[.C241]=0;&quot;&quot;;[.B241]*[.C24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2]*[.C242]=0;&quot;&quot;;[.B242]*[.C24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3]*[.C243]=0;&quot;&quot;;[.B243]*[.C24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4]*[.C244]=0;&quot;&quot;;[.B244]*[.C24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5]*[.C245]=0;&quot;&quot;;[.B245]*[.C24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6]*[.C246]=0;&quot;&quot;;[.B246]*[.C24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7]*[.C247]=0;&quot;&quot;;[.B247]*[.C24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8]*[.C248]=0;&quot;&quot;;[.B248]*[.C24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9]*[.C249]=0;&quot;&quot;;[.B249]*[.C24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0]*[.C250]=0;&quot;&quot;;[.B250]*[.C25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1]*[.C251]=0;&quot;&quot;;[.B251]*[.C25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2]*[.C252]=0;&quot;&quot;;[.B252]*[.C25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3]*[.C253]=0;&quot;&quot;;[.B253]*[.C25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4]*[.C254]=0;&quot;&quot;;[.B254]*[.C25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5]*[.C255]=0;&quot;&quot;;[.B255]*[.C25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6]*[.C256]=0;&quot;&quot;;[.B256]*[.C25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7]*[.C257]=0;&quot;&quot;;[.B257]*[.C25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8]*[.C258]=0;&quot;&quot;;[.B258]*[.C25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9]*[.C259]=0;&quot;&quot;;[.B259]*[.C25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0]*[.C260]=0;&quot;&quot;;[.B260]*[.C26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1]*[.C261]=0;&quot;&quot;;[.B261]*[.C26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2]*[.C262]=0;&quot;&quot;;[.B262]*[.C26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3]*[.C263]=0;&quot;&quot;;[.B263]*[.C26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4]*[.C264]=0;&quot;&quot;;[.B264]*[.C26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5]*[.C265]=0;&quot;&quot;;[.B265]*[.C26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6]*[.C266]=0;&quot;&quot;;[.B266]*[.C26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7]*[.C267]=0;&quot;&quot;;[.B267]*[.C267])">
            <text:p/>
          </table:table-cell>
          <table:table-cell table:number-columns-repeated="1020"/>
        </table:table-row>
        <table:table-row table:style-name="ro7" table:number-rows-repeated="104830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manufacturerPartNoResults" table:base-cell-address="$'budget précis'.$E$77" table:cell-range-address="$'budget précis'.$E$88"/>
        <table:named-range table:name="pin_MOSI" table:base-cell-address="$Refs.$A$4" table:cell-range-address="$Refs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CC" style:family="table-cell" style:parent-style-name="Default">
      <style:text-properties fo:color="#ff3333"/>
    </style:style>
    <style:style style:name="GND" style:family="table-cell" style:parent-style-name="Default">
      <style:table-cell-properties fo:background-color="transparent"/>
      <style:text-properties fo:color="#3333ff"/>
    </style:style>
    <style:style style:name="PAIR" style:family="table-cell" style:parent-style-name="Default">
      <style:table-cell-properties fo:background-color="#ffffcc"/>
    </style:style>
    <style:style style:name="IMPAIR" style:family="table-cell" style:parent-style-name="Default">
      <style:table-cell-properties fo:background-color="#cfe7f5"/>
    </style:style>
    <style:style style:name="Input" style:family="table-cell" style:parent-style-name="Default">
      <style:text-properties fo:color="#ff950e" fo:font-weight="bold"/>
    </style:style>
    <style:style style:name="Output" style:family="table-cell" style:parent-style-name="Default">
      <style:text-properties fo:color="#579d1c" fo:font-weight="bold"/>
    </style:style>
    <style:style style:name="USED_5f_FNCT" style:display-name="USED_FNCT" style:family="table-cell" style:parent-style-name="Default">
      <style:text-properties fo:color="#ff66cc" style:text-outline="false"/>
    </style:style>
    <style:style style:name="MapI" style:family="table-cell" style:parent-style-name="Input">
      <style:text-properties fo:font-style="italic"/>
    </style:style>
    <style:style style:name="MapO" style:family="table-cell" style:parent-style-name="Output"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8">00/00/0000</text:date>, <text:time style:data-style-name="N2" text:time-value="18:57:40.48781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5:07:13.680553227</meta:creation-date>
    <meta:editing-duration>P5DT7H54M18S</meta:editing-duration>
    <meta:editing-cycles>124</meta:editing-cycles>
    <meta:generator>LibreOffice/4.2.6.3$MacOSX_x86 LibreOffice_project/3fd416d4c6db7d3204c17ce57a1d70f6e531ee21</meta:generator>
    <dc:date>2014-12-28T17:55:36.355109000</dc:date>
    <meta:document-statistic meta:table-count="10" meta:cell-count="2263" meta:object-count="0"/>
  </office:meta>
</office:document-meta>
</file>